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BEL Unicode" svg:font-family="'BABEL Unicode'"/>
    <style:font-face style:name="Georgia" svg:font-family="Georgia"/>
    <style:font-face style:name="LM Roman 10" svg:font-family="'LM Roman 10'"/>
    <style:font-face style:name="LM Roman 12" svg:font-family="'LM Roman 12'"/>
    <style:font-face style:name="LM Roman 17" svg:font-family="'LM Roman 17'"/>
    <style:font-face style:name="LM Roman 8" svg:font-family="'LM Roman 8'"/>
    <style:font-face style:name="LM Roman Caps 10" svg:font-family="'LM Roman Caps 10'"/>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3" style:family="paragraph" style:parent-style-name="Text_20_body">
      <style:paragraph-properties fo:margin-left="0in" fo:margin-right="0in" fo:margin-top="0in" fo:margin-bottom="0in" loext:contextual-spacing="false" style:line-height-at-least="0.2008in"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style:style>
    <style:style style:name="P5" style:family="paragraph" style:parent-style-name="Text_20_body">
      <style:paragraph-properties fo:margin-left="0in" fo:margin-right="0in" fo:margin-top="0.0071in" fo:margin-bottom="0in" loext:contextual-spacing="false" fo:orphans="2" fo:widows="2" fo:text-indent="0in" style:auto-text-indent="false"/>
      <style:text-properties fo:font-variant="normal" fo:text-transform="none" fo:color="#000000" fo:letter-spacing="normal"/>
    </style:style>
    <style:style style:name="P6" style:family="paragraph" style:parent-style-name="Text_20_body">
      <style:paragraph-properties fo:margin-left="0in" fo:margin-right="0in" fo:margin-top="0.0083in" fo:margin-bottom="0in" loext:contextual-spacing="false" fo:orphans="2" fo:widows="2" fo:text-indent="0in" style:auto-text-indent="false"/>
      <style:text-properties fo:font-variant="normal" fo:text-transform="none" fo:color="#000000" fo:letter-spacing="normal"/>
    </style:style>
    <style:style style:name="P7" style:family="paragraph" style:parent-style-name="Text_20_body">
      <style:paragraph-properties fo:margin-left="0in" fo:margin-right="0in" fo:margin-top="0.0035in" fo:margin-bottom="0in" loext:contextual-spacing="false" fo:orphans="2" fo:widows="2" fo:text-indent="0in" style:auto-text-indent="false"/>
      <style:text-properties fo:font-variant="normal" fo:text-transform="none" fo:color="#000000" fo:letter-spacing="normal"/>
    </style:style>
    <style:style style:name="P8" style:family="paragraph" style:parent-style-name="Text_20_body">
      <style:paragraph-properties fo:margin-left="0in" fo:margin-right="0in" fo:margin-top="0.0043in" fo:margin-bottom="0in" loext:contextual-spacing="false" fo:orphans="2" fo:widows="2" fo:text-indent="0in" style:auto-text-indent="false"/>
      <style:text-properties fo:font-variant="normal" fo:text-transform="none" fo:color="#000000" fo:letter-spacing="normal"/>
    </style:style>
    <style:style style:name="P9" style:family="paragraph" style:parent-style-name="Text_20_body">
      <style:paragraph-properties fo:margin-left="0in" fo:margin-right="0in" fo:margin-top="0.0047in" fo:margin-bottom="0in" loext:contextual-spacing="false" fo:orphans="2" fo:widows="2" fo:text-indent="0in" style:auto-text-indent="false"/>
      <style:text-properties fo:font-variant="normal" fo:text-transform="none" fo:color="#000000" fo:letter-spacing="normal"/>
    </style:style>
    <style:style style:name="P10" style:family="paragraph" style:parent-style-name="Text_20_body">
      <style:paragraph-properties fo:margin-left="0in" fo:margin-right="0in" fo:margin-top="0.0047in" fo:margin-bottom="0in" loext:contextual-spacing="false" fo:orphans="2" fo:widows="2" fo:text-indent="0in" style:auto-text-indent="false"/>
    </style:style>
    <style:style style:name="P11" style:family="paragraph" style:parent-style-name="Text_20_body">
      <style:paragraph-properties fo:margin-left="0in" fo:margin-right="0in" fo:margin-top="0.0091in" fo:margin-bottom="0in" loext:contextual-spacing="false" fo:orphans="2" fo:widows="2" fo:text-indent="0in" style:auto-text-indent="false"/>
      <style:text-properties fo:font-variant="normal" fo:text-transform="none" fo:color="#000000" fo:letter-spacing="normal"/>
    </style:style>
    <style:style style:name="P12" style:family="paragraph" style:parent-style-name="Text_20_body">
      <style:paragraph-properties fo:margin-left="0in" fo:margin-right="0in" fo:margin-top="0.002in" fo:margin-bottom="0in" loext:contextual-spacing="false" fo:orphans="2" fo:widows="2" fo:text-indent="0in" style:auto-text-indent="false"/>
      <style:text-properties fo:font-variant="normal" fo:text-transform="none" fo:color="#000000" fo:letter-spacing="normal"/>
    </style:style>
    <style:style style:name="P13" style:family="paragraph" style:parent-style-name="Text_20_body">
      <style:paragraph-properties fo:margin-left="0in" fo:margin-right="0in" fo:margin-top="0.0063in" fo:margin-bottom="0in" loext:contextual-spacing="false" fo:orphans="2" fo:widows="2" fo:text-indent="0in" style:auto-text-indent="false"/>
      <style:text-properties fo:font-variant="normal" fo:text-transform="none" fo:color="#000000" fo:letter-spacing="normal"/>
    </style:style>
    <style:style style:name="P14" style:family="paragraph" style:parent-style-name="Text_20_body">
      <style:paragraph-properties fo:margin-left="0in" fo:margin-right="0in" fo:margin-top="0.0075in" fo:margin-bottom="0in" loext:contextual-spacing="false" fo:orphans="2" fo:widows="2" fo:text-indent="0in" style:auto-text-indent="false"/>
      <style:text-properties fo:font-variant="normal" fo:text-transform="none" fo:color="#000000" fo:letter-spacing="normal"/>
    </style:style>
    <style:style style:name="P15" style:family="paragraph" style:parent-style-name="Text_20_body">
      <style:paragraph-properties fo:margin-left="0in" fo:margin-right="0in" fo:margin-top="0.0744in" fo:margin-bottom="0in" loext:contextual-spacing="false" style:line-height-at-least="0.1992in" fo:orphans="2" fo:widows="2" fo:text-indent="0in" style:auto-text-indent="false" style:writing-mode="lr-tb"/>
      <style:text-properties fo:font-variant="normal" fo:text-transform="none" fo:color="#000000" fo:letter-spacing="normal"/>
    </style:style>
    <style:style style:name="P16" style:family="paragraph" style:parent-style-name="Text_20_body">
      <style:paragraph-properties fo:margin-left="0in" fo:margin-right="0in" fo:margin-top="0.0016in" fo:margin-bottom="0in" loext:contextual-spacing="false" fo:orphans="2" fo:widows="2" fo:text-indent="0in" style:auto-text-indent="false"/>
      <style:text-properties fo:font-variant="normal" fo:text-transform="none" fo:color="#000000" fo:letter-spacing="normal"/>
    </style:style>
    <style:style style:name="P17" style:family="paragraph" style:parent-style-name="Text_20_body">
      <style:paragraph-properties fo:margin-left="0in" fo:margin-right="0in" fo:margin-top="0.0016in" fo:margin-bottom="0in" loext:contextual-spacing="false" fo:orphans="2" fo:widows="2" fo:text-indent="0in" style:auto-text-indent="false"/>
    </style:style>
    <style:style style:name="P18" style:family="paragraph" style:parent-style-name="Text_20_body">
      <style:paragraph-properties fo:margin-left="0in" fo:margin-right="0in" fo:margin-top="0.0028in" fo:margin-bottom="0in" loext:contextual-spacing="false" fo:orphans="2" fo:widows="2" fo:text-indent="0in" style:auto-text-indent="false"/>
      <style:text-properties fo:font-variant="normal" fo:text-transform="none" fo:color="#000000" fo:letter-spacing="normal"/>
    </style:style>
    <style:style style:name="P19" style:family="paragraph" style:parent-style-name="Text_20_body">
      <style:paragraph-properties fo:margin-left="0in" fo:margin-right="0in" fo:margin-top="0.1984in" fo:margin-bottom="0in" loext:contextual-spacing="false" style:line-height-at-least="0.2165in" fo:orphans="2" fo:widows="2" fo:text-indent="0in" style:auto-text-indent="false" style:writing-mode="rl-tb"/>
      <style:text-properties fo:font-variant="normal" fo:text-transform="none" fo:color="#000000" fo:letter-spacing="normal" style:font-name-complex="Times New Roman1" style:font-size-complex="14pt" style:font-style-complex="normal" style:font-weight-complex="normal"/>
    </style:style>
    <style:style style:name="P20" style:family="paragraph" style:parent-style-name="Text_20_body">
      <style:paragraph-properties fo:margin-left="0in" fo:margin-right="0in" fo:margin-top="0.0752in" fo:margin-bottom="0in" loext:contextual-spacing="false" fo:orphans="2" fo:widows="2" fo:text-indent="0in" style:auto-text-indent="false" style:writing-mode="lr-tb"/>
      <style:text-properties fo:font-variant="normal" fo:text-transform="none" fo:color="#000000" fo:letter-spacing="normal"/>
    </style:style>
    <style:style style:name="P21" style:family="paragraph" style:parent-style-name="Text_20_body">
      <style:paragraph-properties fo:margin-left="0in" fo:margin-right="0in" fo:margin-top="0.0752in" fo:margin-bottom="0in" loext:contextual-spacing="false" style:line-height-at-least="0.2193in" fo:orphans="2" fo:widows="2" fo:text-indent="0in" style:auto-text-indent="false" style:writing-mode="lr-tb"/>
      <style:text-properties fo:font-variant="normal" fo:text-transform="none" fo:color="#000000" fo:letter-spacing="normal"/>
    </style:style>
    <style:style style:name="P22" style:family="paragraph" style:parent-style-name="Text_20_body">
      <style:paragraph-properties fo:margin-left="0in" fo:margin-right="0in" fo:margin-top="0.0689in" fo:margin-bottom="0in" loext:contextual-spacing="false"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3" style:family="paragraph" style:parent-style-name="Text_20_body">
      <style:paragraph-properties fo:margin-left="0in" fo:margin-right="0in" fo:margin-top="0.0055in" fo:margin-bottom="0in" loext:contextual-spacing="false" fo:orphans="2" fo:widows="2" fo:text-indent="0in" style:auto-text-indent="false"/>
      <style:text-properties fo:font-variant="normal" fo:text-transform="none" fo:color="#000000" fo:letter-spacing="normal"/>
    </style:style>
    <style:style style:name="P24" style:family="paragraph" style:parent-style-name="Text_20_body">
      <style:paragraph-properties fo:margin-left="0.411in" fo:margin-right="0.6193in" fo:margin-top="0.0717in" fo:margin-bottom="0in" loext:contextual-spacing="false" fo:text-align="center" style:justify-single-word="false" fo:orphans="2" fo:widows="2" fo:text-indent="0in" style:auto-text-indent="false"/>
      <style:text-properties fo:font-variant="normal" fo:text-transform="none" fo:color="#000000" style:font-name="LM Roman 17" fo:font-size="20.5pt" fo:letter-spacing="normal" fo:font-style="normal" fo:font-weight="normal"/>
    </style:style>
    <style:style style:name="P25" style:family="paragraph" style:parent-style-name="Text_20_body">
      <style:paragraph-properties fo:margin-left="0.411in" fo:margin-right="0.6193in" fo:margin-top="0in" fo:margin-bottom="0in" loext:contextual-spacing="false" style:line-height-at-least="0.2055in" fo:text-align="center" style:justify-single-word="false" fo:orphans="2" fo:widows="2" fo:text-indent="0in" style:auto-text-indent="false"/>
      <style:text-properties fo:font-variant="normal" fo:text-transform="none" fo:color="#000000" style:font-name="LM Roman 12" fo:font-size="14pt" fo:letter-spacing="normal" fo:font-style="normal" fo:font-weight="normal"/>
    </style:style>
    <style:style style:name="P26" style:family="paragraph" style:parent-style-name="Text_20_body">
      <style:paragraph-properties fo:margin-left="0.411in" fo:margin-right="0.6193in" fo:margin-top="0in" fo:margin-bottom="0in" loext:contextual-spacing="false" fo:text-align="center" style:justify-single-word="false" fo:orphans="2" fo:widows="2" fo:text-indent="0in" style:auto-text-indent="false"/>
      <style:text-properties fo:font-variant="normal" fo:text-transform="none" fo:color="#000000" style:font-name="LM Roman 10" fo:font-size="11pt" fo:letter-spacing="normal" fo:font-style="normal" fo:font-weight="bold"/>
    </style:style>
    <style:style style:name="P27" style:family="paragraph" style:parent-style-name="Text_20_body">
      <style:paragraph-properties fo:margin-left="2.3866in" fo:margin-right="2.5965in" fo:margin-top="0.2173in" fo:margin-bottom="0in" loext:contextual-spacing="false" style:line-height-at-least="0.222in" fo:text-align="center" style:justify-single-word="false" fo:orphans="2" fo:widows="2" fo:text-indent="-0.0008in" style:auto-text-indent="false" fo:padding="0in" fo:border="none"/>
      <style:text-properties fo:font-variant="normal" fo:text-transform="none" fo:color="#000000" style:font-name="Times New Roman1" fo:font-size="14pt" fo:letter-spacing="normal" fo:font-style="normal" fo:font-weight="normal"/>
    </style:style>
    <style:style style:name="P28" style:family="paragraph" style:parent-style-name="Text_20_body">
      <style:paragraph-properties fo:margin-left="0.411in" fo:margin-right="0.6201in" fo:margin-top="0.1465in" fo:margin-bottom="0in" loext:contextual-spacing="false" style:line-height-at-least="0.222in" fo:text-align="center" style:justify-single-word="false" fo:orphans="2" fo:widows="2" fo:text-indent="0in" style:auto-text-indent="false"/>
      <style:text-properties fo:font-variant="normal" fo:text-transform="none" fo:color="#000000" style:font-name="LM Roman 12" fo:font-size="14pt" fo:letter-spacing="normal" fo:font-style="normal" fo:font-weight="normal"/>
    </style:style>
    <style:style style:name="P29" style:family="paragraph" style:parent-style-name="Text_20_body">
      <style:paragraph-properties fo:margin-left="0.7445in" fo:margin-right="0.9528in" fo:margin-top="0.0972in" fo:margin-bottom="0in" loext:contextual-spacing="false" style:line-height-at-least="0.1665in" fo:text-align="justify" style:justify-single-word="false" fo:orphans="2" fo:widows="2" fo:text-indent="0.2272in" style:auto-text-indent="false"/>
      <style:text-properties fo:font-variant="normal" fo:text-transform="none" fo:color="#000000" style:font-name="Times New Roman1" fo:font-size="11pt" fo:letter-spacing="normal" fo:font-style="normal" fo:font-weight="normal"/>
    </style:style>
    <style:style style:name="P30" style:family="paragraph" style:parent-style-name="Text_20_body">
      <style:paragraph-properties fo:margin-left="0.0807in" fo:margin-right="0in" fo:margin-top="0.1063in" fo:margin-bottom="0in" loext:contextual-spacing="false" fo:orphans="2" fo:widows="2" fo:text-indent="0in" style:auto-text-indent="false"/>
      <style:text-properties fo:font-variant="normal" fo:text-transform="none" fo:color="#000000" style:font-name="LM Roman 12" fo:font-size="17pt" fo:letter-spacing="normal" fo:font-style="normal" fo:font-weight="bold"/>
    </style:style>
    <style:style style:name="P31" style:family="paragraph" style:parent-style-name="Text_20_body">
      <style:paragraph-properties fo:margin-left="0.0807in" fo:margin-right="0in" fo:margin-top="0.1173in" fo:margin-bottom="0in" loext:contextual-spacing="false"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32" style:family="paragraph" style:parent-style-name="Text_20_body">
      <style:paragraph-properties fo:margin-left="0.0807in" fo:margin-right="0in" fo:margin-top="0.1071in" fo:margin-bottom="0in" loext:contextual-spacing="false" fo:orphans="2" fo:widows="2" fo:text-indent="0in" style:auto-text-indent="false"/>
      <style:text-properties fo:font-variant="normal" fo:text-transform="none" fo:color="#000000" style:font-name="LM Roman 12" fo:font-size="17pt" fo:letter-spacing="normal" fo:font-style="normal" fo:font-weight="bold"/>
    </style:style>
    <style:style style:name="P33" style:family="paragraph" style:parent-style-name="Text_20_body">
      <style:paragraph-properties fo:margin-left="0.0807in" fo:margin-right="0in" fo:margin-top="0.0752in" fo:margin-bottom="0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34" style:family="paragraph" style:parent-style-name="Text_20_body">
      <style:paragraph-properties fo:margin-left="0.0807in" fo:margin-right="0in" fo:margin-top="0.0709in" fo:margin-bottom="0in" loext:contextual-spacing="false"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35" style:family="paragraph" style:parent-style-name="Text_20_body">
      <style:paragraph-properties fo:margin-left="0.3291in" fo:margin-right="0in" fo:margin-top="0.1091in" fo:margin-bottom="0in" loext:contextual-spacing="false" fo:orphans="2" fo:widows="2" fo:text-indent="-0.2492in" style:auto-text-indent="false"/>
    </style:style>
    <style:style style:name="P36" style:family="paragraph" style:parent-style-name="Text_20_body">
      <style:paragraph-properties fo:margin-left="0.3291in" fo:margin-right="0in" fo:margin-top="0.1291in" fo:margin-bottom="0in" loext:contextual-spacing="false" fo:orphans="2" fo:widows="2" fo:text-indent="-0.2492in" style:auto-text-indent="false"/>
    </style:style>
    <style:style style:name="P37" style:family="paragraph" style:parent-style-name="Text_20_body">
      <style:paragraph-properties fo:margin-left="0.3291in" fo:margin-right="0in" fo:margin-top="0.1283in" fo:margin-bottom="0in" loext:contextual-spacing="false" fo:orphans="2" fo:widows="2" fo:text-indent="-0.2492in" style:auto-text-indent="false"/>
    </style:style>
    <style:style style:name="P38" style:family="paragraph" style:parent-style-name="Text_20_body">
      <style:paragraph-properties fo:margin-left="0.122in" fo:margin-right="0in" fo:margin-top="0in" fo:margin-bottom="0in" loext:contextual-spacing="false" fo:orphans="2" fo:widows="2" fo:text-indent="0in" style:auto-text-indent="false"/>
      <style:text-properties fo:font-variant="normal" fo:text-transform="none" fo:color="#000000" style:font-name="LM Roman 10" fo:font-size="10pt" fo:letter-spacing="normal" fo:font-style="italic" fo:font-weight="normal"/>
    </style:style>
    <style:style style:name="P39" style:family="paragraph" style:parent-style-name="Text_20_body">
      <style:paragraph-properties fo:margin-left="0.4535in" fo:margin-right="0in" fo:margin-top="0.1055in" fo:margin-bottom="0in" loext:contextual-spacing="false" fo:orphans="2" fo:widows="2" fo:text-indent="-0.3736in" style:auto-text-indent="false"/>
      <style:text-properties fo:font-variant="normal" fo:text-transform="none" fo:color="#000000" style:font-name="Times New Roman1" fo:font-size="14pt" fo:letter-spacing="normal" fo:font-style="normal" fo:font-weight="normal"/>
    </style:style>
    <style:style style:name="P40" style:family="paragraph" style:parent-style-name="Text_20_body">
      <style:paragraph-properties fo:margin-left="0.4535in" fo:margin-right="0in" fo:margin-top="0in" fo:margin-bottom="0in" loext:contextual-spacing="false" fo:orphans="2" fo:widows="2" fo:text-indent="-0.3736in" style:auto-text-indent="false"/>
      <style:text-properties fo:font-variant="normal" fo:text-transform="none" fo:color="#000000" style:font-name="Times New Roman1" fo:font-size="14pt" fo:letter-spacing="normal" fo:font-style="normal" fo:font-weight="normal"/>
    </style:style>
    <style:style style:name="P41" style:family="paragraph" style:parent-style-name="Text_20_body">
      <style:paragraph-properties fo:margin-left="0.4535in" fo:margin-right="0in" fo:margin-top="0.0008in" fo:margin-bottom="0in" loext:contextual-spacing="false" fo:text-align="justify" style:justify-single-word="false" fo:orphans="2" fo:widows="2" fo:text-indent="-0.3736in" style:auto-text-indent="false"/>
      <style:text-properties fo:font-variant="normal" fo:text-transform="none" fo:color="#000000" style:font-name="Times New Roman1" fo:font-size="14pt" fo:letter-spacing="normal" fo:font-style="normal" fo:font-weight="normal"/>
    </style:style>
    <style:style style:name="P42" style:family="paragraph" style:parent-style-name="Text_20_body">
      <style:paragraph-properties fo:margin-left="0.0807in" fo:margin-right="0.7866in" fo:margin-top="0.1354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43" style:family="paragraph" style:parent-style-name="Text_20_body">
      <style:paragraph-properties fo:margin-left="0.0807in" fo:margin-right="0.7866in" fo:margin-top="0in" fo:margin-bottom="0in" loext:contextual-spacing="false" style:line-height-at-least="0.1807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44" style:family="paragraph" style:parent-style-name="Text_20_body">
      <style:paragraph-properties fo:margin-left="0.0807in" fo:margin-right="0.7866in" fo:margin-top="0.0091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45" style:family="paragraph" style:parent-style-name="Text_20_body">
      <style:paragraph-properties fo:margin-left="0.0807in" fo:margin-right="0.7866in" fo:margin-top="0.0953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46" style:family="paragraph" style:parent-style-name="Text_20_body">
      <style:paragraph-properties fo:margin-left="0.0807in" fo:margin-right="0.7866in" fo:margin-top="0.1374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47" style:family="paragraph" style:parent-style-name="Text_20_body">
      <style:paragraph-properties fo:margin-left="0.0807in" fo:margin-right="0.7866in" fo:margin-top="0.1409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48" style:family="paragraph" style:parent-style-name="Text_20_body">
      <style:paragraph-properties fo:margin-left="0.3291in" fo:margin-right="0in" fo:margin-top="0in" fo:margin-bottom="0in" loext:contextual-spacing="false" style:line-height-at-least="0.1811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49" style:family="paragraph" style:parent-style-name="Text_20_body">
      <style:paragraph-properties fo:margin-left="0.0807in" fo:margin-right="0.7874in" fo:margin-top="0.011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50" style:family="paragraph" style:parent-style-name="Text_20_body">
      <style:paragraph-properties fo:margin-left="0.0807in" fo:margin-right="0.7874in" fo:margin-top="0.0972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51" style:family="paragraph" style:parent-style-name="Text_20_body">
      <style:paragraph-properties fo:margin-left="0.0807in" fo:margin-right="0.7874in" fo:margin-top="0.0953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52" style:family="paragraph" style:parent-style-name="Text_20_body">
      <style:paragraph-properties fo:margin-left="0.0807in" fo:margin-right="0.7874in" fo:margin-top="0.1354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53" style:family="paragraph" style:parent-style-name="Text_20_body">
      <style:paragraph-properties fo:margin-left="0.4543in" fo:margin-right="0.7874in" fo:margin-top="0in" fo:margin-bottom="0in" loext:contextual-spacing="false" style:line-height-at-least="0.278in" fo:orphans="2" fo:widows="2" fo:text-indent="-0.3744in" style:auto-text-indent="false"/>
      <style:text-properties fo:font-variant="normal" fo:text-transform="none" fo:color="#000000" style:font-name="Times New Roman1" fo:font-size="17pt" fo:letter-spacing="normal" fo:font-style="normal" fo:font-weight="normal"/>
    </style:style>
    <style:style style:name="P54" style:family="paragraph" style:parent-style-name="Text_20_body">
      <style:paragraph-properties fo:margin-left="0.4953in" fo:margin-right="1.1654in" fo:margin-top="0.1311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55" style:family="paragraph" style:parent-style-name="Text_20_body">
      <style:paragraph-properties fo:margin-left="0.0807in" fo:margin-right="0.7874in" fo:margin-top="0.1339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56" style:family="paragraph" style:parent-style-name="Text_20_body">
      <style:paragraph-properties fo:margin-left="0.0807in" fo:margin-right="0.7874in" fo:margin-top="0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57" style:family="paragraph" style:parent-style-name="Text_20_body">
      <style:paragraph-properties fo:margin-left="0.0807in" fo:margin-right="0.7874in" fo:margin-top="0.1252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58" style:family="paragraph" style:parent-style-name="Text_20_body">
      <style:paragraph-properties fo:margin-left="0.0807in" fo:margin-right="0.7874in" fo:margin-top="0.122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59" style:family="paragraph" style:parent-style-name="Text_20_body">
      <style:paragraph-properties fo:margin-left="0.2445in" fo:margin-right="0in" fo:margin-top="0in" fo:margin-bottom="0in" loext:contextual-spacing="false" fo:text-align="justify" style:justify-single-word="false" fo:orphans="2" fo:widows="2" fo:text-indent="0in" style:auto-text-indent="false"/>
      <style:text-properties fo:font-variant="normal" fo:text-transform="none" fo:color="#000000" style:font-name="LM Roman 10" fo:font-size="10pt" fo:letter-spacing="normal" fo:font-style="normal" fo:font-weight="normal"/>
    </style:style>
    <style:style style:name="P60" style:family="paragraph" style:parent-style-name="Text_20_body">
      <style:paragraph-properties fo:margin-left="0.6165in" fo:margin-right="0in" fo:margin-top="0.1736in" fo:margin-bottom="0in" loext:contextual-spacing="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61" style:family="paragraph" style:parent-style-name="Text_20_body">
      <style:paragraph-properties fo:margin-left="0.6165in" fo:margin-right="0in" fo:margin-top="0.1098in" fo:margin-bottom="0in" loext:contextual-spacing="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62" style:family="paragraph" style:parent-style-name="Text_20_body">
      <style:paragraph-properties fo:margin-left="0.6165in" fo:margin-right="0in" fo:margin-top="0.0945in" fo:margin-bottom="0in" loext:contextual-spacing="false" fo:text-align="justify" style:justify-single-word="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63" style:family="paragraph" style:parent-style-name="Text_20_body">
      <style:paragraph-properties fo:margin-left="0.6165in" fo:margin-right="0in" fo:margin-top="0.0945in" fo:margin-bottom="0in" loext:contextual-spacing="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64" style:family="paragraph" style:parent-style-name="Text_20_body">
      <style:paragraph-properties fo:margin-left="0.6165in" fo:margin-right="0in" fo:margin-top="0.1083in" fo:margin-bottom="0in" loext:contextual-spacing="false" fo:text-align="justify" style:justify-single-word="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65" style:family="paragraph" style:parent-style-name="Text_20_body">
      <style:paragraph-properties fo:margin-left="0.6165in" fo:margin-right="0in" fo:margin-top="0.1016in" fo:margin-bottom="0in" loext:contextual-spacing="false" fo:text-align="justify" style:justify-single-word="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66" style:family="paragraph" style:parent-style-name="Text_20_body">
      <style:paragraph-properties fo:margin-left="0.6165in" fo:margin-right="0in" fo:margin-top="0.1043in" fo:margin-bottom="0in" loext:contextual-spacing="false" fo:text-align="justify" style:justify-single-word="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67" style:family="paragraph" style:parent-style-name="Text_20_body">
      <style:paragraph-properties fo:margin-left="0.6165in" fo:margin-right="0in" fo:margin-top="0.1134in" fo:margin-bottom="0in" loext:contextual-spacing="false" fo:text-align="justify" style:justify-single-word="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68" style:family="paragraph" style:parent-style-name="Text_20_body">
      <style:paragraph-properties fo:margin-left="0in" fo:margin-right="0.0189in" fo:margin-top="0.0102in" fo:margin-bottom="0in" loext:contextual-spacing="false" style:line-height-at-least="0.1866in" fo:orphans="2" fo:widows="2" fo:text-indent="0in" style:auto-text-indent="false" style:writing-mode="lr-tb"/>
      <style:text-properties fo:font-variant="normal" fo:text-transform="none" fo:color="#000000" fo:letter-spacing="normal"/>
    </style:style>
    <style:style style:name="P69" style:family="paragraph" style:parent-style-name="Text_20_body">
      <style:paragraph-properties fo:margin-left="0.0728in" fo:margin-right="0in" fo:margin-top="0.0102in" fo:margin-bottom="0in" loext:contextual-spacing="false" style:line-height-at-least="0.1866in" fo:text-align="start" style:justify-single-word="false" fo:orphans="2" fo:widows="2" fo:text-indent="0in" style:auto-text-indent="false" style:writing-mode="rl-tb"/>
      <style:text-properties fo:font-variant="normal" fo:text-transform="none" fo:color="#000000" fo:letter-spacing="normal"/>
    </style:style>
    <style:style style:name="P70" style:family="paragraph" style:parent-style-name="Text_20_body">
      <style:paragraph-properties fo:margin-left="0.1154in" fo:margin-right="0in" fo:margin-top="0.0102in" fo:margin-bottom="0in" loext:contextual-spacing="false" style:line-height-at-least="0.1866in" fo:text-align="start" style:justify-single-word="false" fo:orphans="2" fo:widows="2" fo:text-indent="0in" style:auto-text-indent="false" style:writing-mode="rl-tb"/>
      <style:text-properties fo:font-variant="normal" fo:text-transform="none" fo:color="#000000" fo:letter-spacing="normal"/>
    </style:style>
    <style:style style:name="P71" style:family="paragraph" style:parent-style-name="Text_20_body">
      <style:paragraph-properties fo:margin-left="0.1154in" fo:margin-right="0in" fo:margin-top="0.0752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72" style:family="paragraph" style:parent-style-name="Text_20_body">
      <style:paragraph-properties fo:margin-left="0.1083in" fo:margin-right="0in" fo:margin-top="0.0102in" fo:margin-bottom="0in" loext:contextual-spacing="false" style:line-height-at-least="0.1866in" fo:text-align="start" style:justify-single-word="false" fo:orphans="2" fo:widows="2" fo:text-indent="0in" style:auto-text-indent="false" style:writing-mode="lr-tb"/>
      <style:text-properties fo:font-variant="normal" fo:text-transform="none" fo:color="#000000" fo:letter-spacing="normal"/>
    </style:style>
    <style:style style:name="P73" style:family="paragraph" style:parent-style-name="Text_20_body">
      <style:paragraph-properties fo:margin-left="0.1083in" fo:margin-right="0in" fo:margin-top="0.1984in" fo:margin-bottom="0in" loext:contextual-spacing="false" style:line-height-at-least="0.2165in" fo:text-align="start" style:justify-single-word="false" fo:orphans="2" fo:widows="2" fo:text-indent="0in" style:auto-text-indent="false" style:writing-mode="lr-tb"/>
      <style:text-properties fo:font-variant="normal" fo:text-transform="none" fo:color="#000000" fo:letter-spacing="normal"/>
    </style:style>
    <style:style style:name="P74" style:family="paragraph" style:parent-style-name="Text_20_body">
      <style:paragraph-properties fo:margin-left="0.1083in" fo:margin-right="0in" fo:margin-top="0.0752in" fo:margin-bottom="0in" loext:contextual-spacing="false" fo:orphans="2" fo:widows="2" fo:text-indent="0in" style:auto-text-indent="false" style:writing-mode="rl-tb"/>
      <style:text-properties fo:font-variant="normal" fo:text-transform="none" fo:color="#000000" fo:letter-spacing="normal"/>
    </style:style>
    <style:style style:name="P75" style:family="paragraph" style:parent-style-name="Text_20_body">
      <style:paragraph-properties fo:margin-left="0.6165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76" style:family="paragraph" style:parent-style-name="Text_20_body">
      <style:paragraph-properties fo:margin-left="0.6165in" fo:margin-right="0in" fo:margin-top="0in" fo:margin-bottom="0in" loext:contextual-spacing="false" style:line-height-at-least="0.2in" fo:orphans="2" fo:widows="2" fo:text-indent="0in" style:auto-text-indent="false"/>
      <style:text-properties fo:font-variant="normal" fo:text-transform="none" fo:color="#000000" style:font-name="Times New Roman1" fo:font-size="14pt" fo:letter-spacing="normal" fo:font-style="normal" fo:font-weight="normal"/>
    </style:style>
    <style:style style:name="P77" style:family="paragraph" style:parent-style-name="Text_20_body">
      <style:paragraph-properties fo:margin-left="0.6165in" fo:margin-right="0in" fo:margin-top="0in" fo:margin-bottom="0in" loext:contextual-spacing="false" style:line-height-at-least="0.1693in" fo:orphans="2" fo:widows="2" fo:text-indent="0in" style:auto-text-indent="false"/>
      <style:text-properties fo:font-variant="normal" fo:text-transform="none" fo:color="#000000" style:font-name="Times New Roman1" fo:font-size="14pt" fo:letter-spacing="normal" fo:font-style="normal" fo:font-weight="normal"/>
    </style:style>
    <style:style style:name="P78" style:family="paragraph" style:parent-style-name="Text_20_body">
      <style:paragraph-properties fo:margin-left="0.6165in" fo:margin-right="0in" fo:margin-top="0in" fo:margin-bottom="0in" loext:contextual-spacing="false" style:line-height-at-least="0.2339in" fo:orphans="2" fo:widows="2" fo:text-indent="0in" style:auto-text-indent="false"/>
      <style:text-properties fo:font-variant="normal" fo:text-transform="none" fo:color="#000000" style:font-name="Times New Roman1" fo:font-size="14pt" fo:letter-spacing="normal" fo:font-style="normal" fo:font-weight="normal"/>
    </style:style>
    <style:style style:name="P79" style:family="paragraph" style:parent-style-name="Text_20_body">
      <style:paragraph-properties fo:margin-left="0.6165in" fo:margin-right="0in" fo:margin-top="0in" fo:margin-bottom="0in" loext:contextual-spacing="false" style:line-height-at-least="0.2181in" fo:orphans="2" fo:widows="2" fo:text-indent="0in" style:auto-text-indent="false"/>
      <style:text-properties fo:font-variant="normal" fo:text-transform="none" fo:color="#000000" style:font-name="Times New Roman1" fo:font-size="14pt" fo:letter-spacing="normal" fo:font-style="normal" fo:font-weight="normal"/>
    </style:style>
    <style:style style:name="P80" style:family="paragraph" style:parent-style-name="Text_20_body">
      <style:paragraph-properties fo:margin-left="0.6165in" fo:margin-right="0in" fo:margin-top="0in" fo:margin-bottom="0in" loext:contextual-spacing="false" style:line-height-at-least="0.2146in" fo:orphans="2" fo:widows="2" fo:text-indent="0in" style:auto-text-indent="false"/>
      <style:text-properties fo:font-variant="normal" fo:text-transform="none" fo:color="#000000" style:font-name="Times New Roman1" fo:font-size="14pt" fo:letter-spacing="normal" fo:font-style="normal" fo:font-weight="normal"/>
    </style:style>
    <style:style style:name="P81" style:family="paragraph" style:parent-style-name="Text_20_body">
      <style:paragraph-properties fo:margin-left="0.6165in" fo:margin-right="0in" fo:margin-top="0in" fo:margin-bottom="0in" loext:contextual-spacing="false" style:line-height-at-least="0.1984in" fo:orphans="2" fo:widows="2" fo:text-indent="0in" style:auto-text-indent="false"/>
      <style:text-properties fo:font-variant="normal" fo:text-transform="none" fo:color="#000000" style:font-name="Times New Roman1" fo:font-size="14pt" fo:letter-spacing="normal" fo:font-style="normal" fo:font-weight="normal"/>
    </style:style>
    <style:style style:name="P82" style:family="paragraph" style:parent-style-name="Text_20_body">
      <style:paragraph-properties fo:margin-left="0.6165in" fo:margin-right="0in" fo:margin-top="0in" fo:margin-bottom="0in" loext:contextual-spacing="false" style:line-height-at-least="0.2165in" fo:orphans="2" fo:widows="2" fo:text-indent="0in" style:auto-text-indent="false"/>
      <style:text-properties fo:font-variant="normal" fo:text-transform="none" fo:color="#000000" style:font-name="LM Roman 12" fo:font-size="12pt" fo:letter-spacing="normal" fo:font-style="normal" fo:font-weight="normal"/>
    </style:style>
    <style:style style:name="P83" style:family="paragraph" style:parent-style-name="Text_20_body">
      <style:paragraph-properties fo:margin-left="0.6165in" fo:margin-right="0in" fo:margin-top="0in" fo:margin-bottom="0in" loext:contextual-spacing="false" style:line-height-at-least="0.2008in" fo:orphans="2" fo:widows="2" fo:text-indent="0in" style:auto-text-indent="false"/>
      <style:text-properties fo:font-variant="normal" fo:text-transform="none" fo:color="#000000" style:font-name="LM Roman 12" fo:font-size="12pt" fo:letter-spacing="normal" fo:font-style="normal" fo:font-weight="normal"/>
    </style:style>
    <style:style style:name="P84" style:family="paragraph" style:parent-style-name="Text_20_body">
      <style:paragraph-properties fo:margin-left="0.6165in" fo:margin-right="0in" fo:margin-top="0.0161in" fo:margin-bottom="0in" loext:contextual-spacing="false" style:line-height-at-least="0.1945in" fo:orphans="2" fo:widows="2" fo:text-indent="0in" style:auto-text-indent="false"/>
      <style:text-properties fo:font-variant="normal" fo:text-transform="none" fo:color="#000000" style:font-name="Times New Roman1" fo:font-size="12pt" fo:letter-spacing="normal" fo:font-style="normal" fo:font-weight="normal"/>
    </style:style>
    <style:style style:name="P85" style:family="paragraph" style:parent-style-name="Text_20_body">
      <style:paragraph-properties fo:margin-left="0.6165in" fo:margin-right="0in" fo:margin-top="0.0008in" fo:margin-bottom="0in" loext:contextual-spacing="false" style:line-height-at-least="0.2016in" fo:orphans="2" fo:widows="2" fo:text-indent="0in" style:auto-text-indent="false"/>
      <style:text-properties fo:font-variant="normal" fo:text-transform="none" fo:color="#000000" style:font-name="LM Roman 12" fo:font-size="12pt" fo:letter-spacing="normal" fo:font-style="normal" fo:font-weight="normal"/>
    </style:style>
    <style:style style:name="P86" style:family="paragraph" style:parent-style-name="Text_20_body">
      <style:paragraph-properties fo:margin-left="0.6165in" fo:margin-right="0in" fo:margin-top="0.0008in" fo:margin-bottom="0in" loext:contextual-spacing="false" style:line-height-at-least="0.2173in" fo:orphans="2" fo:widows="2" fo:text-indent="0in" style:auto-text-indent="false"/>
      <style:text-properties fo:font-variant="normal" fo:text-transform="none" fo:color="#000000" style:font-name="Times New Roman1" fo:font-size="14pt" fo:letter-spacing="normal" fo:font-style="normal" fo:font-weight="normal"/>
    </style:style>
    <style:style style:name="P87" style:family="paragraph" style:parent-style-name="Text_20_body">
      <style:paragraph-properties fo:margin-left="0.6165in" fo:margin-right="0in" fo:margin-top="0.0693in" fo:margin-bottom="0in" loext:contextual-spacing="false" style:line-height-at-least="0.2016in" fo:orphans="2" fo:widows="2" fo:text-indent="0in" style:auto-text-indent="false"/>
      <style:text-properties fo:font-variant="normal" fo:text-transform="none" fo:color="#000000" style:font-name="LM Roman 12" fo:font-size="12pt" fo:letter-spacing="normal" fo:font-style="normal" fo:font-weight="normal"/>
    </style:style>
    <style:style style:name="P88" style:family="paragraph" style:parent-style-name="Text_20_body">
      <style:paragraph-properties fo:margin-left="0.6165in" fo:margin-right="0in" fo:margin-top="0.0693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89" style:family="paragraph" style:parent-style-name="Text_20_body">
      <style:paragraph-properties fo:margin-left="0.6165in" fo:margin-right="0in" fo:margin-top="0.1673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90" style:family="paragraph" style:parent-style-name="Text_20_body">
      <style:paragraph-properties fo:margin-left="0.6165in" fo:margin-right="0in" fo:margin-top="0.1673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91" style:family="paragraph" style:parent-style-name="Text_20_body">
      <style:paragraph-properties fo:margin-left="0.4425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92" style:family="paragraph" style:parent-style-name="Text_20_body">
      <style:paragraph-properties fo:margin-left="0.6165in" fo:margin-right="0.7811in" fo:margin-top="0.0256in" fo:margin-bottom="0in" loext:contextual-spacing="false" style:line-height-at-least="0.1807in" fo:orphans="2" fo:widows="2" fo:text-indent="0in" style:auto-text-indent="false"/>
      <style:text-properties fo:font-variant="normal" fo:text-transform="none" fo:color="#000000" style:font-name="LM Roman 12" fo:font-size="12pt" fo:letter-spacing="normal" fo:font-style="normal" fo:font-weight="normal"/>
    </style:style>
    <style:style style:name="P93" style:family="paragraph" style:parent-style-name="Text_20_body">
      <style:paragraph-properties fo:margin-left="2.5874in" fo:margin-right="0.0217in" fo:margin-top="0.0102in" fo:margin-bottom="0in" loext:contextual-spacing="false" style:line-height-at-least="0.2047in" fo:text-align="start" style:justify-single-word="false" fo:orphans="2" fo:widows="2" fo:text-indent="0in" style:auto-text-indent="false" style:writing-mode="lr-tb"/>
      <style:text-properties fo:font-variant="normal" fo:text-transform="none" fo:color="#000000" fo:letter-spacing="normal"/>
    </style:style>
    <style:style style:name="P94" style:family="paragraph" style:parent-style-name="Text_20_body">
      <style:paragraph-properties fo:margin-left="0.0992in" fo:margin-right="0in" fo:margin-top="0.0102in" fo:margin-bottom="0in" loext:contextual-spacing="false" style:line-height-at-least="0.2047in" fo:text-align="start" style:justify-single-word="false" fo:orphans="2" fo:widows="2" fo:text-indent="0in" style:auto-text-indent="false" style:writing-mode="rl-tb"/>
      <style:text-properties fo:font-variant="normal" fo:text-transform="none" fo:color="#000000" fo:letter-spacing="normal"/>
    </style:style>
    <style:style style:name="P95" style:family="paragraph" style:parent-style-name="Text_20_body">
      <style:paragraph-properties fo:margin-left="0.0992in" fo:margin-right="0in" fo:margin-top="0.0744in" fo:margin-bottom="0in" loext:contextual-spacing="false" style:line-height-at-least="0.1992in" fo:text-align="start" style:justify-single-word="false" fo:orphans="2" fo:widows="2" fo:text-indent="0in" style:auto-text-indent="false" style:writing-mode="lr-tb"/>
      <style:text-properties fo:font-variant="normal" fo:text-transform="none" fo:color="#000000" fo:letter-spacing="normal"/>
    </style:style>
    <style:style style:name="P96" style:family="paragraph" style:parent-style-name="Text_20_body">
      <style:paragraph-properties fo:margin-left="0.0992in" fo:margin-right="0in" fo:margin-top="0.0752in" fo:margin-bottom="0in" loext:contextual-spacing="false" style:line-height-at-least="0.2193in" fo:text-align="start" style:justify-single-word="false" fo:orphans="2" fo:widows="2" fo:text-indent="0in" style:auto-text-indent="false" style:writing-mode="rl-tb"/>
      <style:text-properties fo:font-variant="normal" fo:text-transform="none" fo:color="#000000" fo:letter-spacing="normal"/>
    </style:style>
    <style:style style:name="P97" style:family="paragraph" style:parent-style-name="Text_20_body">
      <style:paragraph-properties fo:margin-left="0.0992in" fo:margin-right="0in" fo:margin-top="0.0752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98" style:family="paragraph" style:parent-style-name="Text_20_body">
      <style:paragraph-properties fo:margin-left="0.0827in" fo:margin-right="0in" fo:margin-top="0in" fo:margin-bottom="0in" loext:contextual-spacing="false" style:line-height-at-least="0.2339in" fo:orphans="2" fo:widows="2" fo:text-indent="0in" style:auto-text-indent="false"/>
      <style:text-properties fo:font-variant="normal" fo:text-transform="none" fo:color="#000000" style:font-name="Times New Roman1" fo:font-size="14pt" fo:letter-spacing="normal" fo:font-style="normal" fo:font-weight="normal"/>
    </style:style>
    <style:style style:name="P99" style:family="paragraph" style:parent-style-name="Text_20_body">
      <style:paragraph-properties fo:margin-left="0.1563in" fo:margin-right="0in" fo:margin-top="0in" fo:margin-bottom="0in" loext:contextual-spacing="false" style:line-height-at-least="0.2339in" fo:orphans="2" fo:widows="2" fo:text-indent="0in" style:auto-text-indent="false"/>
      <style:text-properties fo:font-variant="normal" fo:text-transform="none" fo:color="#000000" style:font-name="Times New Roman1" fo:font-size="14pt" fo:letter-spacing="normal" fo:font-style="normal" fo:font-weight="normal"/>
    </style:style>
    <style:style style:name="P100" style:family="paragraph" style:parent-style-name="Text_20_body">
      <style:paragraph-properties fo:margin-left="0.1563in" fo:margin-right="0in" fo:margin-top="0.0035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01" style:family="paragraph" style:parent-style-name="Text_20_body">
      <style:paragraph-properties fo:margin-left="0.0807in" fo:margin-right="0.7866in" fo:margin-top="0.1307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02" style:family="paragraph" style:parent-style-name="Text_20_body">
      <style:paragraph-properties fo:margin-left="0.0807in" fo:margin-right="0.7866in" fo:margin-top="0.0972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03" style:family="paragraph" style:parent-style-name="Text_20_body">
      <style:paragraph-properties fo:margin-left="0.0807in" fo:margin-right="0.7866in" fo:margin-top="0.1244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04" style:family="paragraph" style:parent-style-name="Text_20_body">
      <style:paragraph-properties fo:margin-left="0.0807in" fo:margin-right="0.7866in" fo:margin-top="0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05" style:family="paragraph" style:parent-style-name="Text_20_body">
      <style:paragraph-properties fo:margin-left="0.0807in" fo:margin-right="0.7866in" fo:margin-top="0.1382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06" style:family="paragraph" style:parent-style-name="Text_20_body">
      <style:paragraph-properties fo:margin-left="0.0807in" fo:margin-right="0.7866in" fo:margin-top="0.0953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07" style:family="paragraph" style:parent-style-name="Text_20_body">
      <style:paragraph-properties fo:margin-left="0.0807in" fo:margin-right="0.7866in" fo:margin-top="0.1134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08" style:family="paragraph" style:parent-style-name="Text_20_body">
      <style:paragraph-properties fo:margin-left="0.0807in" fo:margin-right="0.7866in" fo:margin-top="0.0016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09" style:family="paragraph" style:parent-style-name="Text_20_body">
      <style:paragraph-properties fo:margin-left="0.0807in" fo:margin-right="0.7866in" fo:margin-top="0.0047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10" style:family="paragraph" style:parent-style-name="Text_20_body">
      <style:paragraph-properties fo:margin-left="0.0807in" fo:margin-right="0.7866in" fo:margin-top="0.0075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11" style:family="paragraph" style:parent-style-name="Text_20_body">
      <style:paragraph-properties fo:margin-left="0.3984in" fo:margin-right="0in" fo:margin-top="0in" fo:margin-bottom="0in" loext:contextual-spacing="false" style:line-height-at-least="0.1563in" fo:orphans="2" fo:widows="2" fo:text-indent="-0.1547in" style:auto-text-indent="false"/>
      <style:text-properties fo:font-variant="normal" fo:text-transform="none" fo:color="#000000" style:font-name="Times New Roman1" fo:font-size="14pt" fo:letter-spacing="normal" fo:font-style="normal" fo:font-weight="normal"/>
    </style:style>
    <style:style style:name="P112" style:family="paragraph" style:parent-style-name="Text_20_body">
      <style:paragraph-properties fo:margin-left="0.3984in" fo:margin-right="0in" fo:margin-top="0in" fo:margin-bottom="0in" loext:contextual-spacing="false" style:line-height-at-least="0.1661in" fo:orphans="2" fo:widows="2" fo:text-indent="-0.1547in" style:auto-text-indent="false"/>
      <style:text-properties fo:font-variant="normal" fo:text-transform="none" fo:color="#000000" style:font-name="Times New Roman1" fo:font-size="14pt" fo:letter-spacing="normal" fo:font-style="normal" fo:font-weight="normal"/>
    </style:style>
    <style:style style:name="P113" style:family="paragraph" style:parent-style-name="Text_20_body">
      <style:paragraph-properties fo:margin-left="0.0807in" fo:margin-right="0.7874in" fo:margin-top="0.0098in" fo:margin-bottom="0in" loext:contextual-spacing="false" style:line-height-at-least="0.1528in" fo:text-align="justify" style:justify-single-word="false" fo:orphans="2" fo:widows="2" fo:text-indent="0.1638in" style:auto-text-indent="false"/>
      <style:text-properties fo:font-variant="normal" fo:text-transform="none" fo:color="#000000" style:font-name="Times New Roman1" fo:font-size="10pt" fo:letter-spacing="normal" fo:font-style="normal" fo:font-weight="normal"/>
    </style:style>
    <style:style style:name="P114" style:family="paragraph" style:parent-style-name="Text_20_body">
      <style:paragraph-properties fo:margin-left="0.0807in" fo:margin-right="0.7874in" fo:margin-top="0.0008in" fo:margin-bottom="0in" loext:contextual-spacing="false" style:line-height-at-least="0.1528in" fo:orphans="2" fo:widows="2" fo:text-indent="0.1638in" style:auto-text-indent="false"/>
      <style:text-properties fo:font-variant="normal" fo:text-transform="none" fo:color="#000000" style:font-name="Times New Roman1" fo:font-size="10pt" fo:letter-spacing="normal" fo:font-style="normal" fo:font-weight="normal"/>
    </style:style>
    <style:style style:name="P115" style:family="paragraph" style:parent-style-name="Text_20_body">
      <style:paragraph-properties fo:margin-left="0.9008in" fo:margin-right="0in" fo:margin-top="0.172in" fo:margin-bottom="0in" loext:contextual-spacing="false" fo:orphans="2" fo:widows="2" fo:text-indent="-0.2346in" style:auto-text-indent="false"/>
      <style:text-properties fo:font-variant="normal" fo:text-transform="none" fo:color="#000000" style:font-name="Times New Roman1" fo:font-size="14pt" fo:letter-spacing="normal" fo:font-style="normal" fo:font-weight="normal"/>
    </style:style>
    <style:style style:name="P116" style:family="paragraph" style:parent-style-name="Text_20_body">
      <style:paragraph-properties fo:margin-left="0.6665in" fo:margin-right="0in" fo:margin-top="0in" fo:margin-bottom="0in" loext:contextual-spacing="false" style:line-height-at-least="0.1992in" fo:text-align="start" style:justify-single-word="false" fo:orphans="2" fo:widows="2" fo:text-indent="0in" style:auto-text-indent="false" style:writing-mode="lr-tb"/>
      <style:text-properties fo:font-variant="normal" fo:text-transform="none" fo:color="#000000" fo:letter-spacing="normal"/>
    </style:style>
    <style:style style:name="P117" style:family="paragraph" style:parent-style-name="Text_20_body">
      <style:paragraph-properties fo:margin-left="0.0681in" fo:margin-right="0.0457in" fo:margin-top="0in" fo:margin-bottom="0in" loext:contextual-spacing="false" style:line-height-at-least="0.1992in" fo:text-align="start" style:justify-single-word="false" fo:orphans="2" fo:widows="2" fo:text-indent="0in" style:auto-text-indent="false" style:writing-mode="lr-tb"/>
      <style:text-properties fo:font-variant="normal" fo:text-transform="none" fo:color="#000000" fo:letter-spacing="normal"/>
    </style:style>
    <style:style style:name="P118" style:family="paragraph" style:parent-style-name="Text_20_body">
      <style:paragraph-properties fo:margin-left="0.0646in" fo:margin-right="0in" fo:margin-top="0in" fo:margin-bottom="0in" loext:contextual-spacing="false" style:line-height-at-least="0.1992in" fo:text-align="start" style:justify-single-word="false" fo:orphans="2" fo:widows="2" fo:text-indent="0in" style:auto-text-indent="false" style:writing-mode="rl-tb"/>
      <style:text-properties fo:font-variant="normal" fo:text-transform="none" fo:color="#000000" fo:letter-spacing="normal" style:font-name-complex="Times New Roman1" style:font-size-complex="14pt" style:font-style-complex="normal" style:font-weight-complex="normal"/>
    </style:style>
    <style:style style:name="P119" style:family="paragraph" style:parent-style-name="Text_20_body">
      <style:paragraph-properties fo:margin-left="0.0646in" fo:margin-right="0in" fo:margin-top="0.0752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20" style:family="paragraph" style:parent-style-name="Text_20_body">
      <style:paragraph-properties fo:margin-left="0.9008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21" style:family="paragraph" style:parent-style-name="Text_20_body">
      <style:paragraph-properties fo:margin-left="0.9008in" fo:margin-right="0in" fo:margin-top="0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122" style:family="paragraph" style:parent-style-name="Text_20_body">
      <style:paragraph-properties fo:margin-left="0.9008in" fo:margin-right="0in" fo:margin-top="0in" fo:margin-bottom="0in" loext:contextual-spacing="false" style:line-height-at-least="0.2154in" fo:orphans="2" fo:widows="2" fo:text-indent="0in" style:auto-text-indent="false"/>
      <style:text-properties fo:font-variant="normal" fo:text-transform="none" fo:color="#000000" style:font-name="Times New Roman1" fo:font-size="14pt" fo:letter-spacing="normal" fo:font-style="normal" fo:font-weight="normal"/>
    </style:style>
    <style:style style:name="P123" style:family="paragraph" style:parent-style-name="Text_20_body">
      <style:paragraph-properties fo:margin-left="0.9008in" fo:margin-right="0in" fo:margin-top="0in" fo:margin-bottom="0in" loext:contextual-spacing="false" style:line-height-at-least="0.2146in" fo:orphans="2" fo:widows="2" fo:text-indent="0in" style:auto-text-indent="false"/>
      <style:text-properties fo:font-variant="normal" fo:text-transform="none" fo:color="#000000" style:font-name="Times New Roman1" fo:font-size="14pt" fo:letter-spacing="normal" fo:font-style="normal" fo:font-weight="normal"/>
    </style:style>
    <style:style style:name="P124" style:family="paragraph" style:parent-style-name="Text_20_body">
      <style:paragraph-properties fo:margin-left="0.9008in" fo:margin-right="0in" fo:margin-top="0in" fo:margin-bottom="0in" loext:contextual-spacing="false" style:line-height-at-least="0.2165in" fo:orphans="2" fo:widows="2" fo:text-indent="0in" style:auto-text-indent="false"/>
      <style:text-properties fo:font-variant="normal" fo:text-transform="none" fo:color="#000000" style:font-name="Times New Roman1" fo:font-size="14pt" fo:letter-spacing="normal" fo:font-style="normal" fo:font-weight="normal"/>
    </style:style>
    <style:style style:name="P125" style:family="paragraph" style:parent-style-name="Text_20_body">
      <style:paragraph-properties fo:margin-left="0.9008in" fo:margin-right="0in" fo:margin-top="0in" fo:margin-bottom="0in" loext:contextual-spacing="false" style:line-height-at-least="0.2354in" fo:orphans="2" fo:widows="2" fo:text-indent="0in" style:auto-text-indent="false"/>
      <style:text-properties fo:font-variant="normal" fo:text-transform="none" fo:color="#000000" style:font-name="Times New Roman1" fo:font-size="14pt" fo:letter-spacing="normal" fo:font-style="normal" fo:font-weight="normal"/>
    </style:style>
    <style:style style:name="P126" style:family="paragraph" style:parent-style-name="Text_20_body">
      <style:paragraph-properties fo:margin-left="0.9008in" fo:margin-right="0in" fo:margin-top="0in" fo:margin-bottom="0in" loext:contextual-spacing="false" style:line-height-at-least="0.2154in" fo:orphans="2" fo:widows="2" fo:text-indent="0in" style:auto-text-indent="false"/>
      <style:text-properties fo:font-variant="normal" fo:text-transform="none" fo:color="#000000" style:font-name="LM Roman 12" fo:font-size="12pt" fo:letter-spacing="normal" fo:font-style="normal" fo:font-weight="normal"/>
    </style:style>
    <style:style style:name="P127" style:family="paragraph" style:parent-style-name="Text_20_body">
      <style:paragraph-properties fo:margin-left="0.9008in" fo:margin-right="0in" fo:margin-top="0in" fo:margin-bottom="0in" loext:contextual-spacing="false" style:line-height-at-least="0.2008in" fo:orphans="2" fo:widows="2" fo:text-indent="0in" style:auto-text-indent="false"/>
      <style:text-properties fo:font-variant="normal" fo:text-transform="none" fo:color="#000000" style:font-name="LM Roman 12" fo:font-size="12pt" fo:letter-spacing="normal" fo:font-style="normal" fo:font-weight="normal"/>
    </style:style>
    <style:style style:name="P128" style:family="paragraph" style:parent-style-name="Text_20_body">
      <style:paragraph-properties fo:margin-left="0.9008in" fo:margin-right="0in" fo:margin-top="0in" fo:margin-bottom="0in" loext:contextual-spacing="false" style:line-height-at-least="0.1701in" fo:orphans="2" fo:widows="2" fo:text-indent="0in" style:auto-text-indent="false"/>
      <style:text-properties fo:font-variant="normal" fo:text-transform="none" fo:color="#000000" style:font-name="LM Roman 12" fo:font-size="12pt" fo:letter-spacing="normal" fo:font-style="normal" fo:font-weight="normal"/>
    </style:style>
    <style:style style:name="P129" style:family="paragraph" style:parent-style-name="Text_20_body">
      <style:paragraph-properties fo:margin-left="0.9008in" fo:margin-right="0in" fo:margin-top="0in" fo:margin-bottom="0in" loext:contextual-spacing="false" style:line-height-at-least="0.2008in" fo:orphans="2" fo:widows="2" fo:text-indent="0in" style:auto-text-indent="false"/>
      <style:text-properties fo:font-variant="normal" fo:text-transform="none" fo:color="#000000" style:font-name="LM Roman 12" fo:font-size="12pt" fo:letter-spacing="-0.0016in" fo:font-style="normal" fo:font-weight="normal"/>
    </style:style>
    <style:style style:name="P130" style:family="paragraph" style:parent-style-name="Text_20_body">
      <style:paragraph-properties fo:margin-left="0.9008in" fo:margin-right="0in" fo:margin-top="0.0008in" fo:margin-bottom="0in" loext:contextual-spacing="false" style:line-height-at-least="0.2173in" fo:orphans="2" fo:widows="2" fo:text-indent="0in" style:auto-text-indent="false"/>
      <style:text-properties fo:font-variant="normal" fo:text-transform="none" fo:color="#000000" style:font-name="Times New Roman1" fo:font-size="14pt" fo:letter-spacing="normal" fo:font-style="normal" fo:font-weight="normal"/>
    </style:style>
    <style:style style:name="P131" style:family="paragraph" style:parent-style-name="Text_20_body">
      <style:paragraph-properties fo:margin-left="0.9008in" fo:margin-right="0in" fo:margin-top="0.0161in" fo:margin-bottom="0in" loext:contextual-spacing="false" style:line-height-at-least="0.1945in" fo:orphans="2" fo:widows="2" fo:text-indent="0in" style:auto-text-indent="false"/>
      <style:text-properties fo:font-variant="normal" fo:text-transform="none" fo:color="#000000" style:font-name="Times New Roman1" fo:font-size="12pt" fo:letter-spacing="normal" fo:font-style="normal" fo:font-weight="normal"/>
    </style:style>
    <style:style style:name="P132" style:family="paragraph" style:parent-style-name="Text_20_body">
      <style:paragraph-properties fo:margin-left="0.6047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33" style:family="paragraph" style:parent-style-name="Text_20_body">
      <style:paragraph-properties fo:margin-left="0.9008in" fo:margin-right="0in" fo:margin-top="0in" fo:margin-bottom="0in" loext:contextual-spacing="false" style:line-height-at-least="0.2339in" fo:orphans="2" fo:widows="2" fo:text-indent="-0.2437in" style:auto-text-indent="false"/>
      <style:text-properties fo:font-variant="normal" fo:text-transform="none" fo:color="#000000" style:font-name="Times New Roman1" fo:font-size="14pt" fo:letter-spacing="normal" fo:font-style="normal" fo:font-weight="normal"/>
    </style:style>
    <style:style style:name="P134" style:family="paragraph" style:parent-style-name="Text_20_body">
      <style:paragraph-properties fo:margin-left="0.9008in" fo:margin-right="0in" fo:margin-top="0.2in" fo:margin-bottom="0in" loext:contextual-spacing="false" fo:orphans="2" fo:widows="2" fo:text-indent="-0.2437in" style:auto-text-indent="false"/>
      <style:text-properties fo:font-variant="normal" fo:text-transform="none" fo:color="#000000" style:font-name="Times New Roman1" fo:font-size="14pt" fo:letter-spacing="normal" fo:font-style="normal" fo:font-weight="normal"/>
    </style:style>
    <style:style style:name="P135" style:family="paragraph" style:parent-style-name="Text_20_body">
      <style:paragraph-properties fo:margin-left="0.0638in" fo:margin-right="0in" fo:margin-top="0.0744in" fo:margin-bottom="0in" loext:contextual-spacing="false" style:line-height-at-least="0.2173in" fo:text-align="start" style:justify-single-word="false" fo:orphans="2" fo:widows="2" fo:text-indent="0in" style:auto-text-indent="false" style:writing-mode="lr-tb"/>
      <style:text-properties fo:font-variant="normal" fo:text-transform="none" fo:color="#000000" fo:letter-spacing="normal"/>
    </style:style>
    <style:style style:name="P136" style:family="paragraph" style:parent-style-name="Text_20_body">
      <style:paragraph-properties fo:margin-left="0.0638in" fo:margin-right="0in" fo:margin-top="0.0752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37" style:family="paragraph" style:parent-style-name="Text_20_body">
      <style:paragraph-properties fo:margin-left="0.052in" fo:margin-right="0in" fo:margin-top="0.0744in" fo:margin-bottom="0in" loext:contextual-spacing="false" style:line-height-at-least="0.2173in" fo:text-align="start" style:justify-single-word="false" fo:orphans="2" fo:widows="2" fo:text-indent="0in" style:auto-text-indent="false" style:writing-mode="lr-tb"/>
      <style:text-properties fo:font-variant="normal" fo:text-transform="none" fo:color="#000000" fo:letter-spacing="normal"/>
    </style:style>
    <style:style style:name="P138" style:family="paragraph" style:parent-style-name="Text_20_body">
      <style:paragraph-properties fo:margin-left="0.1083in" fo:margin-right="0.0299in" fo:margin-top="0.0744in" fo:margin-bottom="0in" loext:contextual-spacing="false" style:line-height-at-least="0.2173in" fo:text-align="start" style:justify-single-word="false" fo:orphans="2" fo:widows="2" fo:text-indent="0in" style:auto-text-indent="false" style:writing-mode="rl-tb"/>
      <style:text-properties fo:font-variant="normal" fo:text-transform="none" fo:color="#000000" fo:letter-spacing="normal"/>
    </style:style>
    <style:style style:name="P139" style:family="paragraph" style:parent-style-name="Text_20_body">
      <style:paragraph-properties fo:margin-left="0.0799in" fo:margin-right="0in" fo:margin-top="0.0744in" fo:margin-bottom="0in" loext:contextual-spacing="false" style:line-height-at-least="0.2173in" fo:text-align="start" style:justify-single-word="false" fo:orphans="2" fo:widows="2" fo:text-indent="0in" style:auto-text-indent="false" style:writing-mode="rl-tb"/>
      <style:text-properties fo:font-variant="normal" fo:text-transform="none" fo:color="#000000" fo:letter-spacing="normal"/>
    </style:style>
    <style:style style:name="P140" style:family="paragraph" style:parent-style-name="Text_20_body">
      <style:paragraph-properties fo:margin-left="0.0799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41" style:family="paragraph" style:parent-style-name="Text_20_body">
      <style:paragraph-properties fo:margin-left="0.0799in" fo:margin-right="0in" fo:margin-top="0in" fo:margin-bottom="0in" loext:contextual-spacing="false" style:line-height-at-least="0.2146in" fo:orphans="2" fo:widows="2" fo:text-indent="0in" style:auto-text-indent="false"/>
      <style:text-properties fo:font-variant="normal" fo:text-transform="none" fo:color="#000000" style:font-name="Times New Roman1" fo:font-size="14pt" fo:letter-spacing="normal" fo:font-style="normal" fo:font-weight="normal"/>
    </style:style>
    <style:style style:name="P142" style:family="paragraph" style:parent-style-name="Text_20_body">
      <style:paragraph-properties fo:margin-left="0.1437in" fo:margin-right="0in" fo:margin-top="0in" fo:margin-bottom="0in" loext:contextual-spacing="false" style:line-height-at-least="0.2161in"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43" style:family="paragraph" style:parent-style-name="Text_20_body">
      <style:paragraph-properties fo:margin-left="0.9008in" fo:margin-right="0in" fo:margin-top="0in" fo:margin-bottom="0in" loext:contextual-spacing="false" style:line-height-at-least="0.2335in" fo:orphans="2" fo:widows="2" fo:text-indent="-0.2256in" style:auto-text-indent="false"/>
      <style:text-properties fo:font-variant="normal" fo:text-transform="none" fo:color="#000000" style:font-name="Times New Roman1" fo:font-size="14pt" fo:letter-spacing="normal" fo:font-style="normal" fo:font-weight="normal"/>
    </style:style>
    <style:style style:name="P144" style:family="paragraph" style:parent-style-name="Text_20_body">
      <style:paragraph-properties fo:margin-left="0.0445in" fo:margin-right="0in" fo:margin-top="0.0744in" fo:margin-bottom="0in" loext:contextual-spacing="false" style:line-height-at-least="0.1992in" fo:text-align="start" style:justify-single-word="false" fo:orphans="2" fo:widows="2" fo:text-indent="0in" style:auto-text-indent="false" style:writing-mode="lr-tb"/>
      <style:text-properties fo:font-variant="normal" fo:text-transform="none" fo:color="#000000" fo:letter-spacing="normal"/>
    </style:style>
    <style:style style:name="P145" style:family="paragraph" style:parent-style-name="Text_20_body">
      <style:paragraph-properties fo:margin-left="0.0673in" fo:margin-right="0in" fo:margin-top="0.0744in" fo:margin-bottom="0in" loext:contextual-spacing="false" style:line-height-at-least="0.1992in" fo:orphans="2" fo:widows="2" fo:text-indent="0in" style:auto-text-indent="false" style:writing-mode="rl-tb"/>
      <style:text-properties fo:font-variant="normal" fo:text-transform="none" fo:color="#000000" fo:letter-spacing="normal"/>
    </style:style>
    <style:style style:name="P146" style:family="paragraph" style:parent-style-name="Text_20_body">
      <style:paragraph-properties fo:margin-left="0.0472in" fo:margin-right="0in" fo:margin-top="0.0744in" fo:margin-bottom="0in" loext:contextual-spacing="false" style:line-height-at-least="0.1992in" fo:text-align="start" style:justify-single-word="false" fo:orphans="2" fo:widows="2" fo:text-indent="0in" style:auto-text-indent="false" style:writing-mode="rl-tb"/>
      <style:text-properties fo:font-variant="normal" fo:text-transform="none" fo:color="#000000" fo:letter-spacing="normal"/>
    </style:style>
    <style:style style:name="P147" style:family="paragraph" style:parent-style-name="Text_20_body">
      <style:paragraph-properties fo:margin-left="0.0846in" fo:margin-right="0in" fo:margin-top="0.0744in" fo:margin-bottom="0in" loext:contextual-spacing="false" style:line-height-at-least="0.1992in" fo:text-align="start" style:justify-single-word="false" fo:orphans="2" fo:widows="2" fo:text-indent="0in" style:auto-text-indent="false" style:writing-mode="lr-tb"/>
      <style:text-properties fo:font-variant="normal" fo:text-transform="none" fo:color="#000000" fo:letter-spacing="normal"/>
    </style:style>
    <style:style style:name="P148" style:family="paragraph" style:parent-style-name="Text_20_body">
      <style:paragraph-properties fo:margin-left="0.0846in" fo:margin-right="0in" fo:margin-top="0.0752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149" style:family="paragraph" style:parent-style-name="Text_20_body">
      <style:paragraph-properties fo:margin-left="0.1189in" fo:margin-right="0in" fo:margin-top="0.0744in" fo:margin-bottom="0in" loext:contextual-spacing="false" style:line-height-at-least="0.1992in" fo:text-align="start" style:justify-single-word="false" fo:orphans="2" fo:widows="2" fo:text-indent="0in" style:auto-text-indent="false" style:writing-mode="rl-tb"/>
      <style:text-properties fo:font-variant="normal" fo:text-transform="none" fo:color="#000000" fo:letter-spacing="normal"/>
    </style:style>
    <style:style style:name="P150" style:family="paragraph" style:parent-style-name="Text_20_body">
      <style:paragraph-properties fo:margin-left="0.1189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51" style:family="paragraph" style:parent-style-name="Text_20_body">
      <style:paragraph-properties fo:margin-left="0.0516in" fo:margin-right="0in" fo:margin-top="0.0744in" fo:margin-bottom="0in" loext:contextual-spacing="false" style:line-height-at-least="0.1992in" fo:text-align="start" style:justify-single-word="false" fo:orphans="2" fo:widows="2" fo:text-indent="0in" style:auto-text-indent="false" style:writing-mode="rl-tb"/>
      <style:text-properties fo:font-variant="normal" fo:text-transform="none" fo:color="#000000" fo:letter-spacing="normal"/>
    </style:style>
    <style:style style:name="P152" style:family="paragraph" style:parent-style-name="Text_20_body">
      <style:paragraph-properties fo:margin-left="0.1201in" fo:margin-right="0in" fo:margin-top="0.0744in" fo:margin-bottom="0in" loext:contextual-spacing="false" style:line-height-at-least="0.1992in" fo:text-align="start" style:justify-single-word="false" fo:orphans="2" fo:widows="2" fo:text-indent="0in" style:auto-text-indent="false" style:writing-mode="lr-tb"/>
      <style:text-properties fo:font-variant="normal" fo:text-transform="none" fo:color="#000000" fo:letter-spacing="normal"/>
    </style:style>
    <style:style style:name="P153" style:family="paragraph" style:parent-style-name="Text_20_body">
      <style:paragraph-properties fo:margin-left="0.1201in" fo:margin-right="0in" fo:margin-top="0.0752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54" style:family="paragraph" style:parent-style-name="Text_20_body">
      <style:paragraph-properties fo:margin-left="0.5764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55" style:family="paragraph" style:parent-style-name="Text_20_body">
      <style:paragraph-properties fo:margin-left="0.0898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56" style:family="paragraph" style:parent-style-name="Text_20_body">
      <style:paragraph-properties fo:margin-left="0.8083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57" style:family="paragraph" style:parent-style-name="Text_20_body">
      <style:paragraph-properties fo:margin-left="0.9008in" fo:margin-right="0.7811in" fo:margin-top="0.0071in" fo:margin-bottom="0in" loext:contextual-spacing="false" style:line-height-at-least="0.1807in" fo:orphans="2" fo:widows="2" fo:text-indent="0in" style:auto-text-indent="false"/>
      <style:text-properties fo:font-variant="normal" fo:text-transform="none" fo:color="#000000" fo:letter-spacing="normal"/>
    </style:style>
    <style:style style:name="P158" style:family="paragraph" style:parent-style-name="Text_20_body">
      <style:paragraph-properties fo:margin-left="0.0583in" fo:margin-right="0in" fo:margin-top="0.0008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159" style:family="paragraph" style:parent-style-name="Text_20_body">
      <style:paragraph-properties fo:margin-left="0.8689in" fo:margin-right="0in" fo:margin-top="0.0744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60" style:family="paragraph" style:parent-style-name="Text_20_body">
      <style:paragraph-properties fo:margin-left="0.3283in" fo:margin-right="0in" fo:margin-top="0.1744in" fo:margin-bottom="0in" loext:contextual-spacing="false" style:line-height-at-least="0.2016in" fo:orphans="2" fo:widows="2" fo:text-indent="0in" style:auto-text-indent="false"/>
      <style:text-properties fo:font-variant="normal" fo:text-transform="none" fo:color="#000000" style:font-name="LM Roman 12" fo:font-size="12pt" fo:letter-spacing="normal" fo:font-style="normal" fo:font-weight="normal"/>
    </style:style>
    <style:style style:name="P161" style:family="paragraph" style:parent-style-name="Text_20_body">
      <style:paragraph-properties fo:margin-left="0.0972in" fo:margin-right="0.0335in" fo:margin-top="0.0744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62" style:family="paragraph" style:parent-style-name="Text_20_body">
      <style:paragraph-properties fo:margin-left="0.0945in" fo:margin-right="0in" fo:margin-top="0.0744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63" style:family="paragraph" style:parent-style-name="Text_20_body">
      <style:paragraph-properties fo:margin-left="0.9819in" fo:margin-right="0in" fo:margin-top="0.0472in" fo:margin-bottom="0in" loext:contextual-spacing="false" fo:orphans="2" fo:widows="2" fo:text-indent="-0.2929in" style:auto-text-indent="false"/>
      <style:text-properties fo:font-variant="normal" fo:text-transform="none" fo:color="#000000" style:font-name="Times New Roman1" fo:font-size="14pt" fo:letter-spacing="normal" fo:font-style="normal" fo:font-weight="normal"/>
    </style:style>
    <style:style style:name="P164" style:family="paragraph" style:parent-style-name="Text_20_body">
      <style:paragraph-properties fo:margin-left="0.9819in" fo:margin-right="0in" fo:margin-top="0.0327in" fo:margin-bottom="0in" loext:contextual-spacing="false" fo:orphans="2" fo:widows="2" fo:text-indent="-0.2929in" style:auto-text-indent="false"/>
      <style:text-properties fo:font-variant="normal" fo:text-transform="none" fo:color="#000000" style:font-name="Times New Roman1" fo:font-size="14pt" fo:letter-spacing="normal" fo:font-style="normal" fo:font-weight="normal"/>
    </style:style>
    <style:style style:name="P165" style:family="paragraph" style:parent-style-name="Text_20_body">
      <style:paragraph-properties fo:margin-left="0.9819in" fo:margin-right="0in" fo:margin-top="0.0335in" fo:margin-bottom="0in" loext:contextual-spacing="false" fo:orphans="2" fo:widows="2" fo:text-indent="-0.2929in" style:auto-text-indent="false"/>
      <style:text-properties fo:font-variant="normal" fo:text-transform="none" fo:color="#000000" style:font-name="Times New Roman1" fo:font-size="14pt" fo:letter-spacing="normal" fo:font-style="normal" fo:font-weight="normal"/>
    </style:style>
    <style:style style:name="P166" style:family="paragraph" style:parent-style-name="Text_20_body">
      <style:paragraph-properties fo:margin-left="3.2811in" fo:margin-right="0in" fo:margin-top="0.0744in" fo:margin-bottom="0in" loext:contextual-spacing="false" style:line-height-at-least="0.2in" fo:text-align="start" style:justify-single-word="false" fo:orphans="2" fo:widows="2" fo:text-indent="0in" style:auto-text-indent="false" style:writing-mode="lr-tb"/>
      <style:text-properties fo:font-variant="normal" fo:text-transform="none" fo:color="#000000" fo:letter-spacing="normal"/>
    </style:style>
    <style:style style:name="P167" style:family="paragraph" style:parent-style-name="Text_20_body">
      <style:paragraph-properties fo:margin-left="0.1528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68" style:family="paragraph" style:parent-style-name="Text_20_body">
      <style:paragraph-properties fo:margin-left="0.6165in" fo:margin-right="0.7402in" fo:margin-top="0.0071in" fo:margin-bottom="0in" loext:contextual-spacing="false" style:line-height-at-least="0.1807in" fo:orphans="2" fo:widows="2" fo:text-indent="0in" style:auto-text-indent="false"/>
      <style:text-properties fo:font-variant="normal" fo:text-transform="none" fo:color="#000000" style:font-name="LM Roman 12" fo:font-size="12pt" fo:letter-spacing="normal" fo:font-style="normal" fo:font-weight="normal"/>
    </style:style>
    <style:style style:name="P169" style:family="paragraph" style:parent-style-name="Text_20_body">
      <style:paragraph-properties fo:margin-left="0.6165in" fo:margin-right="0.7402in" fo:margin-top="0.0256in" fo:margin-bottom="0in" loext:contextual-spacing="false" style:line-height-at-least="0.1807in" fo:orphans="2" fo:widows="2" fo:text-indent="0in" style:auto-text-indent="false"/>
      <style:text-properties fo:font-variant="normal" fo:text-transform="none" fo:color="#000000" style:font-name="LM Roman 12" fo:font-size="12pt" fo:letter-spacing="normal" fo:font-style="normal" fo:font-weight="normal"/>
    </style:style>
    <style:style style:name="P170" style:family="paragraph" style:parent-style-name="Text_20_body">
      <style:paragraph-properties fo:margin-left="0in" fo:margin-right="0.7874in" fo:margin-top="0.1307in" fo:margin-bottom="0in" loext:contextual-spacing="false" style:line-height-at-least="0.1807in" fo:text-align="end"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71" style:family="paragraph" style:parent-style-name="Text_20_body">
      <style:paragraph-properties fo:margin-left="0.6665in" fo:margin-right="0in" fo:margin-top="0.0917in" fo:margin-bottom="0in" loext:contextual-spacing="false" fo:text-align="justify" style:justify-single-word="false" fo:orphans="2" fo:widows="2" fo:text-indent="-0.4244in" style:auto-text-indent="false"/>
      <style:text-properties fo:font-variant="normal" fo:text-transform="none" fo:color="#000000" style:font-name="Times New Roman1" fo:font-size="14pt" fo:letter-spacing="normal" fo:font-style="normal" fo:font-weight="normal"/>
    </style:style>
    <style:style style:name="P172" style:family="paragraph" style:parent-style-name="Text_20_body">
      <style:paragraph-properties fo:margin-left="0.1134in" fo:margin-right="0in" fo:margin-top="0.1984in" fo:margin-bottom="0in" loext:contextual-spacing="false" style:line-height-at-least="0.2165in" fo:text-align="start" style:justify-single-word="false" fo:orphans="2" fo:widows="2" fo:text-indent="0in" style:auto-text-indent="false" style:writing-mode="rl-tb"/>
      <style:text-properties fo:font-variant="normal" fo:text-transform="none" fo:color="#000000" fo:letter-spacing="normal"/>
    </style:style>
    <style:style style:name="P173" style:family="paragraph" style:parent-style-name="Text_20_body">
      <style:paragraph-properties fo:margin-left="0.1134in" fo:margin-right="0in" fo:margin-top="0.1984in" fo:margin-bottom="0in" loext:contextual-spacing="false" style:line-height-at-least="0.2165in" fo:text-align="start" style:justify-single-word="false" fo:orphans="2" fo:widows="2" fo:text-indent="0in" style:auto-text-indent="false" style:writing-mode="lr-tb"/>
      <style:text-properties fo:font-variant="normal" fo:text-transform="none" fo:color="#000000" fo:letter-spacing="normal"/>
    </style:style>
    <style:style style:name="P174" style:family="paragraph" style:parent-style-name="Text_20_body">
      <style:paragraph-properties fo:margin-left="0.1075in" fo:margin-right="0in" fo:margin-top="0.1984in" fo:margin-bottom="0in" loext:contextual-spacing="false" style:line-height-at-least="0.2165in" fo:text-align="start" style:justify-single-word="false" fo:orphans="2" fo:widows="2" fo:text-indent="0in" style:auto-text-indent="false" style:writing-mode="rl-tb"/>
      <style:text-properties fo:font-variant="normal" fo:text-transform="none" fo:color="#000000" fo:letter-spacing="normal"/>
    </style:style>
    <style:style style:name="P175" style:family="paragraph" style:parent-style-name="Text_20_body">
      <style:paragraph-properties fo:margin-left="0.1043in" fo:margin-right="0.0102in" fo:margin-top="0.1984in" fo:margin-bottom="0in" loext:contextual-spacing="false" style:line-height-at-least="0.2165in" fo:text-align="start" style:justify-single-word="false" fo:orphans="2" fo:widows="2" fo:text-indent="0in" style:auto-text-indent="false" style:writing-mode="lr-tb"/>
      <style:text-properties fo:font-variant="normal" fo:text-transform="none" fo:color="#000000" fo:letter-spacing="normal"/>
    </style:style>
    <style:style style:name="P176" style:family="paragraph" style:parent-style-name="Text_20_body">
      <style:paragraph-properties fo:margin-left="0.0437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77" style:family="paragraph" style:parent-style-name="Text_20_body">
      <style:paragraph-properties fo:margin-left="0.7929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78" style:family="paragraph" style:parent-style-name="Text_20_body">
      <style:paragraph-properties fo:margin-left="0.9008in" fo:margin-right="1.0827in" fo:margin-top="0.0083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179" style:family="paragraph" style:parent-style-name="Text_20_body">
      <style:paragraph-properties fo:margin-left="0.6575in" fo:margin-right="0in" fo:margin-top="0.0028in" fo:margin-bottom="0in" loext:contextual-spacing="false" style:line-height-at-least="0.2102in" fo:orphans="2" fo:widows="2" fo:text-indent="0in" style:auto-text-indent="false"/>
      <style:text-properties fo:font-variant="normal" fo:text-transform="none" fo:color="#000000" style:font-name="Times New Roman1" fo:font-size="14pt" fo:letter-spacing="normal" fo:font-style="normal" fo:font-weight="normal"/>
    </style:style>
    <style:style style:name="P180" style:family="paragraph" style:parent-style-name="Text_20_body">
      <style:paragraph-properties fo:margin-left="3.6417in" fo:margin-right="0in" fo:margin-top="0.0047in" fo:margin-bottom="0in" loext:contextual-spacing="false" style:line-height-at-least="0.2165in" fo:text-align="start" style:justify-single-word="false" fo:orphans="2" fo:widows="2" fo:text-indent="0in" style:auto-text-indent="false" style:writing-mode="rl-tb"/>
      <style:text-properties fo:font-variant="normal" fo:text-transform="none" fo:color="#000000" fo:letter-spacing="normal"/>
    </style:style>
    <style:style style:name="P181" style:family="paragraph" style:parent-style-name="Text_20_body">
      <style:paragraph-properties fo:margin-left="0.148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82" style:family="paragraph" style:parent-style-name="Text_20_body">
      <style:paragraph-properties fo:margin-left="0.0807in" fo:margin-right="0.7811in" fo:margin-top="0.1134in" fo:margin-bottom="0in" loext:contextual-spacing="false" style:line-height-at-least="0.1807in" fo:orphans="2" fo:widows="2" fo:text-indent="0.2484in" style:auto-text-indent="false"/>
      <style:text-properties fo:font-variant="normal" fo:text-transform="none" fo:color="#000000" style:font-name="LM Roman 12" fo:font-size="12pt" fo:letter-spacing="normal" fo:font-style="normal" fo:font-weight="normal"/>
    </style:style>
    <style:style style:name="P183" style:family="paragraph" style:parent-style-name="Text_20_body">
      <style:paragraph-properties fo:margin-left="0.0807in" fo:margin-right="0.7811in" fo:margin-top="0.0917in" fo:margin-bottom="0in" loext:contextual-spacing="false" style:line-height-at-least="0.1807in" fo:orphans="2" fo:widows="2" fo:text-indent="0.2484in" style:auto-text-indent="false"/>
      <style:text-properties fo:font-variant="normal" fo:text-transform="none" fo:color="#000000" style:font-name="LM Roman 12" fo:font-size="12pt" fo:letter-spacing="normal" fo:font-style="normal" fo:font-weight="normal"/>
    </style:style>
    <style:style style:name="P184" style:family="paragraph" style:parent-style-name="Text_20_body">
      <style:paragraph-properties fo:margin-left="0.1071in" fo:margin-right="0.0091in" fo:margin-top="0.0752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185" style:family="paragraph" style:parent-style-name="Text_20_body">
      <style:paragraph-properties fo:margin-left="0.1063in" fo:margin-right="0in" fo:margin-top="0.0752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86" style:family="paragraph" style:parent-style-name="Text_20_body">
      <style:paragraph-properties fo:margin-left="0.0902in" fo:margin-right="0in" fo:margin-top="0.0752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187" style:family="paragraph" style:parent-style-name="Text_20_body">
      <style:paragraph-properties fo:margin-left="0.089in" fo:margin-right="0in" fo:margin-top="0.0693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188" style:family="paragraph" style:parent-style-name="Text_20_body">
      <style:paragraph-properties fo:margin-left="0.1398in" fo:margin-right="0in" fo:margin-top="0.0693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189" style:family="paragraph" style:parent-style-name="Text_20_body">
      <style:paragraph-properties fo:margin-left="0.078in" fo:margin-right="0in" fo:margin-top="0in" fo:margin-bottom="0in" loext:contextual-spacing="false" style:line-height-at-least="0.2146in" fo:orphans="2" fo:widows="2" fo:text-indent="0in" style:auto-text-indent="false"/>
      <style:text-properties fo:font-variant="normal" fo:text-transform="none" fo:color="#000000" style:font-name="Times New Roman1" fo:font-size="14pt" fo:letter-spacing="normal" fo:font-style="normal" fo:font-weight="normal"/>
    </style:style>
    <style:style style:name="P190" style:family="paragraph" style:parent-style-name="Text_20_body">
      <style:paragraph-properties fo:margin-left="0.0972in" fo:margin-right="0in" fo:margin-top="0.0752in" fo:margin-bottom="0in" loext:contextual-spacing="false" style:line-height-at-least="0.2193in" fo:orphans="2" fo:widows="2" fo:text-indent="0in" style:auto-text-indent="false" style:writing-mode="rl-tb"/>
      <style:text-properties fo:font-variant="normal" fo:text-transform="none" fo:color="#000000" fo:letter-spacing="normal"/>
    </style:style>
    <style:style style:name="P191" style:family="paragraph" style:parent-style-name="Text_20_body">
      <style:paragraph-properties fo:margin-left="0.0972in" fo:margin-right="0in" fo:margin-top="0.0752in" fo:margin-bottom="0in" loext:contextual-spacing="false" style:line-height-at-least="0.2193in" fo:text-align="start" style:justify-single-word="false" fo:orphans="2" fo:widows="2" fo:text-indent="0in" style:auto-text-indent="false" style:writing-mode="lr-tb"/>
      <style:text-properties fo:font-variant="normal" fo:text-transform="none" fo:color="#000000" fo:letter-spacing="normal"/>
    </style:style>
    <style:style style:name="P192" style:family="paragraph" style:parent-style-name="Text_20_body">
      <style:paragraph-properties fo:margin-left="0.0917in" fo:margin-right="0in" fo:margin-top="0.0752in" fo:margin-bottom="0in" loext:contextual-spacing="false" style:line-height-at-least="0.2193in" fo:text-align="start" style:justify-single-word="false" fo:orphans="2" fo:widows="2" fo:text-indent="0in" style:auto-text-indent="false" style:writing-mode="lr-tb"/>
      <style:text-properties fo:font-variant="normal" fo:text-transform="none" fo:color="#000000" fo:letter-spacing="normal"/>
    </style:style>
    <style:style style:name="P193" style:family="paragraph" style:parent-style-name="Text_20_body">
      <style:paragraph-properties fo:margin-left="0.139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194" style:family="paragraph" style:parent-style-name="Text_20_body">
      <style:paragraph-properties fo:margin-left="0.6665in" fo:margin-right="0in" fo:margin-top="0.1134in" fo:margin-bottom="0in" loext:contextual-spacing="false" fo:orphans="2" fo:widows="2" fo:text-indent="-0.5055in" style:auto-text-indent="false"/>
      <style:text-properties fo:font-variant="normal" fo:text-transform="none" fo:color="#000000" style:font-name="Times New Roman1" fo:font-size="14pt" fo:letter-spacing="normal" fo:font-style="normal" fo:font-weight="normal"/>
    </style:style>
    <style:style style:name="P195" style:family="paragraph" style:parent-style-name="Text_20_body">
      <style:paragraph-properties fo:margin-left="1.211in" fo:margin-right="0in" fo:margin-top="0in" fo:margin-bottom="0in" loext:contextual-spacing="false" style:line-height-at-least="0.2189in" fo:orphans="2" fo:widows="2" fo:text-indent="-0.2346in" style:auto-text-indent="false"/>
      <style:text-properties fo:font-variant="normal" fo:text-transform="none" fo:color="#000000" style:font-name="Times New Roman1" fo:font-size="14pt" fo:letter-spacing="normal" fo:font-style="normal" fo:font-weight="normal"/>
    </style:style>
    <style:style style:name="P196" style:family="paragraph" style:parent-style-name="Text_20_body">
      <style:paragraph-properties fo:margin-left="1.211in" fo:margin-right="0in" fo:margin-top="0in" fo:margin-bottom="0in" loext:contextual-spacing="false" style:line-height-at-least="0.2181in" fo:orphans="2" fo:widows="2" fo:text-indent="-0.2346in" style:auto-text-indent="false"/>
      <style:text-properties fo:font-variant="normal" fo:text-transform="none" fo:color="#000000" style:font-name="Times New Roman1" fo:font-size="14pt" fo:letter-spacing="normal" fo:font-style="normal" fo:font-weight="normal"/>
    </style:style>
    <style:style style:name="P197" style:family="paragraph" style:parent-style-name="Text_20_body">
      <style:paragraph-properties fo:margin-left="1.211in" fo:margin-right="0in" fo:margin-top="0in" fo:margin-bottom="0in" loext:contextual-spacing="false" style:line-height-at-least="0.2181in" fo:orphans="2" fo:widows="2" fo:text-indent="0in" style:auto-text-indent="false"/>
      <style:text-properties fo:font-variant="normal" fo:text-transform="none" fo:color="#000000" style:font-name="Times New Roman1" fo:font-size="14pt" fo:letter-spacing="normal" fo:font-style="normal" fo:font-weight="normal"/>
    </style:style>
    <style:style style:name="P198" style:family="paragraph" style:parent-style-name="Text_20_body">
      <style:paragraph-properties fo:margin-left="1.211in" fo:margin-right="0in" fo:margin-top="0in" fo:margin-bottom="0in" loext:contextual-spacing="false" style:line-height-at-least="0.2189in" fo:orphans="2" fo:widows="2" fo:text-indent="0in" style:auto-text-indent="false"/>
      <style:text-properties fo:font-variant="normal" fo:text-transform="none" fo:color="#000000" style:font-name="Times New Roman1" fo:font-size="14pt" fo:letter-spacing="normal" fo:font-style="normal" fo:font-weight="normal"/>
    </style:style>
    <style:style style:name="P199" style:family="paragraph" style:parent-style-name="Text_20_body">
      <style:paragraph-properties fo:margin-left="0.6165in" fo:margin-right="0in" fo:margin-top="0.1016in" fo:margin-bottom="0in" loext:contextual-spacing="false" style:line-height-at-least="0.2291in" fo:text-align="justify" style:justify-single-word="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00" style:family="paragraph" style:parent-style-name="Text_20_body">
      <style:paragraph-properties fo:margin-left="0.6165in" fo:margin-right="0in" fo:margin-top="0.0811in" fo:margin-bottom="0in" loext:contextual-spacing="false" fo:text-align="justify" style:justify-single-word="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01" style:family="paragraph" style:parent-style-name="Text_20_body">
      <style:paragraph-properties fo:margin-left="0.6165in" fo:margin-right="0in" fo:margin-top="0.0807in" fo:margin-bottom="0in" loext:contextual-spacing="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02" style:family="paragraph" style:parent-style-name="Text_20_body">
      <style:paragraph-properties fo:margin-left="1.1827in" fo:margin-right="0in" fo:margin-top="0in" fo:margin-bottom="0in" loext:contextual-spacing="false" style:line-height-at-least="0.2291in" fo:orphans="2" fo:widows="2" fo:text-indent="0in" style:auto-text-indent="false"/>
      <style:text-properties fo:font-variant="normal" fo:text-transform="none" fo:color="#000000" style:font-name="LM Roman 12" fo:font-size="12pt" fo:letter-spacing="normal" fo:font-style="normal" fo:font-weight="normal"/>
    </style:style>
    <style:style style:name="P203" style:family="paragraph" style:parent-style-name="Text_20_body">
      <style:paragraph-properties fo:margin-left="0.672in" fo:margin-right="0in" fo:margin-top="0.0689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04" style:family="paragraph" style:parent-style-name="Text_20_body">
      <style:paragraph-properties fo:margin-left="0.672in" fo:margin-right="0in" fo:margin-top="0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05" style:family="paragraph" style:parent-style-name="Text_20_body">
      <style:paragraph-properties fo:margin-left="0.9362in" fo:margin-right="0in" fo:margin-top="0in" fo:margin-bottom="0in" loext:contextual-spacing="false" style:line-height-at-least="0.1874in" fo:orphans="2" fo:widows="2" fo:text-indent="0in" style:auto-text-indent="false"/>
      <style:text-properties fo:font-variant="normal" fo:text-transform="none" fo:color="#000000" fo:letter-spacing="normal"/>
    </style:style>
    <style:style style:name="P206" style:family="paragraph" style:parent-style-name="Text_20_body">
      <style:paragraph-properties fo:margin-left="0in" fo:margin-right="4.6291in" fo:margin-top="0.0689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07" style:family="paragraph" style:parent-style-name="Text_20_body">
      <style:paragraph-properties fo:margin-left="0.1945in" fo:margin-right="0in" fo:margin-top="0in" fo:margin-bottom="0in" loext:contextual-spacing="false" style:line-height-at-least="0.1909in" fo:orphans="2" fo:widows="2" fo:text-indent="0in" style:auto-text-indent="false"/>
      <style:text-properties fo:font-variant="normal" fo:text-transform="none" fo:color="#000000" fo:letter-spacing="normal"/>
    </style:style>
    <style:style style:name="P208" style:family="paragraph" style:parent-style-name="Text_20_body">
      <style:paragraph-properties fo:margin-left="0in" fo:margin-right="4.5992in" fo:margin-top="0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09" style:family="paragraph" style:parent-style-name="Text_20_body">
      <style:paragraph-properties fo:margin-left="1.9882in" fo:margin-right="0in" fo:margin-top="0in" fo:margin-bottom="0in" loext:contextual-spacing="false" style:line-height-at-least="0.189in" fo:orphans="2" fo:widows="2" fo:text-indent="0in" style:auto-text-indent="false"/>
      <style:text-properties fo:font-variant="normal" fo:text-transform="none" fo:color="#000000" fo:letter-spacing="normal"/>
    </style:style>
    <style:style style:name="P210" style:family="paragraph" style:parent-style-name="Text_20_body">
      <style:paragraph-properties fo:margin-left="1.6555in" fo:margin-right="0in" fo:margin-top="0in" fo:margin-bottom="0in" loext:contextual-spacing="false" style:line-height-at-least="0.2264in" fo:orphans="2" fo:widows="2" fo:text-indent="0in" style:auto-text-indent="false"/>
      <style:text-properties fo:font-variant="normal" fo:text-transform="none" fo:color="#000000" style:font-name="LM Roman 12" fo:font-size="12pt" fo:letter-spacing="normal" fo:font-style="normal" fo:font-weight="normal"/>
    </style:style>
    <style:style style:name="P211" style:family="paragraph" style:parent-style-name="Text_20_body">
      <style:paragraph-properties fo:margin-left="0.3984in" fo:margin-right="0in" fo:margin-top="0in" fo:margin-bottom="0in" loext:contextual-spacing="false" style:line-height-at-least="0.1811in" fo:orphans="2" fo:widows="2" fo:text-indent="-0.2236in" style:auto-text-indent="false"/>
      <style:text-properties fo:font-variant="normal" fo:text-transform="none" fo:color="#000000" style:font-name="Times New Roman1" fo:font-size="14pt" fo:letter-spacing="normal" fo:font-style="normal" fo:font-weight="normal"/>
    </style:style>
    <style:style style:name="P212" style:family="paragraph" style:parent-style-name="Text_20_body">
      <style:paragraph-properties fo:margin-left="0.3984in" fo:margin-right="0in" fo:margin-top="0in" fo:margin-bottom="0in" loext:contextual-spacing="false" fo:orphans="2" fo:widows="2" fo:text-indent="-0.2236in" style:auto-text-indent="false"/>
      <style:text-properties fo:font-variant="normal" fo:text-transform="none" fo:color="#000000" style:font-name="Times New Roman1" fo:font-size="14pt" fo:letter-spacing="normal" fo:font-style="normal" fo:font-weight="normal"/>
    </style:style>
    <style:style style:name="P213" style:family="paragraph" style:parent-style-name="Text_20_body">
      <style:paragraph-properties fo:margin-left="0.3984in" fo:margin-right="0in" fo:margin-top="0in" fo:margin-bottom="0in" loext:contextual-spacing="false" style:line-height-at-least="0.172in" fo:orphans="2" fo:widows="2" fo:text-indent="-0.2236in" style:auto-text-indent="false"/>
      <style:text-properties fo:font-variant="normal" fo:text-transform="none" fo:color="#000000" style:font-name="Times New Roman1" fo:font-size="14pt" fo:letter-spacing="normal" fo:font-style="normal" fo:font-weight="normal"/>
    </style:style>
    <style:style style:name="P214" style:family="paragraph" style:parent-style-name="Text_20_body">
      <style:paragraph-properties fo:margin-left="1.5028in" fo:margin-right="0in" fo:margin-top="0.178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15" style:family="paragraph" style:parent-style-name="Text_20_body">
      <style:paragraph-properties fo:margin-left="0.6236in" fo:margin-right="0in" fo:margin-top="0.0689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16" style:family="paragraph" style:parent-style-name="Text_20_body">
      <style:paragraph-properties fo:margin-left="0.0571in" fo:margin-right="0in" fo:margin-top="0.202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17" style:family="paragraph" style:parent-style-name="Text_20_body">
      <style:paragraph-properties fo:margin-left="0.0602in" fo:margin-right="0in" fo:margin-top="0.1661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18" style:family="paragraph" style:parent-style-name="Text_20_body">
      <style:paragraph-properties fo:margin-left="0.152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19" style:family="paragraph" style:parent-style-name="Text_20_body">
      <style:paragraph-properties fo:margin-left="0.3709in" fo:margin-right="0in" fo:margin-top="0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220" style:family="paragraph" style:parent-style-name="Text_20_body">
      <style:paragraph-properties fo:margin-left="0.1984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21" style:family="paragraph" style:parent-style-name="Text_20_body">
      <style:paragraph-properties fo:margin-left="0.202in" fo:margin-right="0in" fo:margin-top="0.2035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22" style:family="paragraph" style:parent-style-name="Text_20_body">
      <style:paragraph-properties fo:margin-left="0.378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23" style:family="paragraph" style:parent-style-name="Text_20_body">
      <style:paragraph-properties fo:margin-left="0.4028in" fo:margin-right="0in" fo:margin-top="0.1661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224" style:family="paragraph" style:parent-style-name="Text_20_body">
      <style:paragraph-properties fo:margin-left="1.2598in" fo:margin-right="0in" fo:margin-top="0.1772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25" style:family="paragraph" style:parent-style-name="Text_20_body">
      <style:paragraph-properties fo:margin-left="0.6173in" fo:margin-right="0in" fo:margin-top="0.0689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26" style:family="paragraph" style:parent-style-name="Text_20_body">
      <style:paragraph-properties fo:margin-left="0.689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27" style:family="paragraph" style:parent-style-name="Text_20_body">
      <style:paragraph-properties fo:margin-left="0.3717in" fo:margin-right="0in" fo:margin-top="0.1654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28" style:family="paragraph" style:parent-style-name="Text_20_body">
      <style:paragraph-properties fo:margin-left="0.7472in" fo:margin-right="0in" fo:margin-top="0.1661in" fo:margin-bottom="0in" loext:contextual-spacing="false" style:line-height-at-least="0.3752in" fo:orphans="2" fo:widows="2" fo:text-indent="-0.0425in" style:auto-text-indent="false" fo:padding="0in" fo:border="none"/>
      <style:text-properties fo:font-variant="normal" fo:text-transform="none" fo:color="#000000" style:font-name="Times New Roman1" fo:font-size="12pt" fo:letter-spacing="normal" fo:font-style="normal" fo:font-weight="normal"/>
    </style:style>
    <style:style style:name="P229" style:family="paragraph" style:parent-style-name="Text_20_body">
      <style:paragraph-properties fo:margin-left="0.222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30" style:family="paragraph" style:parent-style-name="Text_20_body">
      <style:paragraph-properties fo:margin-left="0in" fo:margin-right="0.2138in" fo:margin-top="0.0035in" fo:margin-bottom="0in" loext:contextual-spacing="false" fo:text-align="end"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31" style:family="paragraph" style:parent-style-name="Text_20_body">
      <style:paragraph-properties fo:margin-left="0.2075in" fo:margin-right="0in" fo:margin-top="0.1654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232" style:family="paragraph" style:parent-style-name="Text_20_body">
      <style:paragraph-properties fo:margin-left="0.4953in" fo:margin-right="0.7874in" fo:margin-top="0.1366in" fo:margin-bottom="0in" loext:contextual-spacing="false" style:line-height-at-least="0.1807in" fo:text-align="justify" style:justify-single-word="false" fo:orphans="2" fo:widows="2" fo:text-indent="-0.2098in" style:auto-text-indent="false"/>
      <style:text-properties fo:font-variant="normal" fo:text-transform="none" fo:color="#000000" style:font-name="Times New Roman1" fo:font-size="12pt" fo:letter-spacing="normal" fo:font-style="normal" fo:font-weight="normal"/>
    </style:style>
    <style:style style:name="P233" style:family="paragraph" style:parent-style-name="Text_20_body">
      <style:paragraph-properties fo:margin-left="0.4953in" fo:margin-right="0.7874in" fo:margin-top="0.1354in" fo:margin-bottom="0in" loext:contextual-spacing="false" style:line-height-at-least="0.1807in" fo:text-align="justify" style:justify-single-word="false" fo:orphans="2" fo:widows="2" fo:text-indent="-0.2098in" style:auto-text-indent="false"/>
      <style:text-properties fo:font-variant="normal" fo:text-transform="none" fo:color="#000000" style:font-name="Times New Roman1" fo:font-size="12pt" fo:letter-spacing="normal" fo:font-style="normal" fo:font-weight="normal"/>
    </style:style>
    <style:style style:name="P234" style:family="paragraph" style:parent-style-name="Text_20_body">
      <style:paragraph-properties fo:margin-left="0.4953in" fo:margin-right="0.7866in" fo:margin-top="0.1362in" fo:margin-bottom="0in" loext:contextual-spacing="false" style:line-height-at-least="0.1807in" fo:text-align="justify" style:justify-single-word="false" fo:orphans="2" fo:widows="2" fo:text-indent="-0.2098in" style:auto-text-indent="false"/>
      <style:text-properties fo:font-variant="normal" fo:text-transform="none" fo:color="#000000" style:font-name="Times New Roman1" fo:font-size="12pt" fo:letter-spacing="normal" fo:font-style="normal" fo:font-weight="normal"/>
    </style:style>
    <style:style style:name="P235" style:family="paragraph" style:parent-style-name="Text_20_body">
      <style:paragraph-properties fo:margin-left="0.4953in" fo:margin-right="0.7866in" fo:margin-top="0.1382in" fo:margin-bottom="0in" loext:contextual-spacing="false" style:line-height-at-least="0.1807in" fo:text-align="justify" style:justify-single-word="false" fo:orphans="2" fo:widows="2" fo:text-indent="-0.2098in" style:auto-text-indent="false"/>
      <style:text-properties fo:font-variant="normal" fo:text-transform="none" fo:color="#000000" style:font-name="Times New Roman1" fo:font-size="12pt" fo:letter-spacing="normal" fo:font-style="normal" fo:font-weight="normal"/>
    </style:style>
    <style:style style:name="P236" style:family="paragraph" style:parent-style-name="Text_20_body">
      <style:paragraph-properties fo:margin-left="0.0799in" fo:margin-right="0.7874in" fo:margin-top="0.1374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37" style:family="paragraph" style:parent-style-name="Text_20_body">
      <style:paragraph-properties fo:margin-left="0.0799in" fo:margin-right="0.7874in" fo:margin-top="0.1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38" style:family="paragraph" style:parent-style-name="Text_20_body">
      <style:paragraph-properties fo:margin-left="0.0799in" fo:margin-right="0.7874in" fo:margin-top="0.0945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39" style:family="paragraph" style:parent-style-name="Text_20_body">
      <style:paragraph-properties fo:margin-left="0.0799in" fo:margin-right="0.7874in" fo:margin-top="0.1016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0" style:family="paragraph" style:parent-style-name="Text_20_body">
      <style:paragraph-properties fo:margin-left="0.0799in" fo:margin-right="0.7874in" fo:margin-top="0.0972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1" style:family="paragraph" style:parent-style-name="Text_20_body">
      <style:paragraph-properties fo:margin-left="0.0799in" fo:margin-right="0.7866in" fo:margin-top="0.1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2" style:family="paragraph" style:parent-style-name="Text_20_body">
      <style:paragraph-properties fo:margin-left="0.0799in" fo:margin-right="0.7866in" fo:margin-top="0.1028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3" style:family="paragraph" style:parent-style-name="Text_20_body">
      <style:paragraph-properties fo:margin-left="0.0799in" fo:margin-right="0.7866in" fo:margin-top="0.0945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4" style:family="paragraph" style:parent-style-name="Text_20_body">
      <style:paragraph-properties fo:margin-left="0.0799in" fo:margin-right="0.7866in" fo:margin-top="0.1008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5" style:family="paragraph" style:parent-style-name="Text_20_body">
      <style:paragraph-properties fo:margin-left="0.5783in" fo:margin-right="0in" fo:margin-top="0.0654in" fo:margin-bottom="0in" loext:contextual-spacing="false" style:line-height-at-least="0.2181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46" style:family="paragraph" style:parent-style-name="Text_20_body">
      <style:paragraph-properties fo:margin-left="0.4126in" fo:margin-right="0in" fo:margin-top="0in" fo:margin-bottom="0in" loext:contextual-spacing="false" style:line-height-at-least="0.2165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47" style:family="paragraph" style:parent-style-name="Text_20_body">
      <style:paragraph-properties fo:margin-left="0.4126in" fo:margin-right="0.7866in" fo:margin-top="0.0929in" fo:margin-bottom="0in" loext:contextual-spacing="false" style:line-height-at-least="0.1807in" fo:text-align="justify" style:justify-single-word="false" fo:orphans="2" fo:widows="2" fo:text-indent="0.1661in" style:auto-text-indent="false"/>
      <style:text-properties fo:font-variant="normal" fo:text-transform="none" fo:color="#000000" style:font-name="Times New Roman1" fo:font-size="12pt" fo:letter-spacing="normal" fo:font-style="normal" fo:font-weight="normal"/>
    </style:style>
    <style:style style:name="P248" style:family="paragraph" style:parent-style-name="Text_20_body">
      <style:paragraph-properties fo:margin-left="0in" fo:margin-right="0in" fo:margin-top="0.0744in" fo:margin-bottom="0in" loext:contextual-spacing="false" style:line-height-at-least="0.2173in" fo:orphans="2" fo:widows="2" fo:text-indent="0in" style:auto-text-indent="false" style:writing-mode="rl-tb"/>
      <style:text-properties fo:font-variant="normal" fo:text-transform="none" fo:color="#000000" fo:letter-spacing="normal" style:font-name-complex="BABEL Unicode" style:font-size-complex="12pt" style:font-style-complex="normal" style:font-weight-complex="normal"/>
    </style:style>
    <style:style style:name="P249" style:family="paragraph" style:parent-style-name="Text_20_body">
      <style:paragraph-properties fo:margin-left="0.9in" fo:margin-right="5.0398in" fo:margin-top="0.0256in" fo:margin-bottom="0in" loext:contextual-spacing="false" style:line-height-at-least="0.1807in" fo:orphans="2" fo:widows="2" fo:text-indent="-0.0008in" style:auto-text-indent="false" fo:padding="0in" fo:border="none"/>
      <style:text-properties fo:font-variant="normal" fo:text-transform="none" fo:color="#000000" style:font-name="LM Roman 12" fo:font-size="12pt" fo:letter-spacing="normal" fo:font-style="normal" fo:font-weight="normal"/>
    </style:style>
    <style:style style:name="T1" style:family="text">
      <style:text-properties fo:font-variant="small-caps" style:font-name="LM Roman Caps 10"/>
    </style:style>
    <style:style style:name="T2" style:family="text">
      <style:text-properties fo:font-variant="small-caps" style:font-name="LM Roman Caps 10" fo:font-size="12pt"/>
    </style:style>
    <style:style style:name="T3" style:family="text">
      <style:text-properties fo:font-variant="small-caps" style:font-name="LM Roman Caps 10" fo:font-size="12pt" style:text-underline-style="solid" style:text-underline-width="auto" style:text-underline-color="font-color"/>
    </style:style>
    <style:style style:name="T4" style:family="text">
      <style:text-properties fo:font-variant="small-caps" style:font-name="LM Roman Caps 10" fo:font-size="12pt" fo:letter-spacing="-0.0008in" style:text-underline-style="solid" style:text-underline-width="auto" style:text-underline-color="font-color"/>
    </style:style>
    <style:style style:name="T5" style:family="text">
      <style:text-properties fo:font-variant="small-caps" style:font-name="LM Roman Caps 10" fo:font-size="12pt" fo:letter-spacing="-0.0043in"/>
    </style:style>
    <style:style style:name="T6" style:family="text">
      <style:text-properties fo:font-variant="small-caps" style:font-name="LM Roman Caps 10" fo:font-size="12pt" fo:letter-spacing="-0.0043in" style:text-underline-style="solid" style:text-underline-width="auto" style:text-underline-color="font-color"/>
    </style:style>
    <style:style style:name="T7" style:family="text">
      <style:text-properties style:font-name="LM Roman 12"/>
    </style:style>
    <style:style style:name="T8" style:family="text">
      <style:text-properties style:font-name="LM Roman 12" fo:letter-spacing="-0.0047in"/>
    </style:style>
    <style:style style:name="T9" style:family="text">
      <style:text-properties style:font-name="LM Roman 12" fo:font-size="12pt"/>
    </style:style>
    <style:style style:name="T10" style:family="text">
      <style:text-properties style:font-name="LM Roman 12" fo:font-size="12pt" fo:font-style="normal" fo:font-weight="normal"/>
    </style:style>
    <style:style style:name="T11" style:family="text">
      <style:text-properties style:font-name="LM Roman 12" fo:font-size="12pt" fo:font-style="italic"/>
    </style:style>
    <style:style style:name="T12" style:family="text">
      <style:text-properties style:font-name="LM Roman 12" fo:font-size="12pt" fo:letter-spacing="-0.0071in"/>
    </style:style>
    <style:style style:name="T13" style:family="text">
      <style:text-properties style:font-name="LM Roman 12" fo:font-size="12pt" style:text-underline-style="solid" style:text-underline-width="auto" style:text-underline-color="font-color"/>
    </style:style>
    <style:style style:name="T14" style:family="text">
      <style:text-properties style:font-name="LM Roman 12" fo:font-size="12pt" fo:letter-spacing="0.0043in"/>
    </style:style>
    <style:style style:name="T15" style:family="text">
      <style:text-properties style:font-name="LM Roman 12" fo:font-size="12pt" fo:letter-spacing="-0.0047in"/>
    </style:style>
    <style:style style:name="T16" style:family="text">
      <style:text-properties style:font-name="LM Roman 12" fo:font-size="12pt" fo:letter-spacing="-0.0047in" style:text-underline-style="solid" style:text-underline-width="auto" style:text-underline-color="font-color"/>
    </style:style>
    <style:style style:name="T17" style:family="text">
      <style:text-properties style:font-name="LM Roman 12" fo:font-size="12pt" fo:letter-spacing="-0.0047in" fo:font-style="normal" fo:font-weight="normal"/>
    </style:style>
    <style:style style:name="T18" style:family="text">
      <style:text-properties style:font-name="LM Roman 12" fo:font-size="12pt" fo:letter-spacing="-0.0028in"/>
    </style:style>
    <style:style style:name="T19" style:family="text">
      <style:text-properties style:font-name="LM Roman 12" fo:font-size="12pt" fo:letter-spacing="-0.0008in"/>
    </style:style>
    <style:style style:name="T20" style:family="text">
      <style:text-properties style:font-name="LM Roman 12" fo:font-size="12pt" fo:letter-spacing="-0.0008in" style:text-underline-style="solid" style:text-underline-width="auto" style:text-underline-color="font-color"/>
    </style:style>
    <style:style style:name="T21" style:family="text">
      <style:text-properties style:font-name="LM Roman 12" fo:font-size="12pt" fo:letter-spacing="-0.0138in"/>
    </style:style>
    <style:style style:name="T22" style:family="text">
      <style:text-properties style:font-name="LM Roman 12" fo:font-size="12pt" fo:letter-spacing="-0.0138in" style:text-underline-style="solid" style:text-underline-width="auto" style:text-underline-color="font-color"/>
    </style:style>
    <style:style style:name="T23" style:family="text">
      <style:text-properties style:font-name="LM Roman 12" fo:font-size="12pt" fo:letter-spacing="-0.0228in"/>
    </style:style>
    <style:style style:name="T24" style:family="text">
      <style:text-properties style:font-name="LM Roman 12" fo:font-size="12pt" fo:letter-spacing="-0.0016in"/>
    </style:style>
    <style:style style:name="T25" style:family="text">
      <style:text-properties style:font-name="LM Roman 12" fo:font-size="12pt" fo:letter-spacing="-0.0043in" style:text-underline-style="solid" style:text-underline-width="auto" style:text-underline-color="font-color"/>
    </style:style>
    <style:style style:name="T26" style:family="text">
      <style:text-properties style:font-name="LM Roman 12" fo:font-size="12pt" fo:letter-spacing="0.0016in"/>
    </style:style>
    <style:style style:name="T27" style:family="text">
      <style:text-properties style:font-name="LM Roman 12" fo:font-size="12pt" fo:letter-spacing="-0.0035in" fo:font-style="italic"/>
    </style:style>
    <style:style style:name="T28" style:family="text">
      <style:text-properties style:font-name="LM Roman 12" fo:font-size="12pt" fo:letter-spacing="0.002in"/>
    </style:style>
    <style:style style:name="T29" style:family="text">
      <style:text-properties style:font-name="LM Roman 12" fo:font-size="12pt" fo:letter-spacing="-0.002in"/>
    </style:style>
    <style:style style:name="T30" style:family="text">
      <style:text-properties style:font-name="LM Roman 12" fo:font-size="12pt" fo:letter-spacing="-0.002in" fo:font-style="italic"/>
    </style:style>
    <style:style style:name="T31" style:family="text">
      <style:text-properties style:font-name="LM Roman 12" fo:font-weight="bold"/>
    </style:style>
    <style:style style:name="T32" style:family="text">
      <style:text-properties style:font-name="LM Roman 12" fo:font-size="17pt" fo:font-weight="bold"/>
    </style:style>
    <style:style style:name="T33" style:family="text">
      <style:text-properties style:font-name="LM Roman 12" fo:letter-spacing="-0.002in"/>
    </style:style>
    <style:style style:name="T34" style:family="text">
      <style:text-properties style:font-name="LM Roman 12" fo:letter-spacing="-0.002in" fo:font-style="italic"/>
    </style:style>
    <style:style style:name="T35" style:family="text">
      <style:text-properties style:font-name="LM Roman 12" fo:letter-spacing="-0.002in" fo:font-weight="bold"/>
    </style:style>
    <style:style style:name="T36" style:family="text">
      <style:text-properties style:font-name="LM Roman 12" fo:letter-spacing="-0.0028in"/>
    </style:style>
    <style:style style:name="T37" style:family="text">
      <style:text-properties style:font-name="LM Roman 12" fo:letter-spacing="-0.0028in" fo:font-style="italic"/>
    </style:style>
    <style:style style:name="T38" style:family="text">
      <style:text-properties style:font-name="LM Roman 12" fo:letter-spacing="-0.0035in"/>
    </style:style>
    <style:style style:name="T39" style:family="text">
      <style:text-properties style:font-name="LM Roman 12" fo:letter-spacing="-0.0035in" fo:font-style="italic"/>
    </style:style>
    <style:style style:name="T40" style:family="text">
      <style:text-properties style:font-name="LM Roman 12" fo:font-style="italic"/>
    </style:style>
    <style:style style:name="T41" style:family="text">
      <style:text-properties style:font-name="LM Roman 12" fo:letter-spacing="0.002in"/>
    </style:style>
    <style:style style:name="T42" style:family="text">
      <style:text-properties style:font-name="LM Roman 12" style:text-underline-style="solid" style:text-underline-width="auto" style:text-underline-color="font-color"/>
    </style:style>
    <style:style style:name="T43" style:family="text">
      <style:text-properties style:font-name="LM Roman 12" fo:letter-spacing="0.0043in"/>
    </style:style>
    <style:style style:name="T44" style:family="text">
      <style:text-properties style:font-name="LM Roman 12" fo:letter-spacing="-0.0016in"/>
    </style:style>
    <style:style style:name="T45" style:family="text">
      <style:text-properties style:font-name="LM Roman 12" fo:letter-spacing="-0.0102in"/>
    </style:style>
    <style:style style:name="T46" style:family="text">
      <style:text-properties style:font-name="LM Roman 12" fo:letter-spacing="-0.0043in"/>
    </style:style>
    <style:style style:name="T47" style:family="text">
      <style:text-properties style:font-name="LM Roman 12" fo:letter-spacing="-0.0043in" fo:font-style="italic"/>
    </style:style>
    <style:style style:name="T48" style:family="text">
      <style:text-properties style:font-name="LM Roman 12" fo:letter-spacing="-0.0071in"/>
    </style:style>
    <style:style style:name="T49" style:family="text">
      <style:text-properties style:font-name="LM Roman 12" fo:letter-spacing="-0.0228in"/>
    </style:style>
    <style:style style:name="T50" style:family="text">
      <style:text-properties style:font-name="LM Roman 12" fo:letter-spacing="-0.0138in"/>
    </style:style>
    <style:style style:name="T51" style:family="text">
      <style:text-properties style:font-name="LM Roman 12" fo:letter-spacing="-0.0008in"/>
    </style:style>
    <style:style style:name="T52" style:family="text">
      <style:text-properties fo:letter-spacing="-0.0047in" style:font-name-complex="BABEL Unicode" style:font-size-complex="12pt" style:font-style-complex="normal" style:font-weight-complex="normal"/>
    </style:style>
    <style:style style:name="T53" style:family="text">
      <style:text-properties fo:letter-spacing="-0.0047in" style:font-name-complex="Times New Roman1" style:font-size-complex="14pt" style:font-style-complex="normal" style:font-weight-complex="normal"/>
    </style:style>
    <style:style style:name="T54" style:family="text">
      <style:text-properties style:font-name="LM Roman 10"/>
    </style:style>
    <style:style style:name="T55" style:family="text">
      <style:text-properties style:font-name="LM Roman 10" fo:font-style="italic"/>
    </style:style>
    <style:style style:name="T56" style:family="text">
      <style:text-properties style:font-name="LM Roman 10" fo:letter-spacing="-0.002in"/>
    </style:style>
    <style:style style:name="T57" style:family="text">
      <style:text-properties style:font-name="LM Roman 10" fo:letter-spacing="-0.002in" fo:font-style="italic"/>
    </style:style>
    <style:style style:name="T58" style:family="text">
      <style:text-properties style:font-name="LM Roman 10" fo:letter-spacing="-0.0028in"/>
    </style:style>
    <style:style style:name="T59" style:family="text">
      <style:text-properties style:font-name="LM Roman 10" fo:letter-spacing="-0.0035in"/>
    </style:style>
    <style:style style:name="T60" style:family="text">
      <style:text-properties style:font-name="LM Roman 10" fo:letter-spacing="-0.0035in" fo:font-style="italic"/>
    </style:style>
    <style:style style:name="T61" style:family="text">
      <style:text-properties style:font-name="LM Roman 10" fo:letter-spacing="0.002in"/>
    </style:style>
    <style:style style:name="T62" style:family="text">
      <style:text-properties style:font-name="LM Roman 10" fo:letter-spacing="-0.0043in"/>
    </style:style>
    <style:style style:name="T63" style:family="text">
      <style:text-properties style:font-name="LM Roman 10" fo:letter-spacing="-0.0083in"/>
    </style:style>
    <style:style style:name="T64" style:family="text">
      <style:text-properties style:font-name="LM Roman 10" fo:font-size="10pt"/>
    </style:style>
    <style:style style:name="T65" style:family="text">
      <style:text-properties style:font-name="LM Roman 10" fo:font-size="10pt" fo:font-style="italic"/>
    </style:style>
    <style:style style:name="T66" style:family="text">
      <style:text-properties style:font-name="LM Roman 10" fo:font-size="10pt" fo:letter-spacing="-0.0028in" fo:font-style="italic"/>
    </style:style>
    <style:style style:name="T67" style:family="text">
      <style:text-properties style:font-name="LM Roman 10" fo:font-size="10pt" fo:letter-spacing="-0.002in"/>
    </style:style>
    <style:style style:name="T68" style:family="text">
      <style:text-properties style:font-name="LM Roman 10" fo:letter-spacing="-0.0047in"/>
    </style:style>
    <style:style style:name="T69" style:family="text">
      <style:text-properties fo:letter-spacing="-0.002in"/>
    </style:style>
    <style:style style:name="T70" style:family="text">
      <style:text-properties fo:letter-spacing="-0.0035in" style:font-name-complex="BABEL Unicode" style:font-size-complex="12pt" style:font-style-complex="normal" style:font-weight-complex="normal"/>
    </style:style>
    <style:style style:name="T71" style:family="text">
      <style:text-properties fo:letter-spacing="-0.0307in"/>
    </style:style>
    <style:style style:name="T72" style:family="text">
      <style:text-properties fo:letter-spacing="-0.0043in" style:font-name-complex="BABEL Unicode" style:font-size-complex="12pt" style:font-style-complex="normal" style:font-weight-complex="normal"/>
    </style:style>
    <style:style style:name="T73" style:family="text">
      <style:text-properties fo:letter-spacing="-0.0083in" style:font-name-complex="BABEL Unicode" style:font-size-complex="12pt" style:font-style-complex="normal" style:font-weight-complex="normal"/>
    </style:style>
    <style:style style:name="T74" style:family="text">
      <style:text-properties style:font-name="Times New Roman1" fo:font-size="14pt" fo:font-style="normal" fo:font-weight="normal"/>
    </style:style>
    <style:style style:name="T75" style:family="text">
      <style:text-properties style:font-name="Times New Roman1" fo:font-size="14pt" fo:letter-spacing="0.0181in" fo:font-style="normal" fo:font-weight="normal"/>
    </style:style>
    <style:style style:name="T76" style:family="text">
      <style:text-properties style:font-name="Times New Roman1" fo:font-size="14pt" fo:letter-spacing="-0.0193in" fo:font-style="normal" fo:font-weight="normal"/>
    </style:style>
    <style:style style:name="T77" style:family="text">
      <style:text-properties style:font-name="Times New Roman1" fo:font-size="14pt" fo:letter-spacing="-0.0165in" fo:font-style="normal" fo:font-weight="normal"/>
    </style:style>
    <style:style style:name="T78" style:family="text">
      <style:text-properties style:font-name="Times New Roman1" fo:font-size="14pt" fo:letter-spacing="0.0118in" fo:font-style="normal" fo:font-weight="normal"/>
    </style:style>
    <style:style style:name="T79" style:family="text">
      <style:text-properties style:font-name="Times New Roman1" fo:font-size="14pt" fo:letter-spacing="-0.022in" fo:font-style="normal" fo:font-weight="normal"/>
    </style:style>
    <style:style style:name="T80" style:family="text">
      <style:text-properties style:font-name="Times New Roman1" fo:font-size="14pt" fo:letter-spacing="-0.0252in" fo:font-style="normal" fo:font-weight="normal"/>
    </style:style>
    <style:style style:name="T81" style:family="text">
      <style:text-properties style:font-name="Times New Roman1" fo:font-size="14pt" fo:letter-spacing="-0.0217in" fo:font-style="normal" fo:font-weight="normal"/>
    </style:style>
    <style:style style:name="T82" style:family="text">
      <style:text-properties style:font-name="Times New Roman1" fo:font-size="14pt" fo:letter-spacing="0.0063in" fo:font-style="normal" fo:font-weight="normal"/>
    </style:style>
    <style:style style:name="T83" style:family="text">
      <style:text-properties style:font-name="Times New Roman1" fo:font-size="14pt" fo:letter-spacing="0.0209in" fo:font-style="normal" fo:font-weight="normal"/>
    </style:style>
    <style:style style:name="T84" style:family="text">
      <style:text-properties style:font-name="Times New Roman1" fo:font-size="14pt" fo:letter-spacing="0.0098in" fo:font-style="normal" fo:font-weight="normal"/>
    </style:style>
    <style:style style:name="T85" style:family="text">
      <style:text-properties style:font-name="Times New Roman1" fo:font-size="14pt" fo:letter-spacing="-0.05in" fo:font-style="normal" fo:font-weight="normal"/>
    </style:style>
    <style:style style:name="T86" style:family="text">
      <style:text-properties style:font-name="Times New Roman1" fo:font-size="14pt" fo:letter-spacing="-0.0181in" fo:font-style="normal" fo:font-weight="normal"/>
    </style:style>
    <style:style style:name="T87" style:family="text">
      <style:text-properties style:font-name="Times New Roman1" fo:font-size="14pt" fo:letter-spacing="0.0165in" fo:font-style="normal" fo:font-weight="normal"/>
    </style:style>
    <style:style style:name="T88" style:family="text">
      <style:text-properties style:font-name="Times New Roman1" fo:font-size="12pt" fo:font-style="normal" fo:font-weight="normal"/>
    </style:style>
    <style:style style:name="T89" style:family="text">
      <style:text-properties fo:font-variant="normal" fo:text-transform="none" fo:color="#000000" style:font-name="LM Roman 12" fo:font-size="12pt" fo:letter-spacing="normal" fo:font-style="normal" fo:font-weight="bold"/>
    </style:style>
    <style:style style:name="T90" style:family="text">
      <style:text-properties fo:font-variant="normal" fo:text-transform="none" fo:color="#000000" style:font-name="LM Roman 12" fo:font-size="12pt" fo:letter-spacing="-0.002in" fo:font-style="normal" fo:font-weight="bold"/>
    </style:style>
    <style:style style:name="T91" style:family="text">
      <style:text-properties fo:font-variant="normal" fo:text-transform="none" fo:color="#000000" style:font-name="Times New Roman1" fo:font-size="14pt" fo:letter-spacing="normal" fo:font-style="normal" fo:font-weight="normal"/>
    </style:style>
    <style:style style:name="T92" style:family="text">
      <style:text-properties style:font-name="LM Roman 8" fo:font-size="8pt"/>
    </style:style>
    <style:style style:name="T93" style:family="text">
      <style:text-properties style:font-name="LM Roman 8" fo:font-size="8pt" fo:letter-spacing="-0.002in"/>
    </style:style>
    <style:style style:name="T94" style:family="text">
      <style:text-properties style:font-name="LM Roman 8" fo:font-size="8pt" fo:letter-spacing="0.002in"/>
    </style:style>
    <style:style style:name="T95" style:family="text">
      <style:text-properties style:font-name="LM Roman 8" fo:font-size="8pt" fo:letter-spacing="-0.0043in"/>
    </style:style>
    <style:style style:name="T96" style:family="text">
      <style:text-properties style:font-name="LM Roman 8" fo:font-size="8pt" fo:letter-spacing="-0.0047in"/>
    </style:style>
    <style:style style:name="T97" style:family="text">
      <style:text-properties style:font-name="BABEL Unicode" fo:font-size="12pt" fo:font-style="normal" fo:font-weight="normal"/>
    </style:style>
    <style:style style:name="T98" style:family="text">
      <style:text-properties style:font-name="BABEL Unicode" fo:font-size="12pt" fo:letter-spacing="-0.0646in" fo:font-style="normal" fo:font-weight="normal"/>
    </style:style>
    <style:style style:name="T99" style:family="text">
      <style:text-properties style:font-name="BABEL Unicode" fo:font-size="12pt" fo:letter-spacing="-0.0665in" fo:font-style="normal" fo:font-weight="normal"/>
    </style:style>
    <style:style style:name="T100" style:family="text">
      <style:text-properties style:font-name="BABEL Unicode" fo:font-size="12pt" fo:letter-spacing="-0.1in" fo:font-style="normal" fo:font-weight="normal"/>
    </style:style>
    <style:style style:name="T101" style:family="text">
      <style:text-properties style:font-name="BABEL Unicode" fo:font-size="12pt" fo:letter-spacing="-0.0043in" fo:font-style="normal" fo:font-weight="normal"/>
    </style:style>
    <style:style style:name="T102" style:family="text">
      <style:text-properties style:font-name="BABEL Unicode" fo:font-size="12pt" fo:letter-spacing="-0.1043in" fo:font-style="normal" fo:font-weight="normal"/>
    </style:style>
    <style:style style:name="T103" style:family="text">
      <style:text-properties style:font-name="BABEL Unicode" fo:font-size="12pt" fo:letter-spacing="-0.0929in" fo:font-style="normal" fo:font-weight="normal"/>
    </style:style>
    <style:style style:name="T104" style:family="text">
      <style:text-properties style:font-name="BABEL Unicode" fo:font-size="12pt" fo:letter-spacing="-0.0228in" fo:font-style="normal" fo:font-weight="normal"/>
    </style:style>
    <style:style style:name="T105" style:family="text">
      <style:text-properties style:font-name="BABEL Unicode" fo:font-size="12pt" fo:letter-spacing="-0.0165in" fo:font-style="normal" fo:font-weight="normal"/>
    </style:style>
    <style:style style:name="T106" style:family="text">
      <style:text-properties style:font-name="BABEL Unicode" fo:font-size="12pt" fo:letter-spacing="-0.0673in" fo:font-style="normal" fo:font-weight="normal"/>
    </style:style>
    <style:style style:name="T107" style:family="text">
      <style:text-properties style:font-name="BABEL Unicode" fo:font-size="12pt" fo:letter-spacing="-0.0008in" fo:font-style="normal" fo:font-weight="normal"/>
    </style:style>
    <style:style style:name="T108" style:family="text">
      <style:text-properties style:font-name="BABEL Unicode" fo:font-size="12pt" fo:letter-spacing="-0.0346in" fo:font-style="normal" fo:font-weight="normal"/>
    </style:style>
    <style:style style:name="T109" style:family="text">
      <style:text-properties style:font-name="BABEL Unicode" fo:font-size="12pt" fo:letter-spacing="-0.0854in" fo:font-style="normal" fo:font-weight="normal"/>
    </style:style>
    <style:style style:name="T110" style:family="text">
      <style:text-properties style:font-name="BABEL Unicode" fo:font-size="12pt" fo:letter-spacing="-0.0217in" fo:font-style="normal" fo:font-weight="normal"/>
    </style:style>
    <style:style style:name="T111" style:family="text">
      <style:text-properties style:font-name="BABEL Unicode" fo:font-size="12pt" fo:letter-spacing="-0.0917in" fo:font-style="normal" fo:font-weight="normal"/>
    </style:style>
    <style:style style:name="T112" style:family="text">
      <style:text-properties style:font-name="BABEL Unicode" fo:font-size="12pt" fo:letter-spacing="-0.0362in" fo:font-style="normal" fo:font-weight="normal"/>
    </style:style>
    <style:style style:name="T113" style:family="text">
      <style:text-properties style:font-name="BABEL Unicode" fo:font-size="12pt" fo:letter-spacing="-0.0035in" fo:font-style="normal" fo:font-weight="normal"/>
    </style:style>
    <style:style style:name="T114" style:family="text">
      <style:text-properties style:font-name="BABEL Unicode" fo:font-size="12pt" fo:letter-spacing="-0.0492in" fo:font-style="normal" fo:font-weight="normal"/>
    </style:style>
    <style:style style:name="T115" style:family="text">
      <style:text-properties style:font-name="BABEL Unicode" fo:font-size="12pt" fo:letter-spacing="-0.0902in" fo:font-style="normal" fo:font-weight="normal"/>
    </style:style>
    <style:style style:name="T116" style:family="text">
      <style:text-properties style:font-name="BABEL Unicode" fo:font-size="12pt" fo:letter-spacing="-0.1028in" fo:font-style="normal" fo:font-weight="normal"/>
    </style:style>
    <style:style style:name="T117" style:family="text">
      <style:text-properties style:font-name="BABEL Unicode" fo:font-size="12pt" fo:letter-spacing="-0.0402in" fo:font-style="normal" fo:font-weight="normal"/>
    </style:style>
    <style:style style:name="T118" style:family="text">
      <style:text-properties style:font-name="BABEL Unicode" fo:font-size="12pt" fo:letter-spacing="-0.0583in" fo:font-style="normal" fo:font-weight="normal"/>
    </style:style>
    <style:style style:name="T119" style:family="text">
      <style:text-properties style:font-name="BABEL Unicode" fo:font-size="12pt" fo:letter-spacing="-0.098in" fo:font-style="normal" fo:font-weight="normal"/>
    </style:style>
    <style:style style:name="T120" style:family="text">
      <style:text-properties style:font-name="BABEL Unicode" fo:font-size="12pt" fo:letter-spacing="-0.111in" fo:font-style="normal" fo:font-weight="normal"/>
    </style:style>
    <style:style style:name="T121" style:family="text">
      <style:text-properties style:font-name="BABEL Unicode" fo:font-size="12pt" fo:letter-spacing="-0.0689in" fo:font-style="normal" fo:font-weight="normal"/>
    </style:style>
    <style:style style:name="T122" style:family="text">
      <style:text-properties style:font-name="BABEL Unicode" fo:font-size="12pt" fo:letter-spacing="-0.1083in" fo:font-style="normal" fo:font-weight="normal"/>
    </style:style>
    <style:style style:name="T123" style:family="text">
      <style:text-properties style:font-name="BABEL Unicode" fo:font-size="12pt" fo:letter-spacing="-0.0319in" fo:font-style="normal" fo:font-weight="normal"/>
    </style:style>
    <style:style style:name="T124" style:family="text">
      <style:text-properties style:font-name="BABEL Unicode" fo:font-size="12pt" fo:letter-spacing="-0.0654in" fo:font-style="normal" fo:font-weight="normal"/>
    </style:style>
    <style:style style:name="T125" style:family="text">
      <style:text-properties style:font-name="BABEL Unicode" fo:font-size="12pt" fo:letter-spacing="-0.1126in" fo:font-style="normal" fo:font-weight="normal"/>
    </style:style>
    <style:style style:name="T126" style:family="text">
      <style:text-properties style:font-name="BABEL Unicode" fo:font-size="12pt" fo:letter-spacing="-0.0181in" fo:font-style="normal" fo:font-weight="normal"/>
    </style:style>
    <style:style style:name="T127" style:family="text">
      <style:text-properties style:font-name="BABEL Unicode" fo:font-size="12pt" fo:letter-spacing="-0.1346in" fo:font-style="normal" fo:font-weight="normal"/>
    </style:style>
    <style:style style:name="T128" style:family="text">
      <style:text-properties style:font-name="BABEL Unicode" fo:font-size="12pt" fo:letter-spacing="-0.0126in" fo:font-style="normal" fo:font-weight="normal"/>
    </style:style>
    <style:style style:name="T129" style:family="text">
      <style:text-properties style:font-name="BABEL Unicode" fo:font-size="12pt" fo:letter-spacing="-0.0535in" fo:font-style="normal" fo:font-weight="normal"/>
    </style:style>
    <style:style style:name="T130" style:family="text">
      <style:text-properties style:font-name="BABEL Unicode" fo:font-size="12pt" fo:letter-spacing="-0.0882in" fo:font-style="normal" fo:font-weight="normal"/>
    </style:style>
    <style:style style:name="T131" style:family="text">
      <style:text-properties style:font-name="BABEL Unicode" fo:font-size="12pt" fo:letter-spacing="-0.0173in" fo:font-style="normal" fo:font-weight="normal"/>
    </style:style>
    <style:style style:name="T132" style:family="text">
      <style:text-properties style:font-name="BABEL Unicode" fo:font-size="12pt" fo:letter-spacing="-0.0728in" fo:font-style="normal" fo:font-weight="normal"/>
    </style:style>
    <style:style style:name="T133" style:family="text">
      <style:text-properties style:font-name-complex="Times New Roman1" style:font-size-complex="14pt" style:font-style-complex="normal" style:font-weight-complex="normal"/>
    </style:style>
    <style:style style:name="T134" style:family="text">
      <style:text-properties style:font-name-complex="BABEL Unicode" style:font-size-complex="12pt"/>
    </style:style>
    <style:style style:name="T135" style:family="text">
      <style:text-properties style:font-name-complex="BABEL Unicode" style:font-size-complex="12pt" style:font-style-complex="normal" style:font-weight-complex="normal"/>
    </style:style>
    <style:style style:name="T136" style:family="text">
      <style:text-properties fo:letter-spacing="-0.0008in"/>
    </style:style>
    <style:style style:name="T137" style:family="text">
      <style:text-properties fo:letter-spacing="-0.0008in" style:font-name-complex="BABEL Unicode" style:font-size-complex="12pt" style:font-style-complex="normal" style:font-weight-complex="normal"/>
    </style:style>
    <style:style style:name="T138" style:family="text">
      <style:text-properties fo:letter-spacing="-0.0008in" style:font-name-complex="Times New Roman1" style:font-size-complex="14pt" style:font-style-complex="normal" style:font-weight-complex="normal"/>
    </style:style>
    <style:style style:name="T139" style:family="text">
      <style:text-properties fo:letter-spacing="-0.0638in" style:font-name-complex="BABEL Unicode" style:font-size-complex="12pt" style:font-style-complex="normal" style:font-weight-complex="normal"/>
    </style:style>
    <style:style style:name="T140" style:family="text">
      <style:text-properties fo:letter-spacing="0.0118in" style:font-name-complex="Times New Roman1" style:font-size-complex="14pt" style:font-style-complex="normal" style:font-weight-complex="normal"/>
    </style:style>
    <style:style style:name="T141" style:family="text">
      <style:text-properties fo:letter-spacing="0.0118in" style:font-name-complex="BABEL Unicode" style:font-size-complex="12pt" style:font-style-complex="normal" style:font-weight-complex="normal"/>
    </style:style>
    <style:style style:name="T142" style:family="text">
      <style:text-properties fo:letter-spacing="-0.0665in" style:font-name-complex="BABEL Unicode" style:font-size-complex="12pt" style:font-style-complex="normal" style:font-weight-complex="normal"/>
    </style:style>
    <style:style style:name="T143" style:family="text">
      <style:text-properties fo:letter-spacing="-0.0402in" style:font-name-complex="BABEL Unicode" style:font-size-complex="12pt" style:font-style-complex="normal" style:font-weight-complex="normal"/>
    </style:style>
    <style:style style:name="T144" style:family="text">
      <style:text-properties fo:letter-spacing="-0.072in" style:font-name-complex="BABEL Unicode" style:font-size-complex="12pt" style:font-style-complex="normal" style:font-weight-complex="normal"/>
    </style:style>
    <style:style style:name="T145" style:family="text">
      <style:text-properties fo:letter-spacing="-0.0091in" style:font-name-complex="BABEL Unicode" style:font-size-complex="12pt" style:font-style-complex="normal" style:font-weight-complex="normal"/>
    </style:style>
    <style:style style:name="T146" style:family="text">
      <style:text-properties fo:letter-spacing="-0.0091in" style:font-name-complex="Times New Roman1" style:font-size-complex="14pt" style:font-style-complex="normal" style:font-weight-complex="normal"/>
    </style:style>
    <style:style style:name="T147" style:family="text">
      <style:text-properties fo:letter-spacing="-0.078in" style:font-name-complex="BABEL Unicode" style:font-size-complex="12pt" style:font-style-complex="normal" style:font-weight-complex="normal"/>
    </style:style>
    <style:style style:name="T148" style:family="text">
      <style:text-properties fo:letter-spacing="-0.0098in" style:font-name-complex="BABEL Unicode" style:font-size-complex="12pt" style:font-style-complex="normal" style:font-weight-complex="normal"/>
    </style:style>
    <style:style style:name="T149" style:family="text">
      <style:text-properties fo:letter-spacing="-0.0543in" style:font-name-complex="BABEL Unicode" style:font-size-complex="12pt" style:font-style-complex="normal" style:font-weight-complex="normal"/>
    </style:style>
    <style:style style:name="T150" style:family="text">
      <style:text-properties fo:letter-spacing="-0.0992in" style:font-name-complex="BABEL Unicode" style:font-size-complex="12pt" style:font-style-complex="normal" style:font-weight-complex="normal"/>
    </style:style>
    <style:style style:name="T151" style:family="text">
      <style:text-properties fo:letter-spacing="-0.1201in" style:font-name-complex="BABEL Unicode" style:font-size-complex="12pt" style:font-style-complex="normal" style:font-weight-complex="normal"/>
    </style:style>
    <style:style style:name="T152" style:family="text">
      <style:text-properties fo:letter-spacing="-0.0409in" style:font-name-complex="BABEL Unicode" style:font-size-complex="12pt" style:font-style-complex="normal" style:font-weight-complex="normal"/>
    </style:style>
    <style:style style:name="T153" style:family="text">
      <style:text-properties fo:letter-spacing="-0.0965in" style:font-name-complex="BABEL Unicode" style:font-size-complex="12pt" style:font-style-complex="normal" style:font-weight-complex="normal"/>
    </style:style>
    <style:style style:name="T154" style:family="text">
      <style:text-properties fo:letter-spacing="-0.0244in" style:font-name-complex="BABEL Unicode" style:font-size-complex="12pt" style:font-style-complex="normal" style:font-weight-complex="normal"/>
    </style:style>
    <style:style style:name="T155" style:family="text">
      <style:text-properties fo:letter-spacing="-0.0244in" style:font-name-complex="Times New Roman1" style:font-size-complex="14pt" style:font-style-complex="normal" style:font-weight-complex="normal"/>
    </style:style>
    <style:style style:name="T156" style:family="text">
      <style:text-properties fo:letter-spacing="-0.022in" style:font-name-complex="Times New Roman1" style:font-size-complex="14pt" style:font-style-complex="normal" style:font-weight-complex="normal"/>
    </style:style>
    <style:style style:name="T157" style:family="text">
      <style:text-properties style:font-name="LM Roman Caps 10"/>
    </style:style>
    <style:style style:name="T158" style:family="text">
      <style:text-properties style:font-name="LM Roman Caps 10" fo:font-size="12pt"/>
    </style:style>
    <style:style style:name="T159" style:family="text">
      <style:text-properties style:font-name="LM Roman Caps 10" fo:font-size="12pt" style:text-underline-style="solid" style:text-underline-width="auto" style:text-underline-color="font-color"/>
    </style:style>
    <style:style style:name="T160" style:family="text">
      <style:text-properties style:font-name="LM Roman Caps 10" fo:font-size="12pt" fo:letter-spacing="-0.0008in"/>
    </style:style>
    <style:style style:name="T161" style:family="text">
      <style:text-properties style:font-name="LM Roman Caps 10" fo:letter-spacing="-0.0008in"/>
    </style:style>
    <style:style style:name="T162" style:family="text">
      <style:text-properties fo:letter-spacing="-0.0516in" style:font-name-complex="BABEL Unicode" style:font-size-complex="12pt" style:font-style-complex="normal" style:font-weight-complex="normal"/>
    </style:style>
    <style:style style:name="T163" style:family="text">
      <style:text-properties fo:letter-spacing="-0.1083in" style:font-name-complex="BABEL Unicode" style:font-size-complex="12pt" style:font-style-complex="normal" style:font-weight-complex="normal"/>
    </style:style>
    <style:style style:name="T164" style:family="text">
      <style:text-properties fo:letter-spacing="-0.0957in" style:font-name-complex="BABEL Unicode" style:font-size-complex="12pt" style:font-style-complex="normal" style:font-weight-complex="normal"/>
    </style:style>
    <style:style style:name="T165" style:family="text">
      <style:text-properties fo:letter-spacing="-0.0709in" style:font-name-complex="BABEL Unicode" style:font-size-complex="12pt" style:font-style-complex="normal" style:font-weight-complex="normal"/>
    </style:style>
    <style:style style:name="T166" style:family="text">
      <style:text-properties fo:letter-spacing="-0.0854in" style:font-name-complex="BABEL Unicode" style:font-size-complex="12pt" style:font-style-complex="normal" style:font-weight-complex="normal"/>
    </style:style>
    <style:style style:name="T167" style:family="text">
      <style:text-properties fo:letter-spacing="-0.0508in" style:font-name-complex="BABEL Unicode" style:font-size-complex="12pt" style:font-style-complex="normal" style:font-weight-complex="normal"/>
    </style:style>
    <style:style style:name="T168" style:family="text">
      <style:text-properties fo:letter-spacing="0.0035in" style:font-name-complex="BABEL Unicode" style:font-size-complex="12pt" style:font-style-complex="normal" style:font-weight-complex="normal"/>
    </style:style>
    <style:style style:name="T169" style:family="text">
      <style:text-properties fo:letter-spacing="-0.1043in" style:font-name-complex="BABEL Unicode" style:font-size-complex="12pt" style:font-style-complex="normal" style:font-weight-complex="normal"/>
    </style:style>
    <style:style style:name="T170" style:family="text">
      <style:text-properties fo:letter-spacing="-0.0929in" style:font-name-complex="BABEL Unicode" style:font-size-complex="12pt" style:font-style-complex="normal" style:font-weight-complex="normal"/>
    </style:style>
    <style:style style:name="T171" style:family="text">
      <style:text-properties fo:letter-spacing="0.0063in" style:font-name-complex="Times New Roman1" style:font-size-complex="14pt" style:font-style-complex="normal" style:font-weight-complex="normal"/>
    </style:style>
    <style:style style:name="T172" style:family="text">
      <style:text-properties fo:letter-spacing="-0.0445in" style:font-name-complex="BABEL Unicode" style:font-size-complex="12pt" style:font-style-complex="normal" style:font-weight-complex="normal"/>
    </style:style>
    <style:style style:name="T173" style:family="text">
      <style:text-properties fo:letter-spacing="-0.0228in" style:font-name-complex="BABEL Unicode" style:font-size-complex="12pt"/>
    </style:style>
    <style:style style:name="T174" style:family="text">
      <style:text-properties fo:letter-spacing="-0.0228in" style:font-name-complex="BABEL Unicode" style:font-size-complex="12pt" style:font-style-complex="normal" style:font-weight-complex="normal"/>
    </style:style>
    <style:style style:name="T175" style:family="text">
      <style:text-properties fo:letter-spacing="-0.0165in" style:font-name-complex="BABEL Unicode" style:font-size-complex="12pt" style:font-style-complex="normal" style:font-weight-complex="normal"/>
    </style:style>
    <style:style style:name="T176" style:family="text">
      <style:text-properties fo:letter-spacing="-0.0563in" style:font-name-complex="BABEL Unicode" style:font-size-complex="12pt" style:font-style-complex="normal" style:font-weight-complex="normal"/>
    </style:style>
    <style:style style:name="T177" style:family="text">
      <style:text-properties fo:letter-spacing="-0.0335in" style:font-name-complex="Times New Roman1" style:font-size-complex="14pt" style:font-style-complex="normal" style:font-weight-complex="normal"/>
    </style:style>
    <style:style style:name="T178" style:family="text">
      <style:text-properties fo:letter-spacing="-0.0335in" style:font-name-complex="BABEL Unicode" style:font-size-complex="12pt" style:font-style-complex="normal" style:font-weight-complex="normal"/>
    </style:style>
    <style:style style:name="T179" style:family="text">
      <style:text-properties fo:letter-spacing="-0.0134in" style:font-name-complex="BABEL Unicode" style:font-size-complex="12pt"/>
    </style:style>
    <style:style style:name="T180" style:family="text">
      <style:text-properties fo:letter-spacing="-0.0134in" style:font-name-complex="BABEL Unicode" style:font-size-complex="12pt" style:font-style-complex="normal" style:font-weight-complex="normal"/>
    </style:style>
    <style:style style:name="T181" style:family="text">
      <style:text-properties fo:letter-spacing="-0.0366in" style:font-name-complex="Times New Roman1" style:font-size-complex="14pt" style:font-style-complex="normal" style:font-weight-complex="normal"/>
    </style:style>
    <style:style style:name="T182" style:family="text">
      <style:text-properties fo:letter-spacing="-0.0118in" style:font-name-complex="BABEL Unicode" style:font-size-complex="12pt" style:font-style-complex="normal" style:font-weight-complex="normal"/>
    </style:style>
    <style:style style:name="T183" style:family="text">
      <style:text-properties fo:letter-spacing="-0.011in" style:font-name-complex="BABEL Unicode" style:font-size-complex="12pt" style:font-style-complex="normal" style:font-weight-complex="normal"/>
    </style:style>
    <style:style style:name="T184" style:family="text">
      <style:text-properties fo:letter-spacing="-0.011in" style:font-name-complex="Times New Roman1" style:font-size-complex="14pt" style:font-style-complex="normal" style:font-weight-complex="normal"/>
    </style:style>
    <style:style style:name="T185" style:family="text">
      <style:text-properties fo:letter-spacing="-0.0626in" style:font-name-complex="BABEL Unicode" style:font-size-complex="12pt" style:font-style-complex="normal" style:font-weight-complex="normal"/>
    </style:style>
    <style:style style:name="T186" style:family="text">
      <style:text-properties fo:letter-spacing="0.0165in" style:font-name-complex="Times New Roman1" style:font-size-complex="14pt" style:font-style-complex="normal" style:font-weight-complex="normal"/>
    </style:style>
    <style:style style:name="T187" style:family="text">
      <style:text-properties fo:letter-spacing="-0.0673in" style:font-name-complex="BABEL Unicode" style:font-size-complex="12pt" style:font-style-complex="normal" style:font-weight-complex="normal"/>
    </style:style>
    <style:style style:name="T188" style:family="text">
      <style:text-properties fo:letter-spacing="-0.1126in" style:font-name-complex="BABEL Unicode" style:font-size-complex="12pt" style:font-style-complex="normal" style:font-weight-complex="normal"/>
    </style:style>
    <style:style style:name="T189" style:family="text">
      <style:text-properties fo:letter-spacing="-0.0728in" style:font-name-complex="BABEL Unicode" style:font-size-complex="12pt" style:font-style-complex="normal" style:font-weight-complex="normal"/>
    </style:style>
    <style:style style:name="T190" style:family="text">
      <style:text-properties fo:letter-spacing="-0.0874in" style:font-name-complex="BABEL Unicode" style:font-size-complex="12pt" style:font-style-complex="normal" style:font-weight-complex="normal"/>
    </style:style>
    <style:style style:name="T191" style:family="text">
      <style:text-properties fo:letter-spacing="-0.0161in"/>
    </style:style>
    <style:style style:name="T192" style:family="text">
      <style:text-properties fo:letter-spacing="-0.0138in" style:font-name-complex="Times New Roman1" style:font-size-complex="14pt" style:font-style-complex="normal" style:font-weight-complex="normal"/>
    </style:style>
    <style:style style:name="T193" style:family="text">
      <style:text-properties fo:letter-spacing="-0.0772in" style:font-name-complex="BABEL Unicode" style:font-size-complex="12pt" style:font-style-complex="normal" style:font-weight-complex="normal"/>
    </style:style>
    <style:style style:name="T194" style:family="text">
      <style:text-properties fo:letter-spacing="0.011in" style:font-name-complex="Times New Roman1" style:font-size-complex="14pt" style:font-style-complex="normal" style:font-weight-complex="normal"/>
    </style:style>
    <style:style style:name="T195" style:family="text">
      <style:text-properties fo:letter-spacing="-0.0126in" style:font-name-complex="BABEL Unicode" style:font-size-complex="12pt" style:font-style-complex="normal" style:font-weight-complex="normal"/>
    </style:style>
    <style:style style:name="T196" style:family="text">
      <style:text-properties fo:letter-spacing="-0.0898in" style:font-name-complex="BABEL Unicode" style:font-size-complex="12pt" style:font-style-complex="normal" style:font-weight-complex="normal"/>
    </style:style>
    <style:style style:name="T197" style:family="text">
      <style:text-properties fo:letter-spacing="-0.0346in" style:font-name-complex="BABEL Unicode" style:font-size-complex="12pt" style:font-style-complex="normal" style:font-weight-complex="normal"/>
    </style:style>
    <style:style style:name="T198" style:family="text">
      <style:text-properties fo:letter-spacing="-0.0346in" style:font-name-complex="Times New Roman1" style:font-size-complex="14pt" style:font-style-complex="normal" style:font-weight-complex="normal"/>
    </style:style>
    <style:style style:name="T199" style:family="text">
      <style:text-properties fo:letter-spacing="-0.0319in" style:font-name-complex="BABEL Unicode" style:font-size-complex="12pt" style:font-style-complex="normal" style:font-weight-complex="normal"/>
    </style:style>
    <style:style style:name="T200" style:family="text">
      <style:text-properties fo:letter-spacing="-0.0217in" style:font-name-complex="BABEL Unicode" style:font-size-complex="12pt" style:font-style-complex="normal" style:font-weight-complex="normal"/>
    </style:style>
    <style:style style:name="T201" style:family="text">
      <style:text-properties fo:letter-spacing="-0.1209in" style:font-name-complex="BABEL Unicode" style:font-size-complex="12pt" style:font-style-complex="normal" style:font-weight-complex="normal"/>
    </style:style>
    <style:style style:name="T202" style:family="text">
      <style:text-properties fo:letter-spacing="-0.0783in" style:font-name-complex="BABEL Unicode" style:font-size-complex="12pt" style:font-style-complex="normal" style:font-weight-complex="normal"/>
    </style:style>
    <style:style style:name="T203" style:family="text">
      <style:text-properties fo:letter-spacing="-0.1189in" style:font-name-complex="BABEL Unicode" style:font-size-complex="12pt" style:font-style-complex="normal" style:font-weight-complex="normal"/>
    </style:style>
    <style:style style:name="T204" style:family="text">
      <style:text-properties fo:letter-spacing="-0.0256in" style:font-name-complex="Times New Roman1" style:font-size-complex="14pt" style:font-style-complex="normal" style:font-weight-complex="normal"/>
    </style:style>
    <style:style style:name="T205" style:family="text">
      <style:text-properties fo:letter-spacing="-0.0917in" style:font-name-complex="BABEL Unicode" style:font-size-complex="12pt" style:font-style-complex="normal" style:font-weight-complex="normal"/>
    </style:style>
    <style:style style:name="T206" style:family="text">
      <style:text-properties fo:letter-spacing="-0.0362in" style:font-name-complex="BABEL Unicode" style:font-size-complex="12pt" style:font-style-complex="normal" style:font-weight-complex="normal"/>
    </style:style>
    <style:style style:name="T207" style:family="text">
      <style:text-properties fo:letter-spacing="0.0075in" style:font-name-complex="BABEL Unicode" style:font-size-complex="12pt" style:font-style-complex="normal" style:font-weight-complex="normal"/>
    </style:style>
    <style:style style:name="T208" style:family="text">
      <style:text-properties fo:letter-spacing="-0.0756in" style:font-name-complex="BABEL Unicode" style:font-size-complex="12pt" style:font-style-complex="normal" style:font-weight-complex="normal"/>
    </style:style>
    <style:style style:name="T209" style:family="text">
      <style:text-properties fo:letter-spacing="-0.0689in" style:font-name-complex="BABEL Unicode" style:font-size-complex="12pt" style:font-style-complex="normal" style:font-weight-complex="normal"/>
    </style:style>
    <style:style style:name="T210" style:family="text">
      <style:text-properties fo:letter-spacing="0.0138in" style:font-name-complex="Times New Roman1" style:font-size-complex="14pt" style:font-style-complex="normal" style:font-weight-complex="normal"/>
    </style:style>
    <style:style style:name="T211" style:family="text">
      <style:text-properties fo:letter-spacing="-0.0492in" style:font-name-complex="BABEL Unicode" style:font-size-complex="12pt" style:font-style-complex="normal" style:font-weight-complex="normal"/>
    </style:style>
    <style:style style:name="T212" style:family="text">
      <style:text-properties fo:letter-spacing="-0.0547in" style:font-name-complex="BABEL Unicode" style:font-size-complex="12pt" style:font-style-complex="normal" style:font-weight-complex="normal"/>
    </style:style>
    <style:style style:name="T213" style:family="text">
      <style:text-properties fo:letter-spacing="-0.0555in" style:font-name-complex="BABEL Unicode" style:font-size-complex="12pt" style:font-style-complex="normal" style:font-weight-complex="normal"/>
    </style:style>
    <style:style style:name="T214" style:family="text">
      <style:text-properties fo:letter-spacing="-0.0201in" style:font-name-complex="Times New Roman1" style:font-size-complex="14pt" style:font-style-complex="normal" style:font-weight-complex="normal"/>
    </style:style>
    <style:style style:name="T215" style:family="text">
      <style:text-properties fo:letter-spacing="-0.1028in" style:font-name-complex="BABEL Unicode" style:font-size-complex="12pt" style:font-style-complex="normal" style:font-weight-complex="normal"/>
    </style:style>
    <style:style style:name="T216" style:family="text">
      <style:text-properties fo:letter-spacing="-0.0311in" style:font-name-complex="BABEL Unicode" style:font-size-complex="12pt" style:font-style-complex="normal" style:font-weight-complex="normal"/>
    </style:style>
    <style:style style:name="T217" style:family="text">
      <style:text-properties fo:letter-spacing="-0.0583in" style:font-name-complex="BABEL Unicode" style:font-size-complex="12pt" style:font-style-complex="normal" style:font-weight-complex="normal"/>
    </style:style>
    <style:style style:name="T218" style:family="text">
      <style:text-properties fo:letter-spacing="-0.0835in" style:font-name-complex="BABEL Unicode" style:font-size-complex="12pt" style:font-style-complex="normal" style:font-weight-complex="normal"/>
    </style:style>
    <style:style style:name="T219" style:family="text">
      <style:text-properties fo:letter-spacing="-0.0846in" style:font-name-complex="BABEL Unicode" style:font-size-complex="12pt"/>
    </style:style>
    <style:style style:name="T220" style:family="text">
      <style:text-properties fo:letter-spacing="-0.0846in" style:font-name-complex="BABEL Unicode" style:font-size-complex="12pt" style:font-style-complex="normal" style:font-weight-complex="normal"/>
    </style:style>
    <style:style style:name="T221" style:family="text">
      <style:text-properties fo:letter-spacing="-0.028in" style:font-name-complex="BABEL Unicode" style:font-size-complex="12pt"/>
    </style:style>
    <style:style style:name="T222" style:family="text">
      <style:text-properties fo:letter-spacing="-0.0327in" style:font-name-complex="BABEL Unicode" style:font-size-complex="12pt" style:font-style-complex="normal" style:font-weight-complex="normal"/>
    </style:style>
    <style:style style:name="T223" style:family="text">
      <style:text-properties fo:letter-spacing="-0.0437in" style:font-name-complex="BABEL Unicode" style:font-size-complex="12pt" style:font-style-complex="normal" style:font-weight-complex="normal"/>
    </style:style>
    <style:style style:name="T224" style:family="text">
      <style:text-properties fo:letter-spacing="-0.1047in" style:font-name-complex="BABEL Unicode" style:font-size-complex="12pt" style:font-style-complex="normal" style:font-weight-complex="normal"/>
    </style:style>
    <style:style style:name="T225" style:family="text">
      <style:text-properties fo:letter-spacing="0.0102in" style:font-name-complex="Times New Roman1" style:font-size-complex="14pt" style:font-style-complex="normal" style:font-weight-complex="normal"/>
    </style:style>
    <style:style style:name="T226" style:family="text">
      <style:text-properties fo:letter-spacing="-0.0717in" style:font-name-complex="BABEL Unicode" style:font-size-complex="12pt" style:font-style-complex="normal" style:font-weight-complex="normal"/>
    </style:style>
    <style:style style:name="T227" style:family="text">
      <style:text-properties fo:letter-spacing="-0.0681in" style:font-name-complex="BABEL Unicode" style:font-size-complex="12pt" style:font-style-complex="normal" style:font-weight-complex="normal"/>
    </style:style>
    <style:style style:name="T228" style:family="text">
      <style:text-properties fo:letter-spacing="-0.0984in" style:font-name-complex="BABEL Unicode" style:font-size-complex="12pt" style:font-style-complex="normal" style:font-weight-complex="normal"/>
    </style:style>
    <style:style style:name="T229" style:family="text">
      <style:text-properties fo:letter-spacing="-0.0799in" style:font-name-complex="BABEL Unicode" style:font-size-complex="12pt" style:font-style-complex="normal" style:font-weight-complex="normal"/>
    </style:style>
    <style:style style:name="T230" style:family="text">
      <style:text-properties fo:letter-spacing="-0.0839in" style:font-name-complex="BABEL Unicode" style:font-size-complex="12pt" style:font-style-complex="normal" style:font-weight-complex="normal"/>
    </style:style>
    <style:style style:name="T231" style:family="text">
      <style:text-properties fo:letter-spacing="-0.0283in" style:font-name-complex="BABEL Unicode" style:font-size-complex="12pt" style:font-style-complex="normal" style:font-weight-complex="normal"/>
    </style:style>
    <style:style style:name="T232" style:family="text">
      <style:text-properties fo:letter-spacing="-0.0972in" style:font-name-complex="BABEL Unicode" style:font-size-complex="12pt" style:font-style-complex="normal" style:font-weight-complex="normal"/>
    </style:style>
    <style:style style:name="T233" style:family="text">
      <style:text-properties fo:letter-spacing="-0.1016in" style:font-name-complex="BABEL Unicode" style:font-size-complex="12pt" style:font-style-complex="normal" style:font-weight-complex="normal"/>
    </style:style>
    <style:style style:name="T234" style:family="text">
      <style:text-properties fo:letter-spacing="-0.048in" style:font-name-complex="Times New Roman1" style:font-size-complex="14pt" style:font-style-complex="normal" style:font-weight-complex="normal"/>
    </style:style>
    <style:style style:name="T235" style:family="text">
      <style:text-properties fo:letter-spacing="-0.048in" style:font-name-complex="BABEL Unicode" style:font-size-complex="12pt" style:font-style-complex="normal" style:font-weight-complex="normal"/>
    </style:style>
    <style:style style:name="T236" style:family="text">
      <style:text-properties fo:letter-spacing="-0.0146in" style:font-name-complex="BABEL Unicode" style:font-size-complex="12pt" style:font-style-complex="normal" style:font-weight-complex="normal"/>
    </style:style>
    <style:style style:name="T237" style:family="text">
      <style:text-properties fo:letter-spacing="-0.1091in" style:font-name-complex="BABEL Unicode" style:font-size-complex="12pt" style:font-style-complex="normal" style:font-weight-complex="normal"/>
    </style:style>
    <style:style style:name="T238" style:family="text">
      <style:text-properties fo:letter-spacing="-0.0173in" style:font-name-complex="BABEL Unicode" style:font-size-complex="12pt" style:font-style-complex="normal" style:font-weight-complex="normal"/>
    </style:style>
    <style:style style:name="T239" style:family="text">
      <style:text-properties fo:letter-spacing="-0.0209in" style:font-name-complex="Times New Roman1" style:font-size-complex="14pt" style:font-style-complex="normal" style:font-weight-complex="normal"/>
    </style:style>
    <style:style style:name="T240" style:family="text">
      <style:text-properties fo:letter-spacing="-0.0181in" style:font-name-complex="BABEL Unicode" style:font-size-complex="12pt" style:font-style-complex="normal" style:font-weight-complex="normal"/>
    </style:style>
    <style:style style:name="T241" style:family="text">
      <style:text-properties fo:letter-spacing="-0.0189in" style:font-name-complex="Times New Roman1" style:font-size-complex="14pt" style:font-style-complex="normal" style:font-weight-complex="normal"/>
    </style:style>
    <style:style style:name="T242" style:family="text">
      <style:text-properties fo:letter-spacing="0.0425in"/>
    </style:style>
    <style:style style:name="T243" style:family="text">
      <style:text-properties fo:letter-spacing="0.0047in" style:font-name-complex="Times New Roman1" style:font-size-complex="14pt" style:font-style-complex="normal" style:font-weight-complex="normal"/>
    </style:style>
    <style:style style:name="T244" style:family="text">
      <style:text-properties style:font-name="Georgia" fo:font-size="8pt" fo:font-style="italic"/>
    </style:style>
    <style:style style:name="T245" style:family="text">
      <style:text-properties style:font-name="Georgia" fo:font-size="8pt" fo:letter-spacing="0.002in" fo:font-style="italic"/>
    </style:style>
    <style:style style:name="fr1" style:family="graphic" style:parent-style-name="Graphics">
      <style:graphic-properties fo:margin-left="4.1854in" fo:margin-right="0in" fo:margin-top="9.7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5.7472in" fo:margin-right="0in" fo:margin-top="0.67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1.261in" fo:margin-right="0in" fo:margin-top="0.67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1.2752in" fo:margin-right="0in" fo:margin-top="0.9417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4.1634in" fo:margin-right="0in" fo:margin-top="9.7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4.1673in" fo:margin-right="0in" fo:margin-top="9.7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2.1335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2.1016in" fo:margin-right="0in" fo:margin-top="0.3193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2.1016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2.5929in" fo:margin-right="0in" fo:margin-top="0.452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3.8598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2.9102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5.2138in" fo:margin-right="0in" fo:margin-top="0.0146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4.5783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2.078in" fo:margin-right="0in" fo:margin-top="0.3193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2.078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3.1811in" fo:margin-right="0in" fo:margin-top="0.4161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2.8634in" fo:margin-right="0in" fo:margin-top="0.0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3.2783in" fo:margin-right="0in" fo:margin-top="0.4165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3.2783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4.672in" fo:margin-right="0in" fo:margin-top="0.0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4.0366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4.1272in" fo:margin-right="0in" fo:margin-top="9.7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1.2752in" fo:margin-right="0in" fo:margin-top="0.2201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5"/>
      <text:p text:style-name="P24">Prédicats secondaires en hébreu biblique</text:p>
      <text:p text:style-name="P27"><text:span text:style-name="T7">Jacques EJ Boulet Université de</text:span><text:span text:style-name="T8">Toronto</text:span></text:p>
      <text:p text:style-name="P28">Deuxième atelier sur la linguistique et la philologie hébraïques bibliques, Université hébraïque de Jérusalem</text:p>
      <text:p text:style-name="P25">27 juin 2018</text:p>
      <text:p text:style-name="P2"/>
      <text:p text:style-name="P6"/>
      <text:p text:style-name="P26">Abstrait</text:p>
      <text:p text:style-name="P29"><text:span text:style-name="T54">Dans cette présentation, je fais quelques premiers pas</text:span><text:span text:style-name="T56">vers</text:span><text:span text:style-name="T54">une description complète des prédicats secondaires en hébreu biblique.Les prédicats secondaires sont des phrases apparaissant sous la portée d'un verbe principal qui partagent un argument avec le verbe et prédisent quelque chose à propos de cet argument, soit le sujet, soit</text:span><text:span text:style-name="T58">l'</text:span><text:span text:style-name="T54">objet.J'identifie trois types de prédicat secondaire en hébreu biblique:</text:span><text:span text:style-name="T59">dé-</text:span><text:span text:style-name="T54">pictives, resultatives, et ce que j'appelle provisoirement</text:span><text:span text:style-name="T56">« purposives ».</text:span><text:span text:style-name="T54">Depictives et resultatives peuvent</text:span><text:span text:style-name="T61">être</text:span><text:span text:style-name="T54">de toute classe de mot non finis, alors que purposives semblentà</text:span><text:span text:style-name="T61">être</text:span><text:span text:style-name="T54">strictementnominale.Chaquetypedeprédicatsecondaire</text:span><text:span text:style-name="T54">devrait</text:span><text:span text:style-name="T56">recevoir</text:span><text:span text:style-name="T54">une représentation sémantique distincte.</text:span><text:span text:style-name="T56">Cependant,</text:span><text:span text:style-name="T54">les trois types partagent les mêmes structures syntaxiques orientées sujet et objet.</text:span><text:span text:style-name="T62">Pour la</text:span><text:span text:style-name="T54">structure syntaxique ,</text:span><text:span text:style-name="T63">je</text:span><text:span text:style-name="T54">suisl'unifiéeapprochede laprédicationde</text:span><text:span text:style-name="T56">Bowers</text:span><text:span text:style-name="T54">(1993,2001)àl'effet quechaquetypedeprédication</text:span><text:span text:style-name="T56">implique</text:span><text:span text:style-name="T54">unPrédicationPhrase(PrP)structure.LatêtePrpeut</text:span><text:span text:style-name="T61">être</text:span><text:span text:style-name="T54">phonologiquenulleouilpeut</text:span><text:span text:style-name="T61">être</text:span><text:span text:style-name="T56">ouverte.</text:span><text:span text:style-name="T54">Enhébreubiblique,les particules proclitiques</text:span><text:span text:style-name="T57">bēth</text:span><text:span text:style-name="T54">et</text:span><text:span text:style-name="T57">lamed</text:span><text:span text:style-name="T54">peuvent éventuellement réaliser Pr.</text:span><text:span text:style-name="T55">Bēth</text:span><text:span text:style-name="T54">est utilisé pourmarquerlesprédicatsnominauxdans lesclausescopulairesetdansles prédicats </text:span><text:soft-page-break/><text:span text:style-name="T54">secondairesreprésentatifsetrésultants.</text:span><text:span text:style-name="T60">Lamed</text:span><text:span text:style-name="T54">peut marquer des prédicats secondaires résultants et intentionnels.</text:span></text:p>
      <text:p text:style-name="P2"><draw:frame draw:style-name="fr1" draw:name="Image1" text:anchor-type="char" svg:width="0.1807in" svg:height="0.361in" draw:z-index="0"><draw:image xlink:href="https://translate.googleusercontent.com/image_0.png" xlink:type="simple" xlink:show="embed" xlink:actuate="onLoad"/></draw:frame></text:p>
      <text:p text:style-name="Text_20_body"/>
      <text:p text:style-name="P2"><draw:frame draw:style-name="fr2" draw:name="Image4" text:anchor-type="char" svg:width="2in" svg:height="0.361in" draw:z-index="3"><draw:image xlink:href="https://translate.googleusercontent.com/image_3.png" xlink:type="simple" xlink:show="embed" xlink:actuate="onLoad"/></draw:frame><draw:frame draw:style-name="fr3" draw:name="Image3" text:anchor-type="char" svg:width="3.9028in" svg:height="0.361in" draw:z-index="2"><draw:image xlink:href="https://translate.googleusercontent.com/image_2.png" xlink:type="simple" xlink:show="embed" xlink:actuate="onLoad"/></draw:frame><draw:frame draw:style-name="fr4" draw:name="Image2" text:anchor-type="char" svg:width="7.9445in" svg:height="0.0161in" draw:z-index="1"><draw:image xlink:href="https://translate.googleusercontent.com/image_1.png" xlink:type="simple" xlink:show="embed" xlink:actuate="onLoad"/></draw:frame></text:p>
      <text:p text:style-name="P30">Contenu</text:p>
      <text:p text:style-name="P35"><text:span text:style-name="T89">1</text:span><text:a xlink:type="simple" xlink:href="https://translate.googleusercontent.com/translate_f#_TOC_250005" text:style-name="Internet_20_link" text:visited-style-name="Visited_20_Internet_20_Link">Introduction</text:a><text:a xlink:type="simple" xlink:href="https://translate.googleusercontent.com/translate_f#_TOC_250005" text:style-name="Internet_20_link" text:visited-style-name="Visited_20_Internet_20_Link">1</text:a></text:p>
      <text:p text:style-name="P36"><text:span text:style-name="T89">2</text:span><text:a xlink:type="simple" xlink:href="https://translate.googleusercontent.com/translate_f#_TOC_250004" text:style-name="Internet_20_link" text:visited-style-name="Visited_20_Internet_20_Link">Compréhension</text:a><text:a xlink:type="simple" xlink:href="https://translate.googleusercontent.com/translate_f#_TOC_250004" text:style-name="Internet_20_link" text:visited-style-name="Visited_20_Internet_20_Link"><text:span text:style-name="T90">traditionnelle</text:span></text:a><text:a xlink:type="simple" xlink:href="https://translate.googleusercontent.com/translate_f#_TOC_250004" text:style-name="Internet_20_link" text:visited-style-name="Visited_20_Internet_20_Link">des prédicats secondaires</text:a><text:a xlink:type="simple" xlink:href="https://translate.googleusercontent.com/translate_f#_TOC_250004" text:style-name="Internet_20_link" text:visited-style-name="Visited_20_Internet_20_Link">en</text:a><text:a xlink:type="simple" xlink:href="https://translate.googleusercontent.com/translate_f#_TOC_250004" text:style-name="Internet_20_link" text:visited-style-name="Visited_20_Internet_20_Link">BH</text:a><text:a xlink:type="simple" xlink:href="https://translate.googleusercontent.com/translate_f#_TOC_250004" text:style-name="Internet_20_link" text:visited-style-name="Visited_20_Internet_20_Link">1</text:a></text:p>
      <text:p text:style-name="P36"><text:span text:style-name="T89">3</text:span><text:a xlink:type="simple" xlink:href="https://translate.googleusercontent.com/translate_f#_TOC_250003" text:style-name="Internet_20_link" text:visited-style-name="Visited_20_Internet_20_Link">Quelques</text:a><text:a xlink:type="simple" xlink:href="https://translate.googleusercontent.com/translate_f#_TOC_250003" text:style-name="Internet_20_link" text:visited-style-name="Visited_20_Internet_20_Link">données</text:a><text:a xlink:type="simple" xlink:href="https://translate.googleusercontent.com/translate_f#_TOC_250003" text:style-name="Internet_20_link" text:visited-style-name="Visited_20_Internet_20_Link">BH</text:a><text:a xlink:type="simple" xlink:href="https://translate.googleusercontent.com/translate_f#_TOC_250003" text:style-name="Internet_20_link" text:visited-style-name="Visited_20_Internet_20_Link">3</text:a></text:p>
      <text:p text:style-name="P36"><text:span text:style-name="T89">4</text:span><text:a xlink:type="simple" xlink:href="https://translate.googleusercontent.com/translate_f#_TOC_250002" text:style-name="Internet_20_link" text:visited-style-name="Visited_20_Internet_20_Link">La sémantique des</text:a><text:a xlink:type="simple" xlink:href="https://translate.googleusercontent.com/translate_f#_TOC_250002" text:style-name="Internet_20_link" text:visited-style-name="Visited_20_Internet_20_Link">prédicats</text:a><text:a xlink:type="simple" xlink:href="https://translate.googleusercontent.com/translate_f#_TOC_250002" text:style-name="Internet_20_link" text:visited-style-name="Visited_20_Internet_20_Link">secondaires</text:a><text:a xlink:type="simple" xlink:href="https://translate.googleusercontent.com/translate_f#_TOC_250002" text:style-name="Internet_20_link" text:visited-style-name="Visited_20_Internet_20_Link">BH</text:a><text:a xlink:type="simple" xlink:href="https://translate.googleusercontent.com/translate_f#_TOC_250002" text:style-name="Internet_20_link" text:visited-style-name="Visited_20_Internet_20_Link">6</text:a></text:p>
      <text:p text:style-name="P37"><text:span text:style-name="T89">5</text:span><text:a xlink:type="simple" xlink:href="https://translate.googleusercontent.com/translate_f#_TOC_250001" text:style-name="Internet_20_link" text:visited-style-name="Visited_20_Internet_20_Link">La syntaxe des</text:a><text:a xlink:type="simple" xlink:href="https://translate.googleusercontent.com/translate_f#_TOC_250001" text:style-name="Internet_20_link" text:visited-style-name="Visited_20_Internet_20_Link">prédicats</text:a><text:a xlink:type="simple" xlink:href="https://translate.googleusercontent.com/translate_f#_TOC_250001" text:style-name="Internet_20_link" text:visited-style-name="Visited_20_Internet_20_Link">secondaires</text:a><text:a xlink:type="simple" xlink:href="https://translate.googleusercontent.com/translate_f#_TOC_250001" text:style-name="Internet_20_link" text:visited-style-name="Visited_20_Internet_20_Link">BH</text:a><text:a xlink:type="simple" xlink:href="https://translate.googleusercontent.com/translate_f#_TOC_250001" text:style-name="Internet_20_link" text:visited-style-name="Visited_20_Internet_20_Link">7</text:a></text:p>
      <text:p text:style-name="P36"><text:span text:style-name="T89">6</text:span><text:a xlink:type="simple" xlink:href="https://translate.googleusercontent.com/translate_f#_TOC_250000" text:style-name="Internet_20_link" text:visited-style-name="Visited_20_Internet_20_Link">Conclusion</text:a><text:a xlink:type="simple" xlink:href="https://translate.googleusercontent.com/translate_f#_TOC_250000" text:style-name="Internet_20_link" text:visited-style-name="Visited_20_Internet_20_Link">9</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38">Cette recherche a été financée par le Conseil de recherches en sciences humaines du Canada.</text:p>
      <text:p text:style-name="P7"><draw:frame draw:style-name="fr5" draw:name="Image5" text:anchor-type="as-char" svg:width="6.3472in" svg:height="0.3193in" draw:z-index="4"><draw:image xlink:href="https://translate.googleusercontent.com/image_4.jpeg" xlink:type="simple" xlink:show="embed" xlink:actuate="onLoad"/></draw:frame></text:p>
      <text:p text:style-name="P2"><draw:frame draw:style-name="fr6" draw:name="Image6" text:anchor-type="char" svg:width="0.2362in" svg:height="0.361in" draw:z-index="5"><draw:image xlink:href="https://translate.googleusercontent.com/image_5.png" xlink:type="simple" xlink:show="embed" xlink:actuate="onLoad"/></draw:frame></text:p>
      <text:p text:style-name="Text_20_body"/>
      <text:p text:style-name="P2"><draw:frame draw:style-name="fr2" draw:name="Image9" text:anchor-type="char" svg:width="2in" svg:height="0.361in" draw:z-index="8"><draw:image xlink:href="https://translate.googleusercontent.com/image_7.png" xlink:type="simple" xlink:show="embed" xlink:actuate="onLoad"/></draw:frame><draw:frame draw:style-name="fr3" draw:name="Image8" text:anchor-type="char" svg:width="3.9028in" svg:height="0.361in" draw:z-index="7"><draw:image xlink:href="https://translate.googleusercontent.com/image_6.png" xlink:type="simple" xlink:show="embed" xlink:actuate="onLoad"/></draw:frame><draw:frame draw:style-name="fr4" draw:name="Image7" text:anchor-type="char" svg:width="7.9445in" svg:height="0.0161in" draw:z-index="6"><draw:image xlink:href="https://translate.googleusercontent.com/image_1.png" xlink:type="simple" xlink:show="embed" xlink:actuate="onLoad"/></draw:frame></text:p>
      <text:p text:style-name="P39"><text:span text:style-name="T32">1</text:span><text:bookmark text:name="_TOC_250005"/><text:span text:style-name="T32">introduction</text:span></text:p>
      <text:p text:style-name="P42"><text:soft-page-break/><text:span text:style-name="T7">Cette présentation représente quelques premières étapes</text:span><text:span text:style-name="T33">vers</text:span><text:span text:style-name="T7">une description complète des prédicats secondaires en hébreu biblique.Je commencerai</text:span><text:span text:style-name="T36">par</text:span><text:span text:style-name="T7">résumer la situation en ce qui concerne la compréhension traditionnelle dans les études hébraïques bibliques de ce que les linguistes appellent les prédicats secondaires.Ensuite, je présenterai quelques données, à partir desquelles je</text:span><text:span text:style-name="T33">soutiendrai</text:span><text:span text:style-name="T7">que l'hébreu biblique affiche au moins trois types distincts de prédicats secondaires, à savoir les dépressifs, les résultatifs et ce que j'appelle provisoirement des</text:span><text:span text:style-name="T33">«buts».</text:span><text:span text:style-name="T7">Chacundecestroistypesdevraitrecevoirunereprésentationsémantiquedistincte,bien qu'ils partagent les mêmes structures syntaxiques.Les</text:span><text:span text:style-name="T38">deux</text:span><text:span text:style-name="T7">structures syntaxiques</text:span><text:span text:style-name="T33">disponibles</text:span><text:span text:style-name="T7">pour les prédicats secondaires ne se distinguent pas</text:span><text:span text:style-name="T36">par</text:span><text:span text:style-name="T7">le type sémantique, mais plutôt</text:span><text:span text:style-name="T36">par</text:span><text:span text:style-name="T7">leur orientation de base, orientée sujet ouobjet.</text:span></text:p>
      <text:p text:style-name="P48">Enfin, je soutiendrai que l'hébreu biblique fournit un soutien à l'application unifiée</text:p>
      <text:p text:style-name="P49"><text:span text:style-name="T7">approche de prédication proposée</text:span><text:span text:style-name="T36">par</text:span><text:span text:style-name="T33">Bowers</text:span><text:span text:style-name="T7">(1993, 2001).En particulier, les particules proclitiques</text:span><text:span text:style-name="T34">BETH</text:span><text:span text:style-name="T7">et</text:span><text:span text:style-name="T40">LAMED</text:span><text:span text:style-name="T7">,quihabituellementservircommelesprépositions« dans »et« à »respec-</text:span><text:span text:style-name="T36">tivement,</text:span><text:span text:style-name="T7">sontmontrépouréventuellementréaliserlatêtePrd'uneprédicationexpressiondanscertaines circonstances.</text:span><text:span text:style-name="T40">Bēth</text:span><text:span text:style-name="T7">semble réaliser Pr à la fois dans les descriptions et les résultatives, ainsi que dans les clauses copulaires.</text:span><text:span text:style-name="T39">Lamed</text:span><text:span text:style-name="T7">remplit la même fonction dans les buts et les résultats.Un soutien multilingue pour cette analyse peut</text:span><text:span text:style-name="T41">être</text:span><text:span text:style-name="T7">trouvé en arabe, égyptien etgaéliqueécossais.</text:span></text:p>
      <text:p text:style-name="P8"/>
      <text:p text:style-name="P53"><text:span text:style-name="T31">2</text:span><text:bookmark text:name="_TOC_2500046"/><text:span text:style-name="T31">Compréhension</text:span><text:bookmark text:name="_TOC_2500045"/><text:span text:style-name="T35">traditionnelle</text:span><text:bookmark text:name="_TOC_2500044"/><text:span text:style-name="T31">des</text:span><text:bookmark text:name="_TOC_2500043"/><text:span text:style-name="T35">prédécesseurs</text:span><text:bookmark text:name="_TOC_2500042"/><text:span text:style-name="T31">secondaires</text:span><text:bookmark text:name="_TOC_2500041"/><text:span text:style-name="T31">enBosnie-Herzégovine</text:span><text:bookmark text:name="_TOC_250004"/></text:p>
      <text:p text:style-name="P31">Rothstein (2011, 1442) définit les prédicats secondaires comme suit:</text:p>
      <text:p text:style-name="P54"><text:span text:style-name="T7">Lesprédicatssecondairessontdesexpressions deprédicatnon verbales àunendroitqui se produisentsouslaportéed'unverbeprincipal.Surtout,ilspartagentunargument avec le verbe principal, le sujet du prédicat secondaire étant soit le sujet soit l'objet direct duverbematriciel.</text:span></text:p>
      <text:p text:style-name="P55"><text:soft-page-break/><text:span text:style-name="T7">Je ne connais</text:span><text:span text:style-name="T33">aucun</text:span><text:span text:style-name="T7">travail consacré spécifiquement aux prédicats secondaires enhébreu biblique.Néanmoins, le concept de base n'est pas passé complètement inaperçu.Peut-être que la première mention</text:span><text:span text:style-name="T33">disponible</text:span><text:span text:style-name="T7">en anglais est aussi la plus impressionnante.</text:span><text:span text:style-name="T36">Le</text:span><text:span text:style-name="T7">dictionnaire classique Brown-Driver-Briggs, datant de 1906, ne mentionne que</text:span><text:span text:style-name="T36">l'</text:span><text:span text:style-name="T7">expression «</text:span><text:span text:style-name="T33">prédicat</text:span><text:span text:style-name="T7">secondaire</text:span><text:span text:style-name="T33">».</text:span><text:span text:style-name="T93">1</text:span><text:span text:style-name="T7">Cette mention est située sous l'entrée pour la</text:span><text:span text:style-name="T33">parti-</text:span><text:span text:style-name="T7">cle</text:span><text:span text:style-name="T34">beth</text:span><text:span text:style-name="T33">,</text:span><text:span text:style-name="T7">oùilsexpliquentque</text:span><text:span text:style-name="T34">BETH</text:span><text:span text:style-name="T33">peut</text:span><text:span text:style-name="T41">être</text:span><text:span text:style-name="T7">utilisépourintroduireunpremierprédicat</text:span></text:p>
      <text:p text:style-name="P43">- c'est-à-dire dans une clause copulaire - ou un prédicat secondaire.Parmi leurs exemples figurent (1) et (2) pour les prédicats primaires et secondaires respectivement, des exemples qui</text:p>
      <text:p text:style-name="P9"><draw:frame draw:style-name="fr5" draw:name="Image10" text:anchor-type="as-char" svg:width="3.1945in" svg:height="0.0161in" draw:z-index="9"><draw:image xlink:href="https://translate.googleusercontent.com/image_8.png" xlink:type="simple" xlink:show="embed" xlink:actuate="onLoad"/></draw:frame></text:p>
      <text:p text:style-name="P59">1. BDB 1906, 89.</text:p>
      <text:p text:style-name="P2"><draw:frame draw:style-name="fr7" draw:name="Image11" text:anchor-type="char" svg:width="0.222in" svg:height="0.361in" draw:z-index="10"><draw:image xlink:href="https://translate.googleusercontent.com/image_9.png" xlink:type="simple" xlink:show="embed" xlink:actuate="onLoad"/></draw:frame></text:p>
      <text:p text:style-name="Text_20_body"/>
      <text:p text:style-name="P2"><draw:frame draw:style-name="fr2" draw:name="Image14" text:anchor-type="char" svg:width="2in" svg:height="0.361in" draw:z-index="13"><draw:image xlink:href="https://translate.googleusercontent.com/image_11.png" xlink:type="simple" xlink:show="embed" xlink:actuate="onLoad"/></draw:frame><draw:frame draw:style-name="fr3" draw:name="Image13" text:anchor-type="char" svg:width="3.9028in" svg:height="0.361in" draw:z-index="12"><draw:image xlink:href="https://translate.googleusercontent.com/image_10.png" xlink:type="simple" xlink:show="embed" xlink:actuate="onLoad"/></draw:frame><draw:frame draw:style-name="fr4" draw:name="Image12" text:anchor-type="char" svg:width="7.9445in" svg:height="0.0161in" draw:z-index="11"><draw:image xlink:href="https://translate.googleusercontent.com/image_1.png" xlink:type="simple" xlink:show="embed" xlink:actuate="onLoad"/></draw:frame></text:p>
      <text:p text:style-name="P11"/>
      <text:p text:style-name="P50"><text:span text:style-name="T7">sont classiques dans le traitement des soi-disant</text:span><text:span text:style-name="T34">bēth</text:span><text:span text:style-name="T40">essentiae</text:span><text:span text:style-name="T7">,</text:span><text:span text:style-name="T92">2</text:span><text:span text:style-name="T7">que je crois êtremieux appelés</text:span><text:span text:style-name="T34">bēth</text:span><text:span text:style-name="T40">of</text:span><text:span text:style-name="T34">predication</text:span><text:span text:style-name="T33">.</text:span><text:span text:style-name="T93">3</text:span><text:span text:style-name="T7">Notez que dans les deux cas, le</text:span><text:span text:style-name="T40">b̄eth de la</text:span><text:span text:style-name="T37">prédication</text:span><text:span text:style-name="T7">marqueun prédicat de phrase nominale, quelque chose qui semble caractériser sonutilisationgénérale.</text:span></text:p>
      <text:p text:style-name="P60"><text:span text:style-name="T9">(1)</text:span><text:span text:style-name="T11">Bēth</text:span><text:span text:style-name="T9">Marquage duprédicatcopulaire:</text:span></text:p>
      <text:p text:style-name="P2"><draw:frame draw:style-name="fr7" draw:name="Image15" text:anchor-type="char" svg:width="0.222in" svg:height="0.361in" draw:z-index="14"><draw:image xlink:href="https://translate.googleusercontent.com/image_12.png" xlink:type="simple" xlink:show="embed" xlink:actuate="onLoad"/></draw:frame></text:p>
      <text:p text:style-name="Text_20_body"/>
      <text:p text:style-name="P2"><draw:frame draw:style-name="fr2" draw:name="Image18" text:anchor-type="char" svg:width="2in" svg:height="0.361in" draw:z-index="17"><draw:image xlink:href="https://translate.googleusercontent.com/image_14.png" xlink:type="simple" xlink:show="embed" xlink:actuate="onLoad"/></draw:frame><draw:frame draw:style-name="fr3" draw:name="Image17" text:anchor-type="char" svg:width="3.9028in" svg:height="0.361in" draw:z-index="16"><draw:image xlink:href="https://translate.googleusercontent.com/image_13.png" xlink:type="simple" xlink:show="embed" xlink:actuate="onLoad"/></draw:frame><draw:frame draw:style-name="fr4" draw:name="Image16" text:anchor-type="char" svg:width="7.9445in" svg:height="0.0161in" draw:z-index="15"><draw:image xlink:href="https://translate.googleusercontent.com/image_1.png" xlink:type="simple" xlink:show="embed" xlink:actuate="onLoad"/></draw:frame></text:p>
      <text:p text:style-name="P68"><text:span text:style-name="T135">ֽ</text:span><text:span text:style-name="T98">?</text:span><text:span text:style-name="T137">י־א</text:span><text:span text:style-name="T97">t</text:span><text:span text:style-name="T135">ֵ</text:span><text:span text:style-name="T139">ה</text:span><text:span text:style-name="T135">י</text:span><text:span text:style-name="T97">Ç</text:span><text:span text:style-name="T135">בי</text:span><text:span text:style-name="T141">֙</text:span><text:span text:style-name="T99">f</text:span><text:span text:style-name="T97">i</text:span><text:span text:style-name="T137">ע</text:span><text:span text:style-name="T135">ְ</text:span><text:span text:style-name="T143">ז</text:span><text:span text:style-name="T135">ִ֔</text:span><text:span text:style-name="T144">ר</text:span><text:span text:style-name="T135">י</text:span></text:p>
      <text:p text:style-name="P69"><text:span text:style-name="T74"><text:line-break/></text:span><text:span text:style-name="T145">ִ</text:span><text:span text:style-name="T147">ל</text:span><text:span text:style-name="T148">יע</text:span><text:span text:style-name="T135">ֶ֑</text:span><text:span text:style-name="T149">ז</text:span><text:span text:style-name="T135">ר</text:span><text:span text:style-name="T150">א</text:span></text:p>
      <text:p text:style-name="P70"><text:span text:style-name="T74"><text:line-break/></text:span><text:span text:style-name="T151">ה</text:span><text:span text:style-name="T152">א</text:span><text:span text:style-name="T135">ָ֖</text:span><text:span text:style-name="T153">ח</text:span><text:span text:style-name="T135">ד</text:span></text:p>
      <text:p text:style-name="P72"><text:span text:style-name="T74"><text:line-break/></text:span><text:span text:style-name="T154">ו</text:span><text:span text:style-name="T135">ֵ֥</text:span><text:span text:style-name="T100">?</text:span><text:span text:style-name="T135">ם</text:span></text:p>
      <text:p text:style-name="P2"><draw:frame draw:style-name="fr7" draw:name="Image19" text:anchor-type="char" svg:width="0.222in" svg:height="0.361in" draw:z-index="18"><draw:image xlink:href="https://translate.googleusercontent.com/image_15.png" xlink:type="simple" xlink:show="embed" xlink:actuate="onLoad"/></draw:frame></text:p>
      <text:p text:style-name="Text_20_body"/>
      <text:p text:style-name="P2"><draw:frame draw:style-name="fr2" draw:name="Image22" text:anchor-type="char" svg:width="2in" svg:height="0.361in" draw:z-index="21"><draw:image xlink:href="https://translate.googleusercontent.com/image_17.png" xlink:type="simple" xlink:show="embed" xlink:actuate="onLoad"/></draw:frame><draw:frame draw:style-name="fr3" draw:name="Image21" text:anchor-type="char" svg:width="3.9028in" svg:height="0.361in" draw:z-index="20"><draw:image xlink:href="https://translate.googleusercontent.com/image_16.png" xlink:type="simple" xlink:show="embed" xlink:actuate="onLoad"/></draw:frame><draw:frame draw:style-name="fr4" draw:name="Image20" text:anchor-type="char" svg:width="7.9445in" svg:height="0.0161in" draw:z-index="19"><draw:image xlink:href="https://translate.googleusercontent.com/image_1.png" xlink:type="simple" xlink:show="embed" xlink:actuate="onLoad"/></draw:frame></text:p>
      <text:p text:style-name="P75"><text:span text:style-name="T9">wə-šēmhā-ʾeḥād ʾĕlîʿezer</text:span><text:span text:style-name="T12">kî</text:span></text:p>
      <text:p text:style-name="P91"><text:soft-page-break/><text:line-break/><text:span text:style-name="T9">ʾĔlōhêʾāb-îbə-</text:span><text:span text:style-name="T13">ʿezr-î</text:span></text:p>
      <text:p text:style-name="P2"><draw:frame draw:style-name="fr7" draw:name="Image23" text:anchor-type="char" svg:width="0.222in" svg:height="0.361in" draw:z-index="22"><draw:image xlink:href="https://translate.googleusercontent.com/image_18.png" xlink:type="simple" xlink:show="embed" xlink:actuate="onLoad"/></draw:frame></text:p>
      <text:p text:style-name="Text_20_body"/>
      <text:p text:style-name="P2"><draw:frame draw:style-name="fr2" draw:name="Image26" text:anchor-type="char" svg:width="2in" svg:height="0.361in" draw:z-index="25"><draw:image xlink:href="https://translate.googleusercontent.com/image_20.png" xlink:type="simple" xlink:show="embed" xlink:actuate="onLoad"/></draw:frame><draw:frame draw:style-name="fr3" draw:name="Image25" text:anchor-type="char" svg:width="3.9028in" svg:height="0.361in" draw:z-index="24"><draw:image xlink:href="https://translate.googleusercontent.com/image_19.png" xlink:type="simple" xlink:show="embed" xlink:actuate="onLoad"/></draw:frame><draw:frame draw:style-name="fr4" draw:name="Image24" text:anchor-type="char" svg:width="7.9445in" svg:height="0.0161in" draw:z-index="23"><draw:image xlink:href="https://translate.googleusercontent.com/image_1.png" xlink:type="simple" xlink:show="embed" xlink:actuate="onLoad"/></draw:frame></text:p>
      <text:p text:style-name="P76"><text:span text:style-name="T9">and-namethe-oneEliezer</text:span><text:span text:style-name="T14">b</text:span><text:span text:style-name="T9">ecauseG</text:span><text:span text:style-name="T14">o</text:span><text:span text:style-name="T9">dFather-</text:span><text:span text:style-name="T15">m</text:span><text:span text:style-name="T9">y</text:span><text:span text:style-name="T2">pred</text:span><text:span text:style-name="T9">-</text:span><text:span text:style-name="T13">help-</text:span><text:span text:style-name="T16">m</text:span><text:span text:style-name="T13">y</text:span></text:p>
      <text:p text:style-name="P92">«Et le nom de (l'autre) (était) Eliezer, parce que« Le Dieu de mon père (était) mon aide. »(Exode 18: 4)</text:p>
      <text:p text:style-name="P61"><text:span text:style-name="T9">(2)</text:span><text:span text:style-name="T11">Bēth</text:span><text:span text:style-name="T9">Marking DepictiveSP:</text:span></text:p>
      <text:p text:style-name="P2"><draw:frame draw:style-name="fr7" draw:name="Image27" text:anchor-type="char" svg:width="0.222in" svg:height="0.361in" draw:z-index="26"><draw:image xlink:href="https://translate.googleusercontent.com/image_21.png" xlink:type="simple" xlink:show="embed" xlink:actuate="onLoad"/></draw:frame></text:p>
      <text:p text:style-name="Text_20_body"/>
      <text:p text:style-name="P2"><draw:frame draw:style-name="fr2" draw:name="Image30" text:anchor-type="char" svg:width="2in" svg:height="0.361in" draw:z-index="29"><draw:image xlink:href="https://translate.googleusercontent.com/image_23.png" xlink:type="simple" xlink:show="embed" xlink:actuate="onLoad"/></draw:frame><draw:frame draw:style-name="fr3" draw:name="Image29" text:anchor-type="char" svg:width="3.9028in" svg:height="0.361in" draw:z-index="28"><draw:image xlink:href="https://translate.googleusercontent.com/image_22.png" xlink:type="simple" xlink:show="embed" xlink:actuate="onLoad"/></draw:frame><draw:frame draw:style-name="fr4" draw:name="Image28" text:anchor-type="char" svg:width="7.9445in" svg:height="0.0161in" draw:z-index="27"><draw:image xlink:href="https://translate.googleusercontent.com/image_1.png" xlink:type="simple" xlink:show="embed" xlink:actuate="onLoad"/></draw:frame></text:p>
      <text:p text:style-name="P93"><text:span text:style-name="T135">ָ</text:span><text:span text:style-name="T162">ר</text:span><text:span text:style-name="T135">ָ֛</text:span><text:span text:style-name="T163">ה</text:span><text:span text:style-name="T135">םא</text:span><text:span text:style-name="T137">ל־י</text:span><text:span text:style-name="T135">ְ</text:span><text:span text:style-name="T142">צ</text:span><text:span text:style-name="T135">ָ֥</text:span><text:span text:style-name="T164">ח</text:span><text:span text:style-name="T135">קוֶֽ</text:span><text:span text:style-name="T165">א</text:span><text:span text:style-name="T137">ל־יע</text:span><text:span text:style-name="T135">ֹ֖</text:span><text:span text:style-name="T166">ק</text:span><text:span text:style-name="T135">ב</text:span><text:span text:style-name="T99">f</text:span><text:span text:style-name="T97">i</text:span><text:span text:style-name="T135">ֵ</text:span><text:span text:style-name="T167">א</text:span><text:span text:style-name="T168">֣</text:span><text:span text:style-name="T101">ì</text:span><text:span text:style-name="T97">?</text:span><text:span text:style-name="T135">ָ֑</text:span><text:span text:style-name="T102">Fi</text:span><text:span text:style-name="T135">י</text:span><text:span text:style-name="T170">אל־</text:span><text:span text:style-name="T103">C</text:span><text:span text:style-name="T170">ב</text:span></text:p>
      <text:p text:style-name="P94"><text:span text:style-name="T74"><text:line-break/></text:span><text:span text:style-name="T172">ו</text:span><text:span text:style-name="T137">א</text:span><text:span text:style-name="T135">ָ֗</text:span><text:span text:style-name="T144">ר</text:span><text:span text:style-name="T135">א</text:span></text:p>
      <text:p text:style-name="P2"><draw:frame draw:style-name="fr7" draw:name="Image31" text:anchor-type="char" svg:width="0.222in" svg:height="0.361in" draw:z-index="30"><draw:image xlink:href="https://translate.googleusercontent.com/image_24.png" xlink:type="simple" xlink:show="embed" xlink:actuate="onLoad"/></draw:frame></text:p>
      <text:p text:style-name="Text_20_body"/>
      <text:p text:style-name="P2"><draw:frame draw:style-name="fr2" draw:name="Image34" text:anchor-type="char" svg:width="2in" svg:height="0.361in" draw:z-index="33"><draw:image xlink:href="https://translate.googleusercontent.com/image_26.png" xlink:type="simple" xlink:show="embed" xlink:actuate="onLoad"/></draw:frame><draw:frame draw:style-name="fr3" draw:name="Image33" text:anchor-type="char" svg:width="3.9028in" svg:height="0.361in" draw:z-index="32"><draw:image xlink:href="https://translate.googleusercontent.com/image_25.png" xlink:type="simple" xlink:show="embed" xlink:actuate="onLoad"/></draw:frame><draw:frame draw:style-name="fr4" draw:name="Image32" text:anchor-type="char" svg:width="7.9445in" svg:height="0.0161in" draw:z-index="31"><draw:image xlink:href="https://translate.googleusercontent.com/image_1.png" xlink:type="simple" xlink:show="embed" xlink:actuate="onLoad"/></draw:frame></text:p>
      <text:p text:style-name="P75"><text:span text:style-name="T9">wā-ʾērāʾʾel = ʾabrāham ʾel = yiṣḥaqwə-ʾel = yaʾăqōb</text:span></text:p>
      <text:p text:style-name="P2"><draw:frame draw:style-name="fr7" draw:name="Image35" text:anchor-type="char" svg:width="0.222in" svg:height="0.361in" draw:z-index="34"><draw:image xlink:href="https://translate.googleusercontent.com/image_27.png" xlink:type="simple" xlink:show="embed" xlink:actuate="onLoad"/></draw:frame></text:p>
      <text:p text:style-name="Text_20_body"/>
      <text:p text:style-name="P2"><draw:frame draw:style-name="fr2" draw:name="Image38" text:anchor-type="char" svg:width="2in" svg:height="0.361in" draw:z-index="37"><draw:image xlink:href="https://translate.googleusercontent.com/image_29.png" xlink:type="simple" xlink:show="embed" xlink:actuate="onLoad"/></draw:frame><draw:frame draw:style-name="fr3" draw:name="Image37" text:anchor-type="char" svg:width="3.9028in" svg:height="0.361in" draw:z-index="36"><draw:image xlink:href="https://translate.googleusercontent.com/image_28.png" xlink:type="simple" xlink:show="embed" xlink:actuate="onLoad"/></draw:frame><draw:frame draw:style-name="fr4" draw:name="Image36" text:anchor-type="char" svg:width="7.9445in" svg:height="0.0161in" draw:z-index="35"><draw:image xlink:href="https://translate.googleusercontent.com/image_1.png" xlink:type="simple" xlink:show="embed" xlink:actuate="onLoad"/></draw:frame></text:p>
      <text:p text:style-name="P84"><text:span text:style-name="T7">et-1</text:span><text:span text:style-name="T157">s</text:span><text:span text:style-name="T161">g</text:span><text:span text:style-name="T7">.</text:span><text:span text:style-name="T1">pst</text:span><text:span text:style-name="T7">de</text:span><text:span text:style-name="T43">p</text:span><text:span text:style-name="T7">oreille</text:span><text:span text:style-name="T44">à Abraham =</text:span><text:span text:style-name="T7">bə-</text:span><text:span text:style-name="T42">'Elšaddai</text:span></text:p>
      <text:p text:style-name="P77"><text:span text:style-name="T2">pred</text:span><text:span text:style-name="T9">-</text:span><text:span text:style-name="T13">ElShaddai</text:span></text:p>
      <text:p text:style-name="P98"><text:line-break/><text:span text:style-name="T9">à = Isaac</text:span></text:p>
      <text:p text:style-name="P99"><text:line-break/><text:span text:style-name="T9">et-à = Jacob</text:span></text:p>
      <text:p text:style-name="P2"><draw:frame draw:style-name="fr7" draw:name="Image39" text:anchor-type="char" svg:width="0.222in" svg:height="0.361in" draw:z-index="38"><draw:image xlink:href="https://translate.googleusercontent.com/image_30.png" xlink:type="simple" xlink:show="embed" xlink:actuate="onLoad"/></draw:frame></text:p>
      <text:p text:style-name="Text_20_body"/>
      <text:p text:style-name="P2"><draw:frame draw:style-name="fr2" draw:name="Image42" text:anchor-type="char" svg:width="2in" svg:height="0.361in" draw:z-index="41"><draw:image xlink:href="https://translate.googleusercontent.com/image_32.png" xlink:type="simple" xlink:show="embed" xlink:actuate="onLoad"/></draw:frame><draw:frame draw:style-name="fr3" draw:name="Image41" text:anchor-type="char" svg:width="3.9028in" svg:height="0.361in" draw:z-index="40"><draw:image xlink:href="https://translate.googleusercontent.com/image_31.png" xlink:type="simple" xlink:show="embed" xlink:actuate="onLoad"/></draw:frame><draw:frame draw:style-name="fr4" draw:name="Image40" text:anchor-type="char" svg:width="7.9445in" svg:height="0.0161in" draw:z-index="39"><draw:image xlink:href="https://translate.googleusercontent.com/image_1.png" xlink:type="simple" xlink:show="embed" xlink:actuate="onLoad"/></draw:frame></text:p>
      <text:p text:style-name="P78"><text:span text:style-name="T9">«Je suis apparu à Abraham, à Isaac et à Jacob</text:span><text:span text:style-name="T13">comme El Shaddai</text:span><text:span text:style-name="T9">.(Exode 6: 3)</text:span></text:p>
      <text:p text:style-name="P101"><text:span text:style-name="T7">En faisant ces identifications, Brown-Driver-Briggs démontre de fortes intuitions, mais elles ne font pas grand-chose pour définir la prédication </text:span><text:soft-page-break/><text:span text:style-name="T7">secondaire.Une définition plus utile</text:span><text:span text:style-name="T45">-</text:span><text:span text:style-name="T7">bien quesousunnomdifférent-est</text:span><text:span text:style-name="T33">disponible</text:span><text:span text:style-name="T7">auprès deJoüon(1947) àpartir d'aumoinsladeuxième édition de 1947 de sa grammaire hébraïque biblique.Dans sa description de l'</text:span><text:span text:style-name="T33">accusatif</text:span><text:span text:style-name="T7">enhébreubiblique,Joüonintroduitcequ'ilappelleun«accuséprédicatd'État»</text:span><text:span text:style-name="T92">4</text:span><text:span text:style-name="T7">qu'il décrit comme l'ajout d'une phrase complémentaire à une proposition verbale qui exprime un état ou une qualité du sujet ou objet.Cette définition est essentiellementlamêmequecelledonnée</text:span><text:span text:style-name="T36">par</text:span><text:span text:style-name="T7">contemporainslinguistespourfigurativesprédicats secondaires,</text:span><text:span text:style-name="T92">5</text:span><text:span text:style-name="T7">et même je trouve que laplupart des exemples cités de Joüon peuvent</text:span><text:span text:style-name="T41">être</text:span><text:span text:style-name="T7">classés commedepictives.</text:span></text:p>
      <text:p text:style-name="P48">Par «représentatif», j'entends une phrase qui précise l'état du sujet ou de l'objet de</text:p>
      <text:p text:style-name="P44"><text:span text:style-name="T7">leverbeprincipalpendantque cet</text:span><text:span text:style-name="T33">événement</text:span><text:span text:style-name="T7">principalest encours.C'estencontrasteà« resultatives » ,quiaussiprécisentl'étatd'uncommunargumentmaisceluiquitientenunesuite</text:span><text:span text:style-name="T46">de</text:span><text:span text:style-name="T7">la principale</text:span><text:span text:style-name="T33">manifestation.</text:span></text:p>
      <text:p text:style-name="P56"><text:span text:style-name="T7">Enfin, je connais également la base de données ETCBC plus récente où certains prédicats secondaires sont étiquetés avec le terme «adjuvant prédicatif».</text:span><text:span text:style-name="T92">6</text:span><text:span text:style-name="T7">Cependant, ils</text:span></text:p>
      <text:p text:style-name="P12"><draw:frame draw:style-name="fr5" draw:name="Image43" text:anchor-type="as-char" svg:width="3.1945in" svg:height="0.0161in" draw:z-index="42"><draw:image xlink:href="https://translate.googleusercontent.com/image_33.png" xlink:type="simple" xlink:show="embed" xlink:actuate="onLoad"/></draw:frame></text:p>
      <text:p text:style-name="P111"><text:span text:style-name="T64">2.Voir par exemple Joüon 1923;Jenni1997.</text:span></text:p>
      <text:p text:style-name="P112"><text:span text:style-name="T64">3.Voir Boulet2018.</text:span></text:p>
      <text:p text:style-name="P112"><text:span text:style-name="T64">4.Ou,</text:span><text:span text:style-name="T65">accusatif</text:span><text:span text:style-name="T66">prédicatif</text:span><text:span text:style-name="T65">d'État;</text:span><text:span text:style-name="T66">voir</text:span><text:span text:style-name="T64">Joüon 1947,§126a.</text:span></text:p>
      <text:p text:style-name="P112"><text:span text:style-name="T64">5.Cf.Rothstein2011.</text:span></text:p>
      <text:p text:style-name="P113"><text:span text:style-name="T54">6.Monaccèsàcettebase dedonnéesaétéparlaETCBCsyntaxeModulepour</text:span><text:span text:style-name="T56">Oaktree</text:span><text:span text:style-name="T54">conforme du logicielprogramme.ETCBCsignifiepourleEep</text:span><text:span text:style-name="T56">Talstra</text:span><text:span text:style-name="T54">Centrepour laBibleet l'ordinateur,auparavant connu sous le Werkgroep Informatica</text:span><text:span text:style-name="T58">Vrije</text:span><text:span text:style-name="T54">Universiteit(WIVU).</text:span></text:p>
      <text:p text:style-name="P2"><draw:frame draw:style-name="fr7" draw:name="Image44" text:anchor-type="char" svg:width="0.222in" svg:height="0.361in" draw:z-index="43"><draw:image xlink:href="https://translate.googleusercontent.com/image_34.png" xlink:type="simple" xlink:show="embed" xlink:actuate="onLoad"/></draw:frame></text:p>
      <text:p text:style-name="Text_20_body"/>
      <text:p text:style-name="P2"><draw:frame draw:style-name="fr2" draw:name="Image47" text:anchor-type="char" svg:width="2in" svg:height="0.361in" draw:z-index="46"><draw:image xlink:href="https://translate.googleusercontent.com/image_36.png" xlink:type="simple" xlink:show="embed" xlink:actuate="onLoad"/></draw:frame><draw:frame draw:style-name="fr3" draw:name="Image46" text:anchor-type="char" svg:width="3.9028in" svg:height="0.361in" draw:z-index="45"><draw:image xlink:href="https://translate.googleusercontent.com/image_35.png" xlink:type="simple" xlink:show="embed" xlink:actuate="onLoad"/></draw:frame><draw:frame draw:style-name="fr4" draw:name="Image45" text:anchor-type="char" svg:width="7.9445in" svg:height="0.0161in" draw:z-index="44"><draw:image xlink:href="https://translate.googleusercontent.com/image_1.png" xlink:type="simple" xlink:show="embed" xlink:actuate="onLoad"/></draw:frame></text:p>
      <text:p text:style-name="P11"/>
      <text:p text:style-name="P51"><text:span text:style-name="T7">ne donnent aucune définition de ce terme et ne sont pas systématiques dans leur étiquetage.Je suis au</text:span><text:span text:style-name="T33">courant</text:span><text:span text:style-name="T7">de nombreux exemples similaires à leur</text:span><text:span text:style-name="T33">propre</text:span><text:span text:style-name="T7">qu'ils</text:span><text:span text:style-name="T36">ont</text:span><text:span text:style-name="T7">pas marqués.Ils</text:span><text:span text:style-name="T46">ne</text:span><text:span text:style-name="T7">distinguentpas non</text:span><text:span text:style-name="T46">plus les</text:span><text:span text:style-name="T7">différents types de prédicats secondaires.Les représentants, les resul- tatifs et les finalités reçoivent tous la mêmeétiquette.</text:span></text:p>
      <text:p text:style-name="P13"/>
      <text:p text:style-name="P40"><text:soft-page-break/><text:span text:style-name="T32">3</text:span><text:bookmark text:name="_TOC_2500032"/><text:span text:style-name="T32">Quelquesdonnées</text:span><text:bookmark text:name="_TOC_2500031"/><text:span text:style-name="T32">BH</text:span><text:bookmark text:name="_TOC_250003"/></text:p>
      <text:p text:style-name="P52"><text:span text:style-name="T7">Permettez-moi</text:span><text:span text:style-name="T33">maintenant de</text:span><text:span text:style-name="T7">présenter quelques données.Peut-être sans surprise, l'hébreu biblique atteste</text:span><text:span text:style-name="T36">dé-</text:span><text:span text:style-name="T7">pictivesetresultatives,commefaire denombreuseslangues.Joüon(1947,§126a) anotéil y a desdécenniesqueBHdepictives</text:span><text:span text:style-name="T33">peut</text:span><text:span text:style-name="T41">être</text:span><text:span text:style-name="T7">substantifs,adjectifs,ouparticipes,commedans l'exemple (3):</text:span></text:p>
      <text:p text:style-name="P62"><text:span text:style-name="T9">(3)Représentants:</text:span></text:p>
      <text:p text:style-name="P2"/>
      <text:p text:style-name="P2"><draw:frame draw:style-name="fr7" draw:name="Image48" text:anchor-type="char" svg:width="0.222in" svg:height="0.361in" draw:z-index="47"><draw:image xlink:href="https://translate.googleusercontent.com/image_37.png" xlink:type="simple" xlink:show="embed" xlink:actuate="onLoad"/></draw:frame></text:p>
      <text:p text:style-name="Text_20_body"/>
      <text:p text:style-name="P2"><draw:frame draw:style-name="fr2" draw:name="Image51" text:anchor-type="char" svg:width="2in" svg:height="0.361in" draw:z-index="50"><draw:image xlink:href="https://translate.googleusercontent.com/image_39.png" xlink:type="simple" xlink:show="embed" xlink:actuate="onLoad"/></draw:frame><draw:frame draw:style-name="fr3" draw:name="Image50" text:anchor-type="char" svg:width="3.9028in" svg:height="0.361in" draw:z-index="49"><draw:image xlink:href="https://translate.googleusercontent.com/image_38.png" xlink:type="simple" xlink:show="embed" xlink:actuate="onLoad"/></draw:frame><draw:frame draw:style-name="fr4" draw:name="Image49" text:anchor-type="char" svg:width="7.9445in" svg:height="0.0161in" draw:z-index="48"><draw:image xlink:href="https://translate.googleusercontent.com/image_1.png" xlink:type="simple" xlink:show="embed" xlink:actuate="onLoad"/></draw:frame></text:p>
      <text:p text:style-name="P115"><text:span text:style-name="T9">une.Substantiel:</text:span></text:p>
      <text:p text:style-name="P4"/>
      <text:p text:style-name="P9"/>
      <text:p text:style-name="P116"><text:span text:style-name="T174">גד</text:span><text:span text:style-name="T104">Fi</text:span><text:span text:style-name="T73">ִדים</text:span></text:p>
      <text:p text:style-name="P4"/>
      <text:p text:style-name="P14"/>
      <text:p text:style-name="P117"><text:span text:style-name="T175">֣א</text:span><text:span text:style-name="T105">Fi</text:span><text:span text:style-name="T176">י</text:span><text:span text:style-name="T177"> </text:span><text:span text:style-name="T178">ְצ</text:span></text:p>
      <text:p text:style-name="P4"/>
      <text:p text:style-name="P14"/>
      <text:p text:style-name="P118"><text:span text:style-name="T173">וא</text:span><text:span text:style-name="T179">ָרם֙</text:span></text:p>
      <text:p text:style-name="P2"><draw:frame draw:style-name="fr7" draw:name="Image52" text:anchor-type="char" svg:width="0.222in" svg:height="0.361in" draw:z-index="51"><draw:image xlink:href="https://translate.googleusercontent.com/image_40.png" xlink:type="simple" xlink:show="embed" xlink:actuate="onLoad"/></draw:frame></text:p>
      <text:p text:style-name="Text_20_body"/>
      <text:p text:style-name="P2"><draw:frame draw:style-name="fr2" draw:name="Image55" text:anchor-type="char" svg:width="2in" svg:height="0.361in" draw:z-index="54"><draw:image xlink:href="https://translate.googleusercontent.com/image_42.png" xlink:type="simple" xlink:show="embed" xlink:actuate="onLoad"/></draw:frame><draw:frame draw:style-name="fr3" draw:name="Image54" text:anchor-type="char" svg:width="3.9028in" svg:height="0.361in" draw:z-index="53"><draw:image xlink:href="https://translate.googleusercontent.com/image_41.png" xlink:type="simple" xlink:show="embed" xlink:actuate="onLoad"/></draw:frame><draw:frame draw:style-name="fr4" draw:name="Image53" text:anchor-type="char" svg:width="7.9445in" svg:height="0.0161in" draw:z-index="52"><draw:image xlink:href="https://translate.googleusercontent.com/image_1.png" xlink:type="simple" xlink:show="embed" xlink:actuate="onLoad"/></draw:frame></text:p>
      <text:p text:style-name="P120"><text:span text:style-name="T9">wa-ʾărām</text:span><text:span text:style-name="T18">yāṣəʾ-û</text:span></text:p>
      <text:p text:style-name="P132"><text:line-break/><text:span text:style-name="T13">gədûd-îm</text:span></text:p>
      <text:p text:style-name="P2"><draw:frame draw:style-name="fr7" draw:name="Image56" text:anchor-type="char" svg:width="0.222in" svg:height="0.361in" draw:z-index="55"><draw:image xlink:href="https://translate.googleusercontent.com/image_43.png" xlink:type="simple" xlink:show="embed" xlink:actuate="onLoad"/></draw:frame></text:p>
      <text:p text:style-name="Text_20_body"/>
      <text:p text:style-name="P2"><draw:frame draw:style-name="fr2" draw:name="Image59" text:anchor-type="char" svg:width="2in" svg:height="0.361in" draw:z-index="58"><draw:image xlink:href="https://translate.googleusercontent.com/image_45.png" xlink:type="simple" xlink:show="embed" xlink:actuate="onLoad"/></draw:frame><draw:frame draw:style-name="fr3" draw:name="Image58" text:anchor-type="char" svg:width="3.9028in" svg:height="0.361in" draw:z-index="57"><draw:image xlink:href="https://translate.googleusercontent.com/image_44.png" xlink:type="simple" xlink:show="embed" xlink:actuate="onLoad"/></draw:frame><draw:frame draw:style-name="fr4" draw:name="Image57" text:anchor-type="char" svg:width="7.9445in" svg:height="0.0161in" draw:z-index="56"><draw:image xlink:href="https://translate.googleusercontent.com/image_1.png" xlink:type="simple" xlink:show="embed" xlink:actuate="onLoad"/></draw:frame></text:p>
      <text:p text:style-name="P130"><text:span text:style-name="T9">et-Aramgo.out.</text:span><text:span text:style-name="T2">PFV</text:span><text:span text:style-name="T9">-3</text:span><text:span text:style-name="T2">pl</text:span><text:span text:style-name="T13">raider-</text:span><text:span text:style-name="T3">mpl</text:span></text:p>
      <text:p text:style-name="P126">«Et Aram est sorti (en tant que) voleurs.(2 Rois 5: 2)</text:p>
      <text:p text:style-name="P133"><text:span text:style-name="T9">b.Adjectif:</text:span></text:p>
      <text:p text:style-name="P12"/>
      <text:p text:style-name="P2"><draw:frame draw:style-name="fr7" draw:name="Image60" text:anchor-type="char" svg:width="0.222in" svg:height="0.361in" draw:z-index="59"><draw:image xlink:href="https://translate.googleusercontent.com/image_46.png" xlink:type="simple" xlink:show="embed" xlink:actuate="onLoad"/></draw:frame></text:p>
      <text:p text:style-name="Text_20_body"/>
      <text:p text:style-name="P2"><draw:frame draw:style-name="fr2" draw:name="Image63" text:anchor-type="char" svg:width="2in" svg:height="0.361in" draw:z-index="62"><draw:image xlink:href="https://translate.googleusercontent.com/image_48.png" xlink:type="simple" xlink:show="embed" xlink:actuate="onLoad"/></draw:frame><draw:frame draw:style-name="fr3" draw:name="Image62" text:anchor-type="char" svg:width="3.9028in" svg:height="0.361in" draw:z-index="61"><draw:image xlink:href="https://translate.googleusercontent.com/image_47.png" xlink:type="simple" xlink:show="embed" xlink:actuate="onLoad"/></draw:frame><draw:frame draw:style-name="fr4" draw:name="Image61" text:anchor-type="char" svg:width="7.9445in" svg:height="0.0161in" draw:z-index="60"><draw:image xlink:href="https://translate.googleusercontent.com/image_1.png" xlink:type="simple" xlink:show="embed" xlink:actuate="onLoad"/></draw:frame><text:soft-page-break/></text:p>
      <text:p text:style-name="P248">יהו ֑ה</text:p>
      <text:p text:style-name="P135"><text:span text:style-name="T74"><text:line-break/></text:span><text:span text:style-name="T162">ֵרי</text:span><text:span text:style-name="T148">ָקם</text:span><text:span text:style-name="T135">ה</text:span><text:span text:style-name="T97">?</text:span><text:span text:style-name="T135">יב֣</text:span><text:span text:style-name="T182">ִני</text:span><text:span text:style-name="T176">ו</text:span></text:p>
      <text:p text:style-name="P137"><text:span text:style-name="T74"><text:line-break/></text:span><text:span text:style-name="T183">ַ</text:span><text:span text:style-name="T164">ל</text:span><text:span text:style-name="T135">ְ</text:span><text:span text:style-name="T185">כ</text:span><text:span text:style-name="T135">ִ</text:span><text:span text:style-name="T106">?</text:span><text:span text:style-name="T135">י</text:span><text:span text:style-name="T188">ה</text:span><text:span text:style-name="T135">֔</text:span></text:p>
      <text:p text:style-name="P138"><text:span text:style-name="T74"><text:line-break/></text:span><text:span text:style-name="T180">ָא֣ה</text:span><text:span text:style-name="T189">מל</text:span></text:p>
      <text:p text:style-name="P139"><text:span text:style-name="T74"><text:line-break/></text:span><text:span text:style-name="T190">א</text:span><text:span text:style-name="T145">ִני֙</text:span></text:p>
      <text:p text:style-name="P2"><draw:frame draw:style-name="fr7" draw:name="Image64" text:anchor-type="char" svg:width="0.222in" svg:height="0.361in" draw:z-index="63"><draw:image xlink:href="https://translate.googleusercontent.com/image_49.png" xlink:type="simple" xlink:show="embed" xlink:actuate="onLoad"/></draw:frame></text:p>
      <text:p text:style-name="Text_20_body"/>
      <text:p text:style-name="P2"><draw:frame draw:style-name="fr2" draw:name="Image67" text:anchor-type="char" svg:width="2in" svg:height="0.361in" draw:z-index="66"><draw:image xlink:href="https://translate.googleusercontent.com/image_51.png" xlink:type="simple" xlink:show="embed" xlink:actuate="onLoad"/></draw:frame><draw:frame draw:style-name="fr3" draw:name="Image66" text:anchor-type="char" svg:width="3.9028in" svg:height="0.361in" draw:z-index="65"><draw:image xlink:href="https://translate.googleusercontent.com/image_50.png" xlink:type="simple" xlink:show="embed" xlink:actuate="onLoad"/></draw:frame><draw:frame draw:style-name="fr4" draw:name="Image65" text:anchor-type="char" svg:width="7.9445in" svg:height="0.0161in" draw:z-index="64"><draw:image xlink:href="https://translate.googleusercontent.com/image_1.png" xlink:type="simple" xlink:show="embed" xlink:actuate="onLoad"/></draw:frame></text:p>
      <text:p text:style-name="P121"><text:span text:style-name="T9">ʾĂnî</text:span><text:span text:style-name="T13">məlēʾ-â</text:span><text:span text:style-name="T9">hālak-tîwə-</text:span><text:span text:style-name="T13">rêqām</text:span><text:span text:style-name="T9">hĕšîba-nî</text:span></text:p>
      <text:p text:style-name="P142"><text:span text:style-name="T9">Je suis</text:span><text:span text:style-name="T13">plein.</text:span><text:span text:style-name="T3">ad</text:span><text:span text:style-name="T4">j</text:span><text:span text:style-name="T13">-</text:span><text:span text:style-name="T159">fsg</text:span><text:span text:style-name="T9">go</text:span><text:span text:style-name="T19">.</text:span><text:span text:style-name="T2">pfv</text:span><text:span text:style-name="T9">-1</text:span><text:span text:style-name="T158">sg</text:span><text:span text:style-name="T9">et-</text:span><text:span text:style-name="T13">emp</text:span><text:span text:style-name="T16">t</text:span><text:span text:style-name="T22">y</text:span><text:span text:style-name="T20">.</text:span><text:span text:style-name="T3">a</text:span><text:span text:style-name="T6">d</text:span><text:span text:style-name="T3">v</text:span><text:span text:style-name="T2">c</text:span><text:span text:style-name="T5">a</text:span><text:span text:style-name="T158">u</text:span><text:span text:style-name="T160">s</text:span><text:span text:style-name="T9">.return.</text:span><text:span text:style-name="T2">pfv</text:span><text:span text:style-name="T9">.</text:span><text:span text:style-name="T19">3</text:span><text:span text:style-name="T2">msg</text:span><text:span text:style-name="T9">-1</text:span><text:span text:style-name="T158">sg</text:span></text:p>
      <text:p text:style-name="P249">yhwhYHWH</text:p>
      <text:p text:style-name="P122"><text:span text:style-name="T9">Je</text:span><text:span text:style-name="T15">w</text:span><text:span text:style-name="T9">e</text:span><text:span text:style-name="T15">n</text:span><text:span text:style-name="T9">t(out)complète,maisle</text:span><text:span text:style-name="T2">Seigneur</text:span><text:span text:style-name="T9">broug</text:span><text:span text:style-name="T15">h</text:span><text:span text:style-name="T9">tmeba</text:span><text:span text:style-name="T15">c</text:span><text:span text:style-name="T9">kemp</text:span><text:span text:style-name="T15">t</text:span><text:span text:style-name="T21">y</text:span><text:span text:style-name="T23">.</text:span><text:span text:style-name="T19">«</text:span><text:span text:style-name="T92">7</text:span><text:span text:style-name="T9">(</text:span><text:span text:style-name="T15">R</text:span><text:span text:style-name="T9">uth1:21)</text:span></text:p>
      <text:p text:style-name="P143"><text:span text:style-name="T9">c.Participe:</text:span></text:p>
      <text:p text:style-name="P12"/>
      <text:p text:style-name="P2"><draw:frame draw:style-name="fr7" draw:name="Image68" text:anchor-type="char" svg:width="0.222in" svg:height="0.361in" draw:z-index="67"><draw:image xlink:href="https://translate.googleusercontent.com/image_52.png" xlink:type="simple" xlink:show="embed" xlink:actuate="onLoad"/></draw:frame></text:p>
      <text:p text:style-name="Text_20_body"/>
      <text:p text:style-name="P2"><draw:frame draw:style-name="fr2" draw:name="Image71" text:anchor-type="char" svg:width="2in" svg:height="0.361in" draw:z-index="70"><draw:image xlink:href="https://translate.googleusercontent.com/image_54.png" xlink:type="simple" xlink:show="embed" xlink:actuate="onLoad"/></draw:frame><draw:frame draw:style-name="fr3" draw:name="Image70" text:anchor-type="char" svg:width="3.9028in" svg:height="0.361in" draw:z-index="69"><draw:image xlink:href="https://translate.googleusercontent.com/image_53.png" xlink:type="simple" xlink:show="embed" xlink:actuate="onLoad"/></draw:frame><draw:frame draw:style-name="fr4" draw:name="Image69" text:anchor-type="char" svg:width="7.9445in" svg:height="0.0161in" draw:z-index="68"><draw:image xlink:href="https://translate.googleusercontent.com/image_1.png" xlink:type="simple" xlink:show="embed" xlink:actuate="onLoad"/></draw:frame></text:p>
      <text:p text:style-name="P15"><text:span text:style-name="T193">ת</text:span><text:span text:style-name="T135">ח</text:span><text:span text:style-name="T97">Ç</text:span><text:span text:style-name="T135">הל</text:span><text:span text:style-name="T97">t</text:span></text:p>
      <text:p text:style-name="P144"><text:span text:style-name="T74"><text:line-break/></text:span><text:span text:style-name="T195">֔</text:span><text:span text:style-name="T52">ָ</text:span><text:span text:style-name="T196">ת</text:span><text:span text:style-name="T195">יו</text:span><text:span text:style-name="T135">֖</text:span><text:span text:style-name="T187">א</text:span><text:span text:style-name="T135">י</text:span><text:span text:style-name="T107">?</text:span><text:span text:style-name="T97">Ì</text:span><text:span text:style-name="T135">ֶ</text:span><text:span text:style-name="T149">פ</text:span><text:span text:style-name="T168">֣</text:span><text:span text:style-name="T188">ח</text:span></text:p>
      <text:p text:style-name="P145"><text:span text:style-name="T74"><text:line-break/></text:span><text:span text:style-name="T108">fi</text:span><text:span text:style-name="T197">ְ</text:span><text:span text:style-name="T109">?</text:span></text:p>
      <text:p text:style-name="P146"><text:span text:style-name="T74"><text:line-break/></text:span><text:span text:style-name="T170">ל</text:span><text:span text:style-name="T199">ִמ</text:span></text:p>
      <text:p text:style-name="P147"><text:span text:style-name="T74"><text:line-break/></text:span><text:span text:style-name="T110">Fi</text:span><text:span text:style-name="T200">כה֙</text:span></text:p>
      <text:p text:style-name="P149"><text:span text:style-name="T74"><text:line-break/></text:span><text:span text:style-name="T201">ה</text:span><text:span text:style-name="T135">ָ֗</text:span><text:span text:style-name="T202">ע</text:span><text:span text:style-name="T135">ם</text:span></text:p>
      <text:p text:style-name="P151"><text:soft-page-break/><text:span text:style-name="T74"><text:line-break/></text:span><text:span text:style-name="T165">א</text:span><text:span text:style-name="T135">ת</text:span><text:span text:style-name="T97">-</text:span></text:p>
      <text:p text:style-name="P95"><text:span text:style-name="T74"><text:line-break/></text:span><text:span text:style-name="T203">מ</text:span><text:span text:style-name="T135">ֶ</text:span><text:span text:style-name="T111">?</text:span><text:span text:style-name="T135">ה</text:span></text:p>
      <text:p text:style-name="P152"><text:span text:style-name="T74"><text:line-break/></text:span><text:span text:style-name="T172">ו</text:span><text:span text:style-name="T135">ִ</text:span><text:span text:style-name="T107">?</text:span><text:span text:style-name="T112">Fi</text:span><text:span text:style-name="T135">֨</text:span><text:span text:style-name="T207">ַ</text:span><text:span text:style-name="T208">מ</text:span><text:span text:style-name="T135">ע</text:span></text:p>
      <text:p text:style-name="P2"><draw:frame draw:style-name="fr7" draw:name="Image72" text:anchor-type="char" svg:width="0.222in" svg:height="0.361in" draw:z-index="71"><draw:image xlink:href="https://translate.googleusercontent.com/image_55.png" xlink:type="simple" xlink:show="embed" xlink:actuate="onLoad"/></draw:frame></text:p>
      <text:p text:style-name="Text_20_body"/>
      <text:p text:style-name="P2"><draw:frame draw:style-name="fr2" draw:name="Image75" text:anchor-type="char" svg:width="2in" svg:height="0.361in" draw:z-index="74"><draw:image xlink:href="https://translate.googleusercontent.com/image_57.png" xlink:type="simple" xlink:show="embed" xlink:actuate="onLoad"/></draw:frame><draw:frame draw:style-name="fr3" draw:name="Image74" text:anchor-type="char" svg:width="3.9028in" svg:height="0.361in" draw:z-index="73"><draw:image xlink:href="https://translate.googleusercontent.com/image_56.png" xlink:type="simple" xlink:show="embed" xlink:actuate="onLoad"/></draw:frame><draw:frame draw:style-name="fr4" draw:name="Image73" text:anchor-type="char" svg:width="7.9445in" svg:height="0.0161in" draw:z-index="72"><draw:image xlink:href="https://translate.googleusercontent.com/image_1.png" xlink:type="simple" xlink:show="embed" xlink:actuate="onLoad"/></draw:frame></text:p>
      <text:p text:style-name="P129">way-y-išmaʿ</text:p>
      <text:p text:style-name="P154"><text:line-break/><text:span text:style-name="T9">mōšê</text:span></text:p>
      <text:p text:style-name="P155"><text:line-break/><text:span text:style-name="T9">ʾEt = hā-ʿām</text:span></text:p>
      <text:p text:style-name="P3"><text:line-break/><text:span text:style-name="T13">bōkê</text:span></text:p>
      <text:p text:style-name="P156"><text:line-break/><text:span text:style-name="T9">lə-mišpəḥōtāy-w</text:span></text:p>
      <text:p text:style-name="P2"><draw:frame draw:style-name="fr7" draw:name="Image76" text:anchor-type="char" svg:width="0.222in" svg:height="0.361in" draw:z-index="75"><draw:image xlink:href="https://translate.googleusercontent.com/image_58.png" xlink:type="simple" xlink:show="embed" xlink:actuate="onLoad"/></draw:frame></text:p>
      <text:p text:style-name="Text_20_body"/>
      <text:p text:style-name="P2"><draw:frame draw:style-name="fr2" draw:name="Image79" text:anchor-type="char" svg:width="2in" svg:height="0.361in" draw:z-index="78"><draw:image xlink:href="https://translate.googleusercontent.com/image_60.png" xlink:type="simple" xlink:show="embed" xlink:actuate="onLoad"/></draw:frame><draw:frame draw:style-name="fr3" draw:name="Image78" text:anchor-type="char" svg:width="3.9028in" svg:height="0.361in" draw:z-index="77"><draw:image xlink:href="https://translate.googleusercontent.com/image_59.png" xlink:type="simple" xlink:show="embed" xlink:actuate="onLoad"/></draw:frame><draw:frame draw:style-name="fr4" draw:name="Image77" text:anchor-type="char" svg:width="7.9445in" svg:height="0.0161in" draw:z-index="76"><draw:image xlink:href="https://translate.googleusercontent.com/image_1.png" xlink:type="simple" xlink:show="embed" xlink:actuate="onLoad"/></draw:frame></text:p>
      <text:p text:style-name="P123"><text:span text:style-name="T9">et-3</text:span><text:span text:style-name="T2">m</text:span><text:span text:style-name="T19">.</text:span><text:span text:style-name="T2">pst</text:span><text:span text:style-name="T9">-hear.</text:span><text:span text:style-name="T158">sg</text:span><text:span text:style-name="T9">Moïse</text:span><text:span text:style-name="T2">dom</text:span><text:span text:style-name="T9">= THE-</text:span><text:span text:style-name="T14">p</text:span><text:span text:style-name="T9">ersonnes.</text:span><text:span text:style-name="T2">msg</text:span><text:span text:style-name="T16">w</text:span><text:span text:style-name="T13">eep.</text:span><text:span text:style-name="T3">ptcp</text:span><text:span text:style-name="T20">.</text:span><text:span text:style-name="T3">msg</text:span><text:span text:style-name="T15">b</text:span><text:span text:style-name="T9">y-clans-3</text:span><text:span text:style-name="T2">msg</text:span></text:p>
      <text:p text:style-name="P120"><text:span text:style-name="T9">ʾÎšlə-petaḥʾohŏl-ô</text:span></text:p>
      <text:p text:style-name="P124"><text:span text:style-name="T9">manat-e</text:span><text:span text:style-name="T15">n</text:span><text:span text:style-name="T9">trancete</text:span><text:span text:style-name="T15">n</text:span><text:span text:style-name="T9">t-</text:span><text:span text:style-name="T19">3</text:span><text:span text:style-name="T2">msg</text:span></text:p>
      <text:p text:style-name="P157"><draw:frame draw:style-name="fr5" draw:name="Image80" text:anchor-type="as-char" svg:width="3.1945in" svg:height="0.0161in" draw:z-index="79"><draw:image xlink:href="https://translate.googleusercontent.com/image_61.png" xlink:type="simple" xlink:show="embed" xlink:actuate="onLoad"/></draw:frame><text:span text:style-name="T88"><text:line-break/></text:span><text:span text:style-name="T10">«EtMoïseentenditlepeuplepleurerdans toutsonclan,(chacun) unhomme à l'entrée de sa</text:span><text:span text:style-name="T17">tente.</text:span><text:span text:style-name="T10">(Nb11:10)</text:span></text:p>
      <text:p text:style-name="P114"><text:span text:style-name="T54">7.Traditionnellement,</text:span><text:span text:style-name="T60">rêqām</text:span><text:span text:style-name="T54">est étiqueté «adverbe» en raison de laterminaison</text:span><text:span text:style-name="T55">-ām</text:span><text:span text:style-name="T54">, mais les dictionnaires listent l'adjectif qui signifie</text:span><text:span text:style-name="T68">«vide».</text:span></text:p>
      <text:p text:style-name="P2"><draw:frame draw:style-name="fr7" draw:name="Image81" text:anchor-type="char" svg:width="0.222in" svg:height="0.361in" draw:z-index="80"><draw:image xlink:href="https://translate.googleusercontent.com/image_62.png" xlink:type="simple" xlink:show="embed" xlink:actuate="onLoad"/></draw:frame></text:p>
      <text:p text:style-name="Text_20_body"/>
      <text:p text:style-name="P2"><draw:frame draw:style-name="fr2" draw:name="Image84" text:anchor-type="char" svg:width="2in" svg:height="0.361in" draw:z-index="83"><draw:image xlink:href="https://translate.googleusercontent.com/image_64.png" xlink:type="simple" xlink:show="embed" xlink:actuate="onLoad"/></draw:frame><draw:frame draw:style-name="fr3" draw:name="Image83" text:anchor-type="char" svg:width="3.9028in" svg:height="0.361in" draw:z-index="82"><draw:image xlink:href="https://translate.googleusercontent.com/image_63.png" xlink:type="simple" xlink:show="embed" xlink:actuate="onLoad"/></draw:frame><draw:frame draw:style-name="fr4" draw:name="Image82" text:anchor-type="char" svg:width="7.9445in" svg:height="0.0161in" draw:z-index="81"><draw:image xlink:href="https://translate.googleusercontent.com/image_1.png" xlink:type="simple" xlink:show="embed" xlink:actuate="onLoad"/></draw:frame></text:p>
      <text:p text:style-name="P11"/>
      <text:p text:style-name="P102"><text:span text:style-name="T7">En comparant (2) et (3a), ainsi que d'autres exemples, je suggère que la</text:span><text:span text:style-name="T47">b procth</text:span><text:span text:style-name="T7">proclitiquesoit facultativement utilisée pour marquer les dépistants substantifs.En ajoutant le nombre (1), quimarque le prédicat </text:span><text:soft-page-break/><text:span text:style-name="T7">d'une copule nulle, et le nombre (4), qui pourrait</text:span><text:span text:style-name="T41">être</text:span><text:span text:style-name="T7">interprété comme une résultante, je propose en outre que</text:span><text:span text:style-name="T34">bēth</text:span><text:span text:style-name="T33">puisse</text:span><text:span text:style-name="T7">éventuellement</text:span><text:span text:style-name="T41">être</text:span><text:span text:style-name="T7">utilisé comme marqueur de prédicat nominal en général.</text:span></text:p>
      <text:p text:style-name="P64"><text:span text:style-name="T9">(4)</text:span><text:span text:style-name="T11">Bēth</text:span><text:span text:style-name="T9">MarquageSP</text:span><text:span text:style-name="T11">résultant</text:span><text:span text:style-name="T9">:</text:span></text:p>
      <text:p text:style-name="P16"/>
      <text:p text:style-name="P2"><draw:frame draw:style-name="fr7" draw:name="Image85" text:anchor-type="char" svg:width="0.222in" svg:height="0.361in" draw:z-index="84"><draw:image xlink:href="https://translate.googleusercontent.com/image_65.png" xlink:type="simple" xlink:show="embed" xlink:actuate="onLoad"/></draw:frame></text:p>
      <text:p text:style-name="Text_20_body"/>
      <text:p text:style-name="P2"><draw:frame draw:style-name="fr2" draw:name="Image88" text:anchor-type="char" svg:width="2in" svg:height="0.361in" draw:z-index="87"><draw:image xlink:href="https://translate.googleusercontent.com/image_67.png" xlink:type="simple" xlink:show="embed" xlink:actuate="onLoad"/></draw:frame><draw:frame draw:style-name="fr3" draw:name="Image87" text:anchor-type="char" svg:width="3.9028in" svg:height="0.361in" draw:z-index="86"><draw:image xlink:href="https://translate.googleusercontent.com/image_66.png" xlink:type="simple" xlink:show="embed" xlink:actuate="onLoad"/></draw:frame><draw:frame draw:style-name="fr4" draw:name="Image86" text:anchor-type="char" svg:width="7.9445in" svg:height="0.0161in" draw:z-index="85"><draw:image xlink:href="https://translate.googleusercontent.com/image_1.png" xlink:type="simple" xlink:show="embed" xlink:actuate="onLoad"/></draw:frame></text:p>
      <text:p text:style-name="P9"/>
      <text:p text:style-name="P85">naʿăsê</text:p>
      <text:p text:style-name="P10"/>
      <text:p text:style-name="P85">Adam</text:p>
      <text:p text:style-name="P10"/>
      <text:p text:style-name="P158"><text:span text:style-name="T19">bə-</text:span><text:span text:style-name="T20">ṣalmē-nû</text:span></text:p>
      <text:p text:style-name="P159"><text:span text:style-name="T74"><text:line-break/></text:span><text:span text:style-name="T70">ְדמ</text:span><text:span text:style-name="T113">Fi</text:span><text:span text:style-name="T70">ת֑נ</text:span><text:span text:style-name="T113">Fi</text:span><text:span text:style-name="T103">?</text:span></text:p>
      <text:p text:style-name="P160">ki-dmûtē-nû</text:p>
      <text:p text:style-name="P161"><text:span text:style-name="T74"><text:line-break/></text:span><text:span text:style-name="T135">ְ</text:span><text:span text:style-name="T209">ל</text:span><text:span text:style-name="T135">ֵ֖</text:span><text:span text:style-name="T205">מ</text:span><text:span text:style-name="T135">נ</text:span><text:span text:style-name="T97">Fi</text:span><text:span text:style-name="T114">Fi</text:span><text:span text:style-name="T211">צ</text:span></text:p>
      <text:p text:style-name="P162"><text:span text:style-name="T74"><text:line-break/></text:span><text:span text:style-name="T135">ֽ</text:span><text:span text:style-name="T212">נ</text:span><text:span text:style-name="T137">ע</text:span><text:span text:style-name="T135">ֶ֥</text:span><text:span text:style-name="T100">?</text:span><text:span text:style-name="T135">ה</text:span><text:span text:style-name="T97">Ç</text:span><text:span text:style-name="T135">ָ</text:span><text:span text:style-name="T162">ד</text:span><text:span text:style-name="T135">ם</text:span></text:p>
      <text:p text:style-name="P2"><draw:frame draw:style-name="fr7" draw:name="Image89" text:anchor-type="char" svg:width="0.222in" svg:height="0.361in" draw:z-index="88"><draw:image xlink:href="https://translate.googleusercontent.com/image_68.png" xlink:type="simple" xlink:show="embed" xlink:actuate="onLoad"/></draw:frame></text:p>
      <text:p text:style-name="Text_20_body"/>
      <text:p text:style-name="P2"><draw:frame draw:style-name="fr2" draw:name="Image92" text:anchor-type="char" svg:width="2in" svg:height="0.361in" draw:z-index="91"><draw:image xlink:href="https://translate.googleusercontent.com/image_70.png" xlink:type="simple" xlink:show="embed" xlink:actuate="onLoad"/></draw:frame><draw:frame draw:style-name="fr3" draw:name="Image91" text:anchor-type="char" svg:width="3.9028in" svg:height="0.361in" draw:z-index="90"><draw:image xlink:href="https://translate.googleusercontent.com/image_69.png" xlink:type="simple" xlink:show="embed" xlink:actuate="onLoad"/></draw:frame><draw:frame draw:style-name="fr4" draw:name="Image90" text:anchor-type="char" svg:width="7.9445in" svg:height="0.0161in" draw:z-index="89"><draw:image xlink:href="https://translate.googleusercontent.com/image_1.png" xlink:type="simple" xlink:show="embed" xlink:actuate="onLoad"/></draw:frame></text:p>
      <text:p text:style-name="P79"><text:span text:style-name="T9">1</text:span><text:span text:style-name="T2">pl</text:span><text:span text:style-name="T9">.</text:span><text:span text:style-name="T2">ipfv</text:span><text:span text:style-name="T9">.ma</text:span><text:span text:style-name="T15">k</text:span><text:span text:style-name="T9">e</text:span><text:span text:style-name="T15">h</text:span><text:span text:style-name="T9">uman</text:span><text:span text:style-name="T2">pred</text:span><text:span text:style-name="T9">-</text:span><text:span text:style-name="T13">image-our</text:span><text:span text:style-name="T9">as-li</text:span><text:span text:style-name="T15">k</text:span><text:span text:style-name="T9">eness-our</text:span></text:p>
      <text:p text:style-name="P82">«Faisons de l'humanité notre image après notre (propre) ressemblance.»(Gen 1:26)</text:p>
      <text:p text:style-name="P103"><text:span text:style-name="T38">D'après</text:span><text:span text:style-name="T36">mes</text:span><text:span text:style-name="T33">propres</text:span><text:span text:style-name="T7">données, je peux montrer que les résultats</text:span><text:span text:style-name="T33">peuvent</text:span><text:span text:style-name="T7">également</text:span><text:span text:style-name="T41">appartenir</text:span><text:span text:style-name="T7">à l'</text:span><text:span text:style-name="T33">une</text:span><text:span text:style-name="T7">des trois catégories répertoriées</text:span><text:span text:style-name="T36">par</text:span><text:span text:style-name="T7">Joüon, comme dans, par exemple, Gen 6: 4, Exod 37:29 etExod 39: 9respectivement.</text:span><text:span text:style-name="T48">Nous</text:span><text:span text:style-name="T33">pouvons</text:span><text:span text:style-name="T7">doncétendrededepictivesàresultativeslaréclamation</text:span><text:span text:style-name="T36">par</text:span><text:span text:style-name="T7">Schultze-Berndt et Himmelmann (2004, 124) que depictives</text:span><text:span text:style-name="T33">peuvent</text:span><text:span text:style-name="T41">être</text:span><text:span text:style-name="T7">de</text:span><text:span text:style-name="T33">toute</text:span><text:span text:style-name="T7">classe de mot qui peut servir de non-finisprédicats.</text:span></text:p>
      <text:p text:style-name="P65"><text:soft-page-break/><text:span text:style-name="T9">(5)Résultats:</text:span></text:p>
      <text:p text:style-name="P163"><text:span text:style-name="T9">1.Fond: Gen6: 4</text:span></text:p>
      <text:p text:style-name="P164"><text:span text:style-name="T9">2.Adjectif: Exode37:29</text:span></text:p>
      <text:p text:style-name="P165"><text:span text:style-name="T9">3.Participe (passif): Exode39:29</text:span></text:p>
      <text:p text:style-name="P57"><text:span text:style-name="T36">J'ai</text:span><text:span text:style-name="T7">un exemple, lenombre (6), qui</text:span><text:span text:style-name="T33">peut</text:span><text:span text:style-name="T7">peut -</text:span><text:span text:style-name="T41">être</text:span><text:span text:style-name="T7">une préposition résultatif, et vos commentaires sur ce cas serait</text:span><text:span text:style-name="T41">être les</text:span><text:span text:style-name="T7">bienvenus:</text:span></text:p>
      <text:p text:style-name="P66"><text:span text:style-name="T9">(6)PP résultant(?):</text:span></text:p>
      <text:p text:style-name="P18"/>
      <text:p text:style-name="P166"><text:span text:style-name="T172">ו</text:span><text:span text:style-name="T135">ִ</text:span><text:span text:style-name="T112">Fi</text:span><text:span text:style-name="T135">ְ</text:span><text:span text:style-name="T142">צ</text:span><text:span text:style-name="T135">ֹ֨</text:span><text:span text:style-name="T115">Fi</text:span><text:span text:style-name="T135">רי</text:span><text:span text:style-name="T107">t</text:span><text:span text:style-name="T135">ֵ</text:span><text:span text:style-name="T213">ס</text:span><text:span text:style-name="T135">ף֛</text:span><text:span text:style-name="T116">Fi</text:span><text:span text:style-name="T135">ר</text:span><text:span text:style-name="T97">?</text:span><text:span text:style-name="T135">ח</text:span><text:span text:style-name="T97">t</text:span><text:span text:style-name="T135">להָ</text:span><text:span text:style-name="T117">Fi</text:span><text:span text:style-name="T141">֖</text:span><text:span text:style-name="T195">ם</text:span><text:span text:style-name="T135">הְ</text:span><text:span text:style-name="T216">ר</text:span><text:span text:style-name="T135">ֵ</text:span><text:span text:style-name="T118">Fi</text:span><text:span text:style-name="T168">֣</text:span><text:span text:style-name="T72">ה</text:span><text:span text:style-name="T135">מֹ֑</text:span><text:span text:style-name="T218">א</text:span><text:span text:style-name="T135">ד</text:span></text:p>
      <text:p text:style-name="P2"><draw:frame draw:style-name="fr7" draw:name="Image93" text:anchor-type="char" svg:width="0.222in" svg:height="0.361in" draw:z-index="92"><draw:image xlink:href="https://translate.googleusercontent.com/image_71.png" xlink:type="simple" xlink:show="embed" xlink:actuate="onLoad"/></draw:frame></text:p>
      <text:p text:style-name="Text_20_body"/>
      <text:p text:style-name="P2"><draw:frame draw:style-name="fr2" draw:name="Image96" text:anchor-type="char" svg:width="2in" svg:height="0.361in" draw:z-index="95"><draw:image xlink:href="https://translate.googleusercontent.com/image_73.png" xlink:type="simple" xlink:show="embed" xlink:actuate="onLoad"/></draw:frame><draw:frame draw:style-name="fr3" draw:name="Image95" text:anchor-type="char" svg:width="3.9028in" svg:height="0.361in" draw:z-index="94"><draw:image xlink:href="https://translate.googleusercontent.com/image_72.png" xlink:type="simple" xlink:show="embed" xlink:actuate="onLoad"/></draw:frame><draw:frame draw:style-name="fr4" draw:name="Image94" text:anchor-type="char" svg:width="7.9445in" svg:height="0.0161in" draw:z-index="93"><draw:image xlink:href="https://translate.googleusercontent.com/image_1.png" xlink:type="simple" xlink:show="embed" xlink:actuate="onLoad"/></draw:frame></text:p>
      <text:p text:style-name="P83">way-yiṣbōr</text:p>
      <text:p text:style-name="P75"><text:line-break/><text:span text:style-name="T24">yôsēp</text:span></text:p>
      <text:p text:style-name="P150"><text:line-break/><text:span text:style-name="T9">bar</text:span></text:p>
      <text:p text:style-name="P167"><text:line-break/><text:span text:style-name="T13">kə-ḥôl hay-yām harbê məʾōd</text:span></text:p>
      <text:p text:style-name="P2"><draw:frame draw:style-name="fr7" draw:name="Image97" text:anchor-type="char" svg:width="0.222in" svg:height="0.361in" draw:z-index="96"><draw:image xlink:href="https://translate.googleusercontent.com/image_74.png" xlink:type="simple" xlink:show="embed" xlink:actuate="onLoad"/></draw:frame></text:p>
      <text:p text:style-name="Text_20_body"/>
      <text:p text:style-name="P2"><draw:frame draw:style-name="fr2" draw:name="Image100" text:anchor-type="char" svg:width="2in" svg:height="0.361in" draw:z-index="99"><draw:image xlink:href="https://translate.googleusercontent.com/image_76.png" xlink:type="simple" xlink:show="embed" xlink:actuate="onLoad"/></draw:frame><draw:frame draw:style-name="fr3" draw:name="Image99" text:anchor-type="char" svg:width="3.9028in" svg:height="0.361in" draw:z-index="98"><draw:image xlink:href="https://translate.googleusercontent.com/image_75.png" xlink:type="simple" xlink:show="embed" xlink:actuate="onLoad"/></draw:frame><draw:frame draw:style-name="fr4" draw:name="Image98" text:anchor-type="char" svg:width="7.9445in" svg:height="0.0161in" draw:z-index="97"><draw:image xlink:href="https://translate.googleusercontent.com/image_1.png" xlink:type="simple" xlink:show="embed" xlink:actuate="onLoad"/></draw:frame></text:p>
      <text:p text:style-name="P86"><text:span text:style-name="T9">et-3</text:span><text:span text:style-name="T2">msg</text:span><text:span text:style-name="T9">.</text:span><text:span text:style-name="T2">pst</text:span><text:span text:style-name="T9">.heap.upJosephgrain</text:span><text:span text:style-name="T13">as-sablela merabonda</text:span><text:span text:style-name="T16">n</text:span><text:span text:style-name="T13">t</text:span><text:span text:style-name="T25">m</text:span><text:span text:style-name="T20">u</text:span><text:span text:style-name="T16">c</text:span><text:span text:style-name="T13">h</text:span></text:p>
      <text:p text:style-name="P168">«Et Joseph a amassé du grain comme le sable de la mer, très abondant.(Gen 41:49)</text:p>
      <text:p text:style-name="P170"><text:span text:style-name="T7">Autrement dit, il serait</text:span><text:span text:style-name="T41">être</text:span><text:span text:style-name="T7">un résultatif selon l'interprétation que lerésultat</text:span><text:span text:style-name="T46">de</text:span><text:span text:style-name="T7">Josephacted'entassement</text:span><text:span text:style-name="T33">était</text:span><text:span text:style-name="T7">quelegrain</text:span><text:span text:style-name="T33">était</text:span><text:span text:style-name="T7">commelesabledelamerpour l'abondance.</text:span></text:p>
      <text:p text:style-name="P104"><text:span text:style-name="T7">En plus des cas déjà présentés, il existe une collection relativement importante de prédicats secondaires qui me semblent mal à l'aise dans les catégories dépendantes ou résultantes.J'appelle provisoirement ces « purposives, » enraison du fait queilssemblentàpartagerunsensde l'</text:span><text:span text:style-name="T33">intention</text:span><text:span text:style-name="T7">ou debut.Autrementdit,l'</text:span><text:span text:style-name="T33">événement</text:span><text:span text:style-name="T7">décrit</text:span><text:span text:style-name="T36">par</text:span></text:p>
      <text:p text:style-name="P2"><draw:frame draw:style-name="fr7" draw:name="Image101" text:anchor-type="char" svg:width="0.222in" svg:height="0.361in" draw:z-index="100"><draw:image xlink:href="https://translate.googleusercontent.com/image_77.png" xlink:type="simple" xlink:show="embed" xlink:actuate="onLoad"/></draw:frame></text:p>
      <text:p text:style-name="Text_20_body"><text:soft-page-break/></text:p>
      <text:p text:style-name="P2"><draw:frame draw:style-name="fr2" draw:name="Image104" text:anchor-type="char" svg:width="2in" svg:height="0.361in" draw:z-index="103"><draw:image xlink:href="https://translate.googleusercontent.com/image_79.png" xlink:type="simple" xlink:show="embed" xlink:actuate="onLoad"/></draw:frame><draw:frame draw:style-name="fr3" draw:name="Image103" text:anchor-type="char" svg:width="3.9028in" svg:height="0.361in" draw:z-index="102"><draw:image xlink:href="https://translate.googleusercontent.com/image_78.png" xlink:type="simple" xlink:show="embed" xlink:actuate="onLoad"/></draw:frame><draw:frame draw:style-name="fr4" draw:name="Image102" text:anchor-type="char" svg:width="7.9445in" svg:height="0.0161in" draw:z-index="101"><draw:image xlink:href="https://translate.googleusercontent.com/image_1.png" xlink:type="simple" xlink:show="embed" xlink:actuate="onLoad"/></draw:frame></text:p>
      <text:p text:style-name="P2"/>
      <text:p text:style-name="P51"><text:span text:style-name="T7">le verbe principal semble</text:span><text:span text:style-name="T41">être</text:span><text:span text:style-name="T7">fait spécifiquement pour produire un état particulier dans</text:span><text:span text:style-name="T33">soit</text:span><text:span text:style-name="T7">lesujetoul'objet.Les objectifspartagentcertainesfonctionnalitésintéressantes.Premièrement,ilssont exclusivementnominaux.Deuxièmement,ils</text:span><text:span text:style-name="T33">peuvent</text:span><text:span text:style-name="T7">éventuellement</text:span><text:span text:style-name="T41">être</text:span><text:span text:style-name="T7">marqués</text:span><text:span text:style-name="T36">par</text:span><text:span text:style-name="T7">laparticuleproclitique</text:span><text:span text:style-name="T40">appelée</text:span><text:span text:style-name="T7">.</text:span><text:span text:style-name="T8">Par</text:span><text:span text:style-name="T7">exemple, considérons la paire dans l'exemple(7):</text:span></text:p>
      <text:p text:style-name="P171"><text:span text:style-name="T9">(7)a.Non marqué:</text:span></text:p>
      <text:p text:style-name="P2"/>
      <text:p text:style-name="P2"><draw:frame draw:style-name="fr7" draw:name="Image105" text:anchor-type="char" svg:width="0.222in" svg:height="0.361in" draw:z-index="104"><draw:image xlink:href="https://translate.googleusercontent.com/image_80.png" xlink:type="simple" xlink:show="embed" xlink:actuate="onLoad"/></draw:frame></text:p>
      <text:p text:style-name="Text_20_body"/>
      <text:p text:style-name="P2"><draw:frame draw:style-name="fr2" draw:name="Image108" text:anchor-type="char" svg:width="2in" svg:height="0.361in" draw:z-index="107"><draw:image xlink:href="https://translate.googleusercontent.com/image_82.png" xlink:type="simple" xlink:show="embed" xlink:actuate="onLoad"/></draw:frame><draw:frame draw:style-name="fr3" draw:name="Image107" text:anchor-type="char" svg:width="3.9028in" svg:height="0.361in" draw:z-index="106"><draw:image xlink:href="https://translate.googleusercontent.com/image_81.png" xlink:type="simple" xlink:show="embed" xlink:actuate="onLoad"/></draw:frame><draw:frame draw:style-name="fr4" draw:name="Image106" text:anchor-type="char" svg:width="7.9445in" svg:height="0.0161in" draw:z-index="105"><draw:image xlink:href="https://translate.googleusercontent.com/image_1.png" xlink:type="simple" xlink:show="embed" xlink:actuate="onLoad"/></draw:frame></text:p>
      <text:p text:style-name="P19"><text:span text:style-name="T219">ל</text:span><text:span text:style-name="T134">יהָ</text:span><text:span text:style-name="T221">ו</text:span><text:span text:style-name="T134">ה</text:span></text:p>
      <text:p text:style-name="P173"><text:span text:style-name="T74"><text:line-break/></text:span><text:span text:style-name="T222">ְ</text:span><text:span text:style-name="T119">÷</text:span><text:span text:style-name="T135">ִ֥</text:span><text:span text:style-name="T213">ר</text:span><text:span text:style-name="T135">יבֽ</text:span><text:span text:style-name="T144">ר</text:span><text:span text:style-name="T135">יח</text:span><text:span text:style-name="T107">-</text:span><text:span text:style-name="T137">נ</text:span><text:span text:style-name="T135">יחַ</text:span><text:span text:style-name="T223">ח</text:span><text:span text:style-name="T120">?</text:span></text:p>
      <text:p text:style-name="P174"><text:span text:style-name="T74"><text:line-break/></text:span><text:span text:style-name="T224">ה</text:span><text:span text:style-name="T135">ִ֑</text:span><text:span text:style-name="T164">ה</text:span><text:span text:style-name="T135">י</text:span><text:span text:style-name="T137">ן</text:span></text:p>
      <text:p text:style-name="P73"><text:span text:style-name="T74"><text:line-break/></text:span><text:span text:style-name="T102">?</text:span><text:span text:style-name="T135">ִ</text:span><text:span text:style-name="T121">ì</text:span><text:span text:style-name="T135">ִ֣</text:span><text:span text:style-name="T122">?</text:span><text:span text:style-name="T135">י</text:span><text:span text:style-name="T137">ת</text:span></text:p>
      <text:p text:style-name="P175"><text:span text:style-name="T74"><text:line-break/></text:span><text:span text:style-name="T135">ֶ</text:span><text:span text:style-name="T226">ס</text:span><text:span text:style-name="T97">ź</text:span><text:span text:style-name="T220">ל</text:span><text:span text:style-name="T199">ֶ</text:span><text:span text:style-name="T123">?</text:span><text:span text:style-name="T199">֖</text:span></text:p>
      <text:p text:style-name="P172"><text:span text:style-name="T74"><text:line-break/></text:span><text:span text:style-name="T135">ו ַי֥ ִין</text:span></text:p>
      <text:p text:style-name="P2"><draw:frame draw:style-name="fr7" draw:name="Image109" text:anchor-type="char" svg:width="0.222in" svg:height="0.361in" draw:z-index="108"><draw:image xlink:href="https://translate.googleusercontent.com/image_83.png" xlink:type="simple" xlink:show="embed" xlink:actuate="onLoad"/></draw:frame></text:p>
      <text:p text:style-name="Text_20_body"/>
      <text:p text:style-name="P2"><draw:frame draw:style-name="fr2" draw:name="Image112" text:anchor-type="char" svg:width="2in" svg:height="0.361in" draw:z-index="111"><draw:image xlink:href="https://translate.googleusercontent.com/image_85.png" xlink:type="simple" xlink:show="embed" xlink:actuate="onLoad"/></draw:frame><draw:frame draw:style-name="fr3" draw:name="Image111" text:anchor-type="char" svg:width="3.9028in" svg:height="0.361in" draw:z-index="110"><draw:image xlink:href="https://translate.googleusercontent.com/image_84.png" xlink:type="simple" xlink:show="embed" xlink:actuate="onLoad"/></draw:frame><draw:frame draw:style-name="fr4" draw:name="Image110" text:anchor-type="char" svg:width="7.9445in" svg:height="0.0161in" draw:z-index="109"><draw:image xlink:href="https://translate.googleusercontent.com/image_1.png" xlink:type="simple" xlink:show="embed" xlink:actuate="onLoad"/></draw:frame></text:p>
      <text:p text:style-name="P127">wə-yayin</text:p>
      <text:p text:style-name="P176"><text:line-break/><text:span text:style-name="T9">l-an-nesek</text:span></text:p>
      <text:p text:style-name="P177"><text:soft-page-break/><text:line-break/><text:span text:style-name="T9">šəlīšît</text:span><text:span text:style-name="T18">ha-hin</text:span></text:p>
      <text:p text:style-name="P140"><text:line-break/><text:span text:style-name="T9">t-aqrîb</text:span></text:p>
      <text:p text:style-name="P2"><draw:frame draw:style-name="fr7" draw:name="Image113" text:anchor-type="char" svg:width="0.222in" svg:height="0.361in" draw:z-index="112"><draw:image xlink:href="https://translate.googleusercontent.com/image_86.png" xlink:type="simple" xlink:show="embed" xlink:actuate="onLoad"/></draw:frame></text:p>
      <text:p text:style-name="Text_20_body"/>
      <text:p text:style-name="P2"><draw:frame draw:style-name="fr2" draw:name="Image116" text:anchor-type="char" svg:width="2in" svg:height="0.361in" draw:z-index="115"><draw:image xlink:href="https://translate.googleusercontent.com/image_88.png" xlink:type="simple" xlink:show="embed" xlink:actuate="onLoad"/></draw:frame><draw:frame draw:style-name="fr3" draw:name="Image115" text:anchor-type="char" svg:width="3.9028in" svg:height="0.361in" draw:z-index="114"><draw:image xlink:href="https://translate.googleusercontent.com/image_87.png" xlink:type="simple" xlink:show="embed" xlink:actuate="onLoad"/></draw:frame><draw:frame draw:style-name="fr4" draw:name="Image114" text:anchor-type="char" svg:width="7.9445in" svg:height="0.0161in" draw:z-index="113"><draw:image xlink:href="https://translate.googleusercontent.com/image_1.png" xlink:type="simple" xlink:show="embed" xlink:actuate="onLoad"/></draw:frame></text:p>
      <text:p text:style-name="P123"><text:span text:style-name="T9">et-du-vin-pour-la-boisson. offrant letroisièmele-hin2.</text:span><text:span text:style-name="T2">offre-</text:span><text:span text:style-name="T9">ipfv.</text:span><text:span text:style-name="T2">msg</text:span></text:p>
      <text:p text:style-name="P120"><text:span text:style-name="T13">rêaḥ = nîḥōaḥ</text:span><text:span text:style-name="T9">l-yhwh</text:span></text:p>
      <text:p text:style-name="P124"><text:span text:style-name="T13">arôme = apaisement</text:span><text:span text:style-name="T9">pour-YHWH</text:span></text:p>
      <text:p text:style-name="P178"><text:span text:style-name="T7">Et( ence quiconcerne) duvinpourlaboissonoffre,</text:span><text:span text:style-name="T8">y</text:span><text:span text:style-name="T7">oussera d'offrirlatroisième partied'unhin(comme)unagréablearômepourle</text:span><text:span text:style-name="T1">Seigneur</text:span><text:span text:style-name="T49">.</text:span><text:span text:style-name="T7">«(Nombres15: 7)</text:span></text:p>
      <text:p text:style-name="P179"><text:span text:style-name="T9">b.Marqué avec</text:span><text:span text:style-name="T11">lamed</text:span><text:span text:style-name="T9">:</text:span></text:p>
      <text:p text:style-name="P180"><text:span text:style-name="T154">ו</text:span><text:span text:style-name="T135">ִ</text:span><text:span text:style-name="T227">ה</text:span><text:span text:style-name="T135">ְ</text:span><text:span text:style-name="T124">÷</text:span><text:span text:style-name="T135">ִ֣</text:span><text:span text:style-name="T228">ט</text:span><text:span text:style-name="T135">י</text:span><text:span text:style-name="T137">ר</text:span><text:span text:style-name="T135">הֵ</text:span><text:span text:style-name="T229">ח</text:span><text:span text:style-name="T97">ì</text:span><text:span text:style-name="T135">ב</text:span><text:span text:style-name="T97">ì</text:span><text:span text:style-name="T135">ֵ֥</text:span><text:span text:style-name="T230">ר</text:span><text:span text:style-name="T135">יחניחַ</text:span><text:span text:style-name="T223">ח</text:span><text:span text:style-name="T97">ì</text:span><text:span text:style-name="T135">יהָ</text:span><text:span text:style-name="T231">ו</text:span><text:span text:style-name="T135">ה</text:span></text:p>
      <text:p text:style-name="P121"><text:span text:style-name="T9">wə-hiqṭîrha-ḥēleb lə-</text:span><text:span text:style-name="T13">rêaḥnîḥōaḥ</text:span></text:p>
      <text:p text:style-name="P2"><draw:frame draw:style-name="fr7" draw:name="Image117" text:anchor-type="char" svg:width="0.222in" svg:height="0.361in" draw:z-index="116"><draw:image xlink:href="https://translate.googleusercontent.com/image_89.png" xlink:type="simple" xlink:show="embed" xlink:actuate="onLoad"/></draw:frame></text:p>
      <text:p text:style-name="Text_20_body"/>
      <text:p text:style-name="P2"><draw:frame draw:style-name="fr2" draw:name="Image120" text:anchor-type="char" svg:width="2in" svg:height="0.361in" draw:z-index="119"><draw:image xlink:href="https://translate.googleusercontent.com/image_91.png" xlink:type="simple" xlink:show="embed" xlink:actuate="onLoad"/></draw:frame><draw:frame draw:style-name="fr3" draw:name="Image119" text:anchor-type="char" svg:width="3.9028in" svg:height="0.361in" draw:z-index="118"><draw:image xlink:href="https://translate.googleusercontent.com/image_90.png" xlink:type="simple" xlink:show="embed" xlink:actuate="onLoad"/></draw:frame><draw:frame draw:style-name="fr4" draw:name="Image118" text:anchor-type="char" svg:width="7.9445in" svg:height="0.0161in" draw:z-index="117"><draw:image xlink:href="https://translate.googleusercontent.com/image_1.png" xlink:type="simple" xlink:show="embed" xlink:actuate="onLoad"/></draw:frame></text:p>
      <text:p text:style-name="P131"><text:span text:style-name="T7">et.</text:span><text:span text:style-name="T157">ir</text:span><text:span text:style-name="T161">r-</text:span><text:span text:style-name="T7">offre.</text:span><text:span text:style-name="T8">b</text:span><text:span text:style-name="T50">y</text:span><text:span text:style-name="T7">.burning.</text:span><text:span text:style-name="T51">3</text:span><text:span text:style-name="T1">msg</text:span><text:span text:style-name="T33">la graisse</text:span><text:span text:style-name="T7">ly</text:span><text:span text:style-name="T8">h</text:span><text:span text:style-name="T7">wh</text:span></text:p>
      <text:p text:style-name="P128">pour-YHWH</text:p>
      <text:p text:style-name="P181"><text:line-break/><text:span text:style-name="T13">apaisement de</text:span><text:span text:style-name="T9">l'</text:span><text:span text:style-name="T13">arôme</text:span></text:p>
      <text:p text:style-name="P2"><draw:frame draw:style-name="fr7" draw:name="Image121" text:anchor-type="char" svg:width="0.222in" svg:height="0.361in" draw:z-index="120"><draw:image xlink:href="https://translate.googleusercontent.com/image_92.png" xlink:type="simple" xlink:show="embed" xlink:actuate="onLoad"/></draw:frame></text:p>
      <text:p text:style-name="Text_20_body"/>
      <text:p text:style-name="P2"><draw:frame draw:style-name="fr2" draw:name="Image124" text:anchor-type="char" svg:width="2in" svg:height="0.361in" draw:z-index="123"><draw:image xlink:href="https://translate.googleusercontent.com/image_94.png" xlink:type="simple" xlink:show="embed" xlink:actuate="onLoad"/></draw:frame><draw:frame draw:style-name="fr3" draw:name="Image123" text:anchor-type="char" svg:width="3.9028in" svg:height="0.361in" draw:z-index="122"><draw:image xlink:href="https://translate.googleusercontent.com/image_93.png" xlink:type="simple" xlink:show="embed" xlink:actuate="onLoad"/></draw:frame><draw:frame draw:style-name="fr4" draw:name="Image122" text:anchor-type="char" svg:width="7.9445in" svg:height="0.0161in" draw:z-index="121"><draw:image xlink:href="https://translate.googleusercontent.com/image_1.png" xlink:type="simple" xlink:show="embed" xlink:actuate="onLoad"/></draw:frame></text:p>
      <text:p text:style-name="P125"><text:span text:style-name="T9">Etilvaoffrirlagraissecommeunagréablearômepourle</text:span><text:span text:style-name="T2">Seigneur</text:span><text:span text:style-name="T23">.</text:span><text:span text:style-name="T9">«(Lév17: 6)</text:span></text:p>
      <text:p text:style-name="P182">Les objectifs sont souvent orientés objet et peuvent être considérés par certains comme des résultats.Cependant, considérons l'exemple (8):</text:p>
      <text:p text:style-name="P63"><text:span text:style-name="T9">(8)Objectifaxé sur le sujet:</text:span></text:p>
      <text:p text:style-name="P12"/>
      <text:p text:style-name="P2"><draw:frame draw:style-name="fr7" draw:name="Image125" text:anchor-type="char" svg:width="0.222in" svg:height="0.361in" draw:z-index="124"><draw:image xlink:href="https://translate.googleusercontent.com/image_95.png" xlink:type="simple" xlink:show="embed" xlink:actuate="onLoad"/></draw:frame></text:p>
      <text:p text:style-name="Text_20_body"/>
      <text:p text:style-name="P2"><draw:frame draw:style-name="fr2" draw:name="Image128" text:anchor-type="char" svg:width="2in" svg:height="0.361in" draw:z-index="127"><draw:image xlink:href="https://translate.googleusercontent.com/image_97.png" xlink:type="simple" xlink:show="embed" xlink:actuate="onLoad"/></draw:frame><draw:frame draw:style-name="fr3" draw:name="Image127" text:anchor-type="char" svg:width="3.9028in" svg:height="0.361in" draw:z-index="126"><draw:image xlink:href="https://translate.googleusercontent.com/image_96.png" xlink:type="simple" xlink:show="embed" xlink:actuate="onLoad"/></draw:frame><draw:frame draw:style-name="fr4" draw:name="Image126" text:anchor-type="char" svg:width="7.9445in" svg:height="0.0161in" draw:z-index="125"><draw:image xlink:href="https://translate.googleusercontent.com/image_1.png" xlink:type="simple" xlink:show="embed" xlink:actuate="onLoad"/></draw:frame></text:p>
      <text:p text:style-name="P20"><text:soft-page-break/><text:span text:style-name="T206">י</text:span><text:span text:style-name="T135">ְ</text:span><text:span text:style-name="T216">ד</text:span><text:span text:style-name="T135">ֹ֑</text:span><text:span text:style-name="T164">ר</text:span><text:span text:style-name="T97">fi?</text:span></text:p>
      <text:p text:style-name="P136"><text:span text:style-name="T74"><text:line-break/></text:span><text:span text:style-name="T232">א</text:span><text:span text:style-name="T135">ָ֖</text:span><text:span text:style-name="T233">ל</text:span><text:span text:style-name="T135">יו</text:span><text:span text:style-name="T107">tf</text:span><text:span text:style-name="T97">i</text:span><text:span text:style-name="T137">י</text:span><text:span text:style-name="T207">֣</text:span><text:span text:style-name="T73">ם</text:span></text:p>
      <text:p text:style-name="P97"><text:span text:style-name="T74"><text:line-break/></text:span><text:span text:style-name="T215">ע</text:span><text:span text:style-name="T135">ִ</text:span><text:span text:style-name="T168">֔</text:span><text:span text:style-name="T121">?</text:span><text:span text:style-name="T135">י</text:span><text:span text:style-name="T137">ם</text:span></text:p>
      <text:p text:style-name="P184"><text:span text:style-name="T74"><text:line-break/></text:span><text:span text:style-name="T236">֣ס</text:span><text:span text:style-name="T237">ל</text:span><text:span text:style-name="T238">ֵנ</text:span></text:p>
      <text:p text:style-name="P148"><text:span text:style-name="T74"><text:line-break/></text:span><text:span text:style-name="T202">ע</text:span><text:span text:style-name="T135">מד</text:span><text:span text:style-name="T141">֙</text:span></text:p>
      <text:p text:style-name="P185"><text:span text:style-name="T74"><text:line-break/></text:span><text:span text:style-name="T135">ֶ֤</text:span><text:span text:style-name="T125">?</text:span><text:span text:style-name="T135">ר</text:span><text:span text:style-name="T150">א</text:span></text:p>
      <text:p text:style-name="P71"><text:span text:style-name="T74"><text:line-break/></text:span><text:span text:style-name="T217">י</text:span><text:span text:style-name="T135">ַ</text:span><text:span text:style-name="T111">?</text:span><text:span text:style-name="T135">י</text:span></text:p>
      <text:p text:style-name="P119"><text:span text:style-name="T74"><text:line-break/></text:span><text:span text:style-name="T240">ֶר</text:span><text:span text:style-name="T126">?</text:span><text:span text:style-name="T197">ֹ</text:span><text:span text:style-name="T127">?</text:span></text:p>
      <text:p text:style-name="P153"><text:span text:style-name="T74"><text:line-break/></text:span><text:span text:style-name="T229">ה</text:span><text:span text:style-name="T135">ה</text:span><text:span text:style-name="T107">f</text:span><text:span text:style-name="T97">i</text:span><text:span text:style-name="T137">א</text:span></text:p>
      <text:p text:style-name="P74"><text:span text:style-name="T74"><text:line-break/></text:span><text:span text:style-name="T195">ם</text:span><text:span text:style-name="T128">tfi</text:span><text:span text:style-name="T195">֣</text:span><text:span text:style-name="T129">fi</text:span></text:p>
      <text:p text:style-name="P186"><text:span text:style-name="T74"><text:line-break/></text:span><text:span text:style-name="T135">וה ָיה֙</text:span></text:p>
      <text:p text:style-name="P2"><draw:frame draw:style-name="fr7" draw:name="Image129" text:anchor-type="char" svg:width="0.222in" svg:height="0.361in" draw:z-index="128"><draw:image xlink:href="https://translate.googleusercontent.com/image_98.png" xlink:type="simple" xlink:show="embed" xlink:actuate="onLoad"/></draw:frame></text:p>
      <text:p text:style-name="Text_20_body"/>
      <text:p text:style-name="P2"><draw:frame draw:style-name="fr2" draw:name="Image132" text:anchor-type="char" svg:width="2in" svg:height="0.361in" draw:z-index="131"><draw:image xlink:href="https://translate.googleusercontent.com/image_100.png" xlink:type="simple" xlink:show="embed" xlink:actuate="onLoad"/></draw:frame><draw:frame draw:style-name="fr3" draw:name="Image131" text:anchor-type="char" svg:width="3.9028in" svg:height="0.361in" draw:z-index="130"><draw:image xlink:href="https://translate.googleusercontent.com/image_99.png" xlink:type="simple" xlink:show="embed" xlink:actuate="onLoad"/></draw:frame><draw:frame draw:style-name="fr4" draw:name="Image130" text:anchor-type="char" svg:width="7.9445in" svg:height="0.0161in" draw:z-index="129"><draw:image xlink:href="https://translate.googleusercontent.com/image_1.png" xlink:type="simple" xlink:show="embed" xlink:actuate="onLoad"/></draw:frame></text:p>
      <text:p text:style-name="P2"/>
      <text:p text:style-name="P2"><draw:frame draw:style-name="fr7" draw:name="Image133" text:anchor-type="char" svg:width="0.222in" svg:height="0.361in" draw:z-index="132"><draw:image xlink:href="https://translate.googleusercontent.com/image_101.png" xlink:type="simple" xlink:show="embed" xlink:actuate="onLoad"/></draw:frame></text:p>
      <text:p text:style-name="Text_20_body"/>
      <text:p text:style-name="P2"><draw:frame draw:style-name="fr2" draw:name="Image136" text:anchor-type="char" svg:width="2in" svg:height="0.361in" draw:z-index="135"><draw:image xlink:href="https://translate.googleusercontent.com/image_103.png" xlink:type="simple" xlink:show="embed" xlink:actuate="onLoad"/></draw:frame><draw:frame draw:style-name="fr3" draw:name="Image135" text:anchor-type="char" svg:width="3.9028in" svg:height="0.361in" draw:z-index="134"><draw:image xlink:href="https://translate.googleusercontent.com/image_102.png" xlink:type="simple" xlink:show="embed" xlink:actuate="onLoad"/></draw:frame><draw:frame draw:style-name="fr4" draw:name="Image134" text:anchor-type="char" svg:width="7.9445in" svg:height="0.0161in" draw:z-index="133"><draw:image xlink:href="https://translate.googleusercontent.com/image_1.png" xlink:type="simple" xlink:show="embed" xlink:actuate="onLoad"/></draw:frame></text:p>
      <text:p text:style-name="P87">wə-hāyâ</text:p>
      <text:p text:style-name="P88"><text:line-break/><text:span text:style-name="T9">b-ay-yôm</text:span></text:p>
      <text:p text:style-name="P187"><text:line-break/><text:span text:style-name="T9">ha-hûʾ</text:span></text:p>
      <text:p text:style-name="P188"><text:line-break/><text:span text:style-name="T9">šōreš yišāy ʾăšer ʿōmēd</text:span></text:p>
      <text:p text:style-name="P2"><draw:frame draw:style-name="fr7" draw:name="Image137" text:anchor-type="char" svg:width="0.222in" svg:height="0.361in" draw:z-index="136"><draw:image xlink:href="https://translate.googleusercontent.com/image_104.png" xlink:type="simple" xlink:show="embed" xlink:actuate="onLoad"/></draw:frame><text:soft-page-break/></text:p>
      <text:p text:style-name="Text_20_body"/>
      <text:p text:style-name="P2"><draw:frame draw:style-name="fr2" draw:name="Image140" text:anchor-type="char" svg:width="2in" svg:height="0.361in" draw:z-index="139"><draw:image xlink:href="https://translate.googleusercontent.com/image_106.png" xlink:type="simple" xlink:show="embed" xlink:actuate="onLoad"/></draw:frame><draw:frame draw:style-name="fr3" draw:name="Image139" text:anchor-type="char" svg:width="3.9028in" svg:height="0.361in" draw:z-index="138"><draw:image xlink:href="https://translate.googleusercontent.com/image_105.png" xlink:type="simple" xlink:show="embed" xlink:actuate="onLoad"/></draw:frame><draw:frame draw:style-name="fr4" draw:name="Image138" text:anchor-type="char" svg:width="7.9445in" svg:height="0.0161in" draw:z-index="137"><draw:image xlink:href="https://translate.googleusercontent.com/image_1.png" xlink:type="simple" xlink:show="embed" xlink:actuate="onLoad"/></draw:frame></text:p>
      <text:p text:style-name="P80"><text:span text:style-name="T9">et-3</text:span><text:span text:style-name="T2">msg</text:span><text:span text:style-name="T9">.</text:span><text:span text:style-name="T158">ir</text:span><text:span text:style-name="T160">r</text:span><text:span text:style-name="T9">.</text:span><text:span text:style-name="T14">b</text:span><text:span text:style-name="T9">ein-the-d</text:span><text:span text:style-name="T15">a</text:span><text:span text:style-name="T9">yle qui</text:span><text:span text:style-name="T18">r</text:span><text:span text:style-name="T26">o</text:span><text:span text:style-name="T18">ot</text:span></text:p>
      <text:p text:style-name="P189"><text:line-break/><text:span text:style-name="T9">Jesse</text:span><text:span text:style-name="T15">qui</text:span></text:p>
      <text:p text:style-name="P141"><text:line-break/><text:span text:style-name="T9">debout</text:span><text:span text:style-name="T19">.</text:span><text:span text:style-name="T2">ptcp</text:span></text:p>
      <text:p text:style-name="P2"><draw:frame draw:style-name="fr7" draw:name="Image141" text:anchor-type="char" svg:width="0.222in" svg:height="0.361in" draw:z-index="140"><draw:image xlink:href="https://translate.googleusercontent.com/image_107.png" xlink:type="simple" xlink:show="embed" xlink:actuate="onLoad"/></draw:frame></text:p>
      <text:p text:style-name="Text_20_body"/>
      <text:p text:style-name="P2"><draw:frame draw:style-name="fr2" draw:name="Image144" text:anchor-type="char" svg:width="2in" svg:height="0.361in" draw:z-index="143"><draw:image xlink:href="https://translate.googleusercontent.com/image_109.png" xlink:type="simple" xlink:show="embed" xlink:actuate="onLoad"/></draw:frame><draw:frame draw:style-name="fr3" draw:name="Image143" text:anchor-type="char" svg:width="3.9028in" svg:height="0.361in" draw:z-index="142"><draw:image xlink:href="https://translate.googleusercontent.com/image_108.png" xlink:type="simple" xlink:show="embed" xlink:actuate="onLoad"/></draw:frame><draw:frame draw:style-name="fr4" draw:name="Image142" text:anchor-type="char" svg:width="7.9445in" svg:height="0.0161in" draw:z-index="141"><draw:image xlink:href="https://translate.googleusercontent.com/image_1.png" xlink:type="simple" xlink:show="embed" xlink:actuate="onLoad"/></draw:frame></text:p>
      <text:p text:style-name="P75"><text:span text:style-name="T9">lə-</text:span><text:span text:style-name="T13">nēs ʿammîm</text:span><text:span text:style-name="T9">ʾēl-āywgôyîmyidrōšû</text:span></text:p>
      <text:p text:style-name="P76"><text:span text:style-name="T9">lucratif</text:span><text:span text:style-name="T13">signenations</text:span><text:span text:style-name="T9">à lui</text:span><text:span text:style-name="T14">p</text:span><text:span text:style-name="T9">eoples3</text:span><text:span text:style-name="T2">pl</text:span><text:span text:style-name="T9">.</text:span><text:span text:style-name="T2">ipfv</text:span><text:span text:style-name="T9">.Seek</text:span></text:p>
      <text:p text:style-name="P169">«Et ce jour-là, la racine d'Isaï, qui se présente comme un signe (pour) les nations - lui, les peuples le chercheront.(Ésaïe 11:10)</text:p>
      <text:p text:style-name="P58"><text:span text:style-name="T7">Ici,</text:span><text:span text:style-name="T40">lənēs ʿammim</text:span><text:span text:style-name="T7">est un prédicat secondaire orienté sujet qui est peu susceptible</text:span><text:span text:style-name="T46">d'</text:span><text:span text:style-name="T41">être</text:span><text:span text:style-name="T7">unerésultante.Un</text:span><text:span text:style-name="T33">peut faire</text:span><text:span text:style-name="T7">valoirquec'estundepictive,etque</text:span><text:span text:style-name="T40">estropié</text:span><text:span text:style-name="T7">,comme</text:span><text:span text:style-name="T34">beth</text:span><text:span text:style-name="T33">,</text:span><text:span text:style-name="T7">estun généralprédicatmarqueur.Sioui,alorsil</text:span><text:span text:style-name="T33">peut</text:span><text:span text:style-name="T41">être</text:span><text:span text:style-name="T7">quedans laBiblehébraïquelechoix</text:span><text:span text:style-name="T46">des</text:span><text:span text:style-name="T7">particulesestconditionné</text:span><text:span text:style-name="T36">par</text:span><text:span text:style-name="T7">leprincipalverbe,toutcommeGardiner(1957,§84)suggèrepourles particules</text:span><text:span text:style-name="T40">m</text:span><text:span text:style-name="T7">et</text:span><text:span text:style-name="T40">r</text:span><text:span text:style-name="T7">enEgypte.</text:span><text:span text:style-name="T36">Pour</text:span><text:span text:style-name="T7">lemoment,</text:span><text:span text:style-name="T33">cependant,</text:span><text:span text:style-name="T7">jepenseque lesexemples(7)</text:span></text:p>
      <text:p text:style-name="P2"><draw:frame draw:style-name="fr7" draw:name="Image145" text:anchor-type="char" svg:width="0.222in" svg:height="0.361in" draw:z-index="144"><draw:image xlink:href="https://translate.googleusercontent.com/image_110.png" xlink:type="simple" xlink:show="embed" xlink:actuate="onLoad"/></draw:frame></text:p>
      <text:p text:style-name="Text_20_body"/>
      <text:p text:style-name="P2"><draw:frame draw:style-name="fr2" draw:name="Image148" text:anchor-type="char" svg:width="2in" svg:height="0.361in" draw:z-index="147"><draw:image xlink:href="https://translate.googleusercontent.com/image_112.png" xlink:type="simple" xlink:show="embed" xlink:actuate="onLoad"/></draw:frame><draw:frame draw:style-name="fr3" draw:name="Image147" text:anchor-type="char" svg:width="3.9028in" svg:height="0.361in" draw:z-index="146"><draw:image xlink:href="https://translate.googleusercontent.com/image_111.png" xlink:type="simple" xlink:show="embed" xlink:actuate="onLoad"/></draw:frame><draw:frame draw:style-name="fr4" draw:name="Image146" text:anchor-type="char" svg:width="7.9445in" svg:height="0.0161in" draw:z-index="145"><draw:image xlink:href="https://translate.googleusercontent.com/image_1.png" xlink:type="simple" xlink:show="embed" xlink:actuate="onLoad"/></draw:frame></text:p>
      <text:p text:style-name="P2"/>
      <text:p text:style-name="P45"><text:span text:style-name="T7">et(8)</text:span><text:span text:style-name="T36">ont de</text:span><text:span text:style-name="T7">plusencommunavecchaqueautrequesoituneaavecresultatives ou depictives.C'est pour cette raison que je suggère la catégorie</text:span><text:span text:style-name="T33">«téléologique».</text:span></text:p>
      <text:p text:style-name="P56"><text:span text:style-name="T7">Notez, cependant, que</text:span><text:span text:style-name="T40">lamed</text:span><text:span text:style-name="T7">semble également être utilisé pour marquer certaines résultantes.Dans (9), le maigre domaine de Laban, qui est le référent du pronom sujet nul dans la deuxième clause, devient une abondance en raison de l'implication de Jacob.</text:span></text:p>
      <text:p text:style-name="P67"><text:span text:style-name="T9">(9)</text:span><text:span text:style-name="T27">Lamed</text:span><text:span text:style-name="T9">Marquage résultatifSP:</text:span></text:p>
      <text:p text:style-name="P16"/>
      <text:p text:style-name="P2"><draw:frame draw:style-name="fr7" draw:name="Image149" text:anchor-type="char" svg:width="0.222in" svg:height="0.361in" draw:z-index="148"><draw:image xlink:href="https://translate.googleusercontent.com/image_113.png" xlink:type="simple" xlink:show="embed" xlink:actuate="onLoad"/></draw:frame><text:soft-page-break/></text:p>
      <text:p text:style-name="Text_20_body"/>
      <text:p text:style-name="P2"><draw:frame draw:style-name="fr2" draw:name="Image152" text:anchor-type="char" svg:width="2in" svg:height="0.361in" draw:z-index="151"><draw:image xlink:href="https://translate.googleusercontent.com/image_115.png" xlink:type="simple" xlink:show="embed" xlink:actuate="onLoad"/></draw:frame><draw:frame draw:style-name="fr3" draw:name="Image151" text:anchor-type="char" svg:width="3.9028in" svg:height="0.361in" draw:z-index="150"><draw:image xlink:href="https://translate.googleusercontent.com/image_114.png" xlink:type="simple" xlink:show="embed" xlink:actuate="onLoad"/></draw:frame><draw:frame draw:style-name="fr4" draw:name="Image150" text:anchor-type="char" svg:width="7.9445in" svg:height="0.0161in" draw:z-index="149"><draw:image xlink:href="https://translate.googleusercontent.com/image_1.png" xlink:type="simple" xlink:show="embed" xlink:actuate="onLoad"/></draw:frame></text:p>
      <text:p text:style-name="P21"><text:span text:style-name="T209">ל</text:span><text:span text:style-name="T137">פ</text:span><text:span text:style-name="T135">ַ</text:span><text:span text:style-name="T167">נ</text:span><text:span text:style-name="T135">י</text:span><text:span text:style-name="T141">֙</text:span><text:span text:style-name="T135">וִ</text:span><text:span text:style-name="T112">Fi</text:span><text:span text:style-name="T135">ְ</text:span><text:span text:style-name="T185">פ</text:span><text:span text:style-name="T135">ֹ֣</text:span><text:span text:style-name="T164">ר</text:span><text:span text:style-name="T135">ץ</text:span><text:span text:style-name="T97">ì</text:span><text:span text:style-name="T135">ֹ֔</text:span><text:span text:style-name="T164">ר</text:span><text:span text:style-name="T135">ב</text:span></text:p>
      <text:p text:style-name="P190"><text:span text:style-name="T74"><text:line-break/></text:span><text:span text:style-name="T130">f</text:span><text:span text:style-name="T97">l</text:span><text:span text:style-name="T209">ל</text:span></text:p>
      <text:p text:style-name="P191"><text:span text:style-name="T74"><text:line-break/></text:span><text:span text:style-name="T169">א</text:span><text:span text:style-name="T131">?</text:span><text:span text:style-name="T175">ר־ה</text:span><text:span text:style-name="T135">֨</text:span><text:span text:style-name="T207">ָ</text:span><text:span text:style-name="T235">י</text:span><text:span text:style-name="T135">ה</text:span></text:p>
      <text:p text:style-name="P96"><text:span text:style-name="T74"><text:line-break/></text:span><text:span text:style-name="T175">מעט֩</text:span></text:p>
      <text:p text:style-name="P192"><text:span text:style-name="T74"><text:line-break/></text:span><text:span text:style-name="T135">֡</text:span><text:span text:style-name="T132">?</text:span><text:span text:style-name="T135">י</text:span></text:p>
      <text:p text:style-name="P2"><draw:frame draw:style-name="fr7" draw:name="Image153" text:anchor-type="char" svg:width="0.222in" svg:height="0.361in" draw:z-index="152"><draw:image xlink:href="https://translate.googleusercontent.com/image_116.png" xlink:type="simple" xlink:show="embed" xlink:actuate="onLoad"/></draw:frame></text:p>
      <text:p text:style-name="Text_20_body"/>
      <text:p text:style-name="P2"><draw:frame draw:style-name="fr2" draw:name="Image156" text:anchor-type="char" svg:width="2in" svg:height="0.361in" draw:z-index="155"><draw:image xlink:href="https://translate.googleusercontent.com/image_118.png" xlink:type="simple" xlink:show="embed" xlink:actuate="onLoad"/></draw:frame><draw:frame draw:style-name="fr3" draw:name="Image155" text:anchor-type="char" svg:width="3.9028in" svg:height="0.361in" draw:z-index="154"><draw:image xlink:href="https://translate.googleusercontent.com/image_117.png" xlink:type="simple" xlink:show="embed" xlink:actuate="onLoad"/></draw:frame><draw:frame draw:style-name="fr4" draw:name="Image154" text:anchor-type="char" svg:width="7.9445in" svg:height="0.0161in" draw:z-index="153"><draw:image xlink:href="https://translate.googleusercontent.com/image_1.png" xlink:type="simple" xlink:show="embed" xlink:actuate="onLoad"/></draw:frame></text:p>
      <text:p text:style-name="P83">kî məʿaṭ ʾăšer = hāyâ lə-ka</text:p>
      <text:p text:style-name="P193"><text:line-break/><text:span text:style-name="T9">ləpān-ayway-yiprōṣ</text:span></text:p>
      <text:p text:style-name="P75"><text:line-break/><text:span text:style-name="T9">lā-</text:span><text:span text:style-name="T13">rōb</text:span></text:p>
      <text:p text:style-name="P2"><draw:frame draw:style-name="fr7" draw:name="Image157" text:anchor-type="char" svg:width="0.222in" svg:height="0.361in" draw:z-index="156"><draw:image xlink:href="https://translate.googleusercontent.com/image_119.png" xlink:type="simple" xlink:show="embed" xlink:actuate="onLoad"/></draw:frame></text:p>
      <text:p text:style-name="Text_20_body"/>
      <text:p text:style-name="P2"><draw:frame draw:style-name="fr2" draw:name="Image160" text:anchor-type="char" svg:width="2in" svg:height="0.361in" draw:z-index="159"><draw:image xlink:href="https://translate.googleusercontent.com/image_121.png" xlink:type="simple" xlink:show="embed" xlink:actuate="onLoad"/></draw:frame><draw:frame draw:style-name="fr3" draw:name="Image159" text:anchor-type="char" svg:width="3.9028in" svg:height="0.361in" draw:z-index="158"><draw:image xlink:href="https://translate.googleusercontent.com/image_120.png" xlink:type="simple" xlink:show="embed" xlink:actuate="onLoad"/></draw:frame><draw:frame draw:style-name="fr4" draw:name="Image158" text:anchor-type="char" svg:width="7.9445in" svg:height="0.0161in" draw:z-index="157"><draw:image xlink:href="https://translate.googleusercontent.com/image_1.png" xlink:type="simple" xlink:show="embed" xlink:actuate="onLoad"/></draw:frame></text:p>
      <text:p text:style-name="P81"><text:span text:style-name="T9">pourpeuWHI</text:span><text:span text:style-name="T15">c</text:span><text:span text:style-name="T9">h =</text:span><text:span text:style-name="T15">w</text:span><text:span text:style-name="T9">commeTo-</text:span><text:span text:style-name="T15">y</text:span><text:span text:style-name="T9">de</text:span><text:span text:style-name="T14">b</text:span><text:span text:style-name="T9">de vant-meet 3-</text:span><text:span text:style-name="T2">msg</text:span><text:span text:style-name="T9">.</text:span><text:span text:style-name="T2">pst</text:span><text:span text:style-name="T9">.burstto-</text:span><text:span text:style-name="T13">abondance</text:span></text:p>
      <text:p text:style-name="P92">«Car ce qui était le vôtre (n'était que) peu avant moi, mais (alors) il a éclaté en abondance.(Gen 30:30)</text:p>
      <text:p text:style-name="P105"><text:span text:style-name="T7">Une dernière observation concernant les prédicats secondaires est qu'ils ne sont généralementpas déterminés</text:span><text:span text:style-name="T36">par</text:span><text:span text:style-name="T7">l'article</text:span><text:span text:style-name="T40">ha-</text:span><text:span text:style-name="T7">,bienqu'ils</text:span><text:span text:style-name="T33">puissent</text:span><text:span text:style-name="T41">être</text:span><text:span text:style-name="T7">déterminés</text:span><text:span text:style-name="T36">par</text:span><text:span text:style-name="T7">unsuffixe depronomou</text:span><text:span text:style-name="T36">par</text:span><text:span text:style-name="T7">un nom propre.Si</text:span><text:span text:style-name="T33">quelqu'un</text:span><text:span text:style-name="T7">sait</text:span><text:span text:style-name="T33">pourquoi</text:span><text:span text:style-name="T7">, merci de me le fairesavoir.</text:span></text:p>
      <text:p text:style-name="P7"/>
      <text:p text:style-name="P40"><text:span text:style-name="T32">4</text:span><text:bookmark text:name="_TOC_2500022"/><text:span text:style-name="T32">La sémantique desprédicats</text:span><text:bookmark text:name="_TOC_2500021"/><text:span text:style-name="T32">secondaires BH</text:span><text:bookmark text:name="_TOC_250002"/></text:p>
      <text:p text:style-name="P46"><text:soft-page-break/><text:span text:style-name="T7">S'ily a eneffettroistypesdesecondaireprédicat,alorschaquegenredoit</text:span><text:span text:style-name="T41">être</text:span><text:span text:style-name="T7">tinguishable dis-danslasémantiquereprésentation.Ce quisuitn'est</text:span><text:span text:style-name="T36">en</text:span><text:span text:style-name="T7">aucuncasuneanalyse terminée, mais il sert à communiquer</text:span><text:span text:style-name="T36">ma</text:span><text:span text:style-name="T7">direction générale.Étant donné une situation impliquant les éventualités e</text:span><text:span text:style-name="T92">1</text:span><text:span text:style-name="T7">et</text:span><text:span text:style-name="T41">e</text:span><text:span text:style-name="T94">2</text:span><text:span text:style-name="T41">,</text:span><text:span text:style-name="T7">où e</text:span><text:span text:style-name="T92">1</text:span><text:span text:style-name="T7">est l'</text:span><text:span text:style-name="T33">événement</text:span><text:span text:style-name="T7">spécifié</text:span><text:span text:style-name="T36">par</text:span><text:span text:style-name="T7">le verbe principal ete</text:span><text:span text:style-name="T92">2</text:span><text:span text:style-name="T7">estl'étatspécifié</text:span><text:span text:style-name="T36">par</text:span><text:span text:style-name="T7">leprédicatsecondaire,considéronslecasgénéraldans (10a), en ignorant les relations thématiques.Ce que (10a) communique, c'est qu '«il</text:span><text:span text:style-name="T33">existe</text:span><text:span text:style-name="T38">deux</text:span><text:span text:style-name="T33">événements</text:span><text:span text:style-name="T7">e</text:span><text:span text:style-name="T92">1</text:span><text:span text:style-name="T7">et e</text:span><text:span text:style-name="T92">2</text:span><text:span text:style-name="T7">tels que e</text:span><text:span text:style-name="T92">1</text:span><text:span text:style-name="T7">est l'</text:span><text:span text:style-name="T33">événement</text:span><text:span text:style-name="T7">principalet e</text:span><text:span text:style-name="T92">2</text:span><text:span text:style-name="T7">est un prédicat secondaire et qu'il existe une relation entre e</text:span><text:span text:style-name="T92">1</text:span><text:span text:style-name="T7">et</text:span><text:span text:style-name="T46">e</text:span><text:span text:style-name="T95">2</text:span><text:span text:style-name="T46">».</text:span></text:p>
      <text:p text:style-name="P194"><text:span text:style-name="T9">(10)a.</text:span>∃<text:span text:style-name="T9">e</text:span><text:span text:style-name="T92">1</text:span>∃<text:span text:style-name="T9">e</text:span><text:span text:style-name="T92">2</text:span><text:span text:style-name="T9">[événement principal (e</text:span><text:span text:style-name="T92">1</text:span><text:span text:style-name="T9">) et prédicat secondaire (e</text:span><text:span text:style-name="T92">2</text:span><text:span text:style-name="T9">) et relation (e</text:span><text:span text:style-name="T244">x</text:span><text:span text:style-name="T9">,</text:span><text:span text:style-name="T28">e</text:span><text:span text:style-name="T245">y</text:span><text:span text:style-name="T28">)…]</text:span></text:p>
      <text:p text:style-name="P134"><text:span text:style-name="T9">b.Définitions de la relation (e</text:span><text:span text:style-name="T244">x</text:span><text:span text:style-name="T9">,</text:span><text:span text:style-name="T28">e</text:span><text:span text:style-name="T245">y</text:span><text:span text:style-name="T28">):</text:span></text:p>
      <text:p text:style-name="P2"/>
      <text:p text:style-name="P195"><text:span text:style-name="T9">1.Dépictif: contemporain (e</text:span><text:span text:style-name="T92">2</text:span><text:span text:style-name="T9">,</text:span><text:span text:style-name="T28">e</text:span><text:span text:style-name="T94">1</text:span><text:span text:style-name="T28">)</text:span></text:p>
      <text:p text:style-name="P197"><text:span text:style-name="T9">= 'l'état e</text:span><text:span text:style-name="T92">2 se</text:span><text:span text:style-name="T9">vérifie en même temps que l'événement e</text:span><text:span text:style-name="T92">1</text:span><text:span text:style-name="T9">'</text:span></text:p>
      <text:p text:style-name="P196"><text:span text:style-name="T9">2.Résultat: cause (e</text:span><text:span text:style-name="T92">1</text:span><text:span text:style-name="T9">,</text:span><text:span text:style-name="T28">e</text:span><text:span text:style-name="T94">2</text:span><text:span text:style-name="T28">)</text:span></text:p>
      <text:p text:style-name="P197"><text:span text:style-name="T9">= 'l'événement e</text:span><text:span text:style-name="T92">1</text:span><text:span text:style-name="T9">est la cause de l'état e</text:span><text:span text:style-name="T92">2</text:span><text:span text:style-name="T9">'</text:span></text:p>
      <text:p text:style-name="P196"><text:span text:style-name="T9">3.Objectif: objectif sous-jacent (e</text:span><text:span text:style-name="T92">2</text:span><text:span text:style-name="T9">,</text:span><text:span text:style-name="T28">e</text:span><text:span text:style-name="T94">1</text:span><text:span text:style-name="T28">)</text:span></text:p>
      <text:p text:style-name="P198"><text:span text:style-name="T9">= 'l'état e</text:span><text:span text:style-name="T92">2</text:span><text:span text:style-name="T9">est l'objectif sous-jacent qui motive l'événement e</text:span><text:span text:style-name="T92">1</text:span><text:span text:style-name="T9">'</text:span></text:p>
      <text:p text:style-name="P2"><draw:frame draw:style-name="fr7" draw:name="Image161" text:anchor-type="char" svg:width="0.222in" svg:height="0.361in" draw:z-index="160"><draw:image xlink:href="https://translate.googleusercontent.com/image_122.png" xlink:type="simple" xlink:show="embed" xlink:actuate="onLoad"/></draw:frame></text:p>
      <text:p text:style-name="Text_20_body"/>
      <text:p text:style-name="P2"><draw:frame draw:style-name="fr2" draw:name="Image164" text:anchor-type="char" svg:width="2in" svg:height="0.361in" draw:z-index="163"><draw:image xlink:href="https://translate.googleusercontent.com/image_124.png" xlink:type="simple" xlink:show="embed" xlink:actuate="onLoad"/></draw:frame><draw:frame draw:style-name="fr3" draw:name="Image163" text:anchor-type="char" svg:width="3.9028in" svg:height="0.361in" draw:z-index="162"><draw:image xlink:href="https://translate.googleusercontent.com/image_123.png" xlink:type="simple" xlink:show="embed" xlink:actuate="onLoad"/></draw:frame><draw:frame draw:style-name="fr4" draw:name="Image162" text:anchor-type="char" svg:width="7.9445in" svg:height="0.0161in" draw:z-index="161"><draw:image xlink:href="https://translate.googleusercontent.com/image_1.png" xlink:type="simple" xlink:show="embed" xlink:actuate="onLoad"/></draw:frame></text:p>
      <text:p text:style-name="P2"/>
      <text:p text:style-name="P106"><text:span text:style-name="T7">Chaque type de prédicat secondaire a sa</text:span><text:span text:style-name="T33">propre</text:span><text:span text:style-name="T7">relation distincte avec l'</text:span><text:span text:style-name="T33">événement</text:span><text:span text:style-name="T7">principal</text:span><text:span text:style-name="T33">.</text:span><text:span text:style-name="T7">Les personnes dépendantes sont des États qui coïncident avec l'</text:span><text:span text:style-name="T33">événement</text:span><text:span text:style-name="T7">principal</text:span><text:span text:style-name="T33">.</text:span><text:span text:style-name="T7">Les résultats sont des États qui tiennent à la suite de l'</text:span><text:span text:style-name="T33">événement</text:span><text:span text:style-name="T7">principal</text:span><text:span text:style-name="T33">.</text:span><text:span text:style-name="T7">On peut également affirmerqu'avecunrésultatl'</text:span><text:span text:style-name="T33">événement</text:span><text:span text:style-name="T7">principalestlacausedel'étatrésultant.Les buts</text:span><text:span text:style-name="T33">peuvent</text:span><text:span text:style-name="T41">être</text:span><text:span text:style-name="T7">compris comme l'opposé sémantique des résultantes.Avec un objectif, l'</text:span><text:span text:style-name="T33">événement</text:span><text:span text:style-name="T7">principalse produit afin de réaliser un état.On peut affirmer qu'unobjectifest</text:span><text:span text:style-name="T36">l'</text:span><text:span text:style-name="T7">objectif sous</text:span><text:span text:style-name="T36">-</text:span><text:span text:style-name="T7">jacent qui motive l'</text:span><text:span text:style-name="T33">événement</text:span><text:span text:style-name="T7">principal</text:span><text:span text:style-name="T33">.</text:span></text:p>
      <text:p text:style-name="P8"/>
      <text:p text:style-name="P41"><text:span text:style-name="T32">5</text:span><text:bookmark text:name="_TOC_2500012"/><text:span text:style-name="T32">La syntaxe desprédicats</text:span><text:bookmark text:name="_TOC_2500011"/><text:span text:style-name="T32">secondaires BH</text:span><text:bookmark text:name="_TOC_250001"/></text:p>
      <text:p text:style-name="P52"><text:soft-page-break/><text:span text:style-name="T7">Les données présentées ici appuient l'approche unifiée de la prédication proposée</text:span><text:span text:style-name="T36">par</text:span><text:span text:style-name="T33">Bowers</text:span><text:span text:style-name="T7">(1993, 2001).</text:span><text:span text:style-name="T33">Bowers</text:span><text:span text:style-name="T7">soutient que chaque prédication, qu'elle soitcopulaire, verbale ou secondaire,</text:span><text:span text:style-name="T33">implique</text:span><text:span text:style-name="T7">une structure de phrase de prédication fonctionnelle commecelle de(11).</text:span></text:p>
      <text:p text:style-name="P199"><text:span text:style-name="T9">(11)Phrase de prédication:structure debase</text:span></text:p>
      <text:p text:style-name="P202">PrP</text:p>
      <text:p text:style-name="P8"/>
      <text:p text:style-name="P2"><draw:frame draw:style-name="fr7" draw:name="Image165" text:anchor-type="char" svg:width="0.222in" svg:height="0.361in" draw:z-index="164"><draw:image xlink:href="https://translate.googleusercontent.com/image_125.png" xlink:type="simple" xlink:show="embed" xlink:actuate="onLoad"/></draw:frame></text:p>
      <text:p text:style-name="Text_20_body"/>
      <text:p text:style-name="P2"><draw:frame draw:style-name="fr2" draw:name="Image168" text:anchor-type="char" svg:width="2in" svg:height="0.361in" draw:z-index="167"><draw:image xlink:href="https://translate.googleusercontent.com/image_127.png" xlink:type="simple" xlink:show="embed" xlink:actuate="onLoad"/></draw:frame><draw:frame draw:style-name="fr3" draw:name="Image167" text:anchor-type="char" svg:width="3.9028in" svg:height="0.361in" draw:z-index="166"><draw:image xlink:href="https://translate.googleusercontent.com/image_126.png" xlink:type="simple" xlink:show="embed" xlink:actuate="onLoad"/></draw:frame><draw:frame draw:style-name="fr4" draw:name="Image166" text:anchor-type="char" svg:width="7.9445in" svg:height="0.0161in" draw:z-index="165"><draw:image xlink:href="https://translate.googleusercontent.com/image_1.png" xlink:type="simple" xlink:show="embed" xlink:actuate="onLoad"/></draw:frame></text:p>
      <text:p text:style-name="P203"><draw:frame draw:style-name="fr8" draw:name="Image169" text:anchor-type="char" svg:width="1.0417in" svg:height="0.2638in" draw:z-index="168"><draw:image xlink:href="https://translate.googleusercontent.com/image_128.png" xlink:type="simple" xlink:show="embed" xlink:actuate="onLoad"/></draw:frame>XP</text:p>
      <text:p text:style-name="P205"><draw:frame draw:style-name="fr5" draw:name="Image170" text:anchor-type="as-char" svg:width="0.0161in" svg:height="0.25in" draw:z-index="169"><draw:image xlink:href="https://translate.googleusercontent.com/image_129.png" xlink:type="simple" xlink:show="embed" xlink:actuate="onLoad"/></draw:frame></text:p>
      <text:p text:style-name="P204">Matière</text:p>
      <text:p text:style-name="P206"><text:line-break/><text:span text:style-name="T9">Pr</text:span></text:p>
      <text:p text:style-name="P207"><draw:frame draw:style-name="fr5" draw:name="Image171" text:anchor-type="as-char" svg:width="0.7638in" svg:height="0.2638in" draw:z-index="170"><draw:image xlink:href="https://translate.googleusercontent.com/image_130.png" xlink:type="simple" xlink:show="embed" xlink:actuate="onLoad"/></draw:frame></text:p>
      <text:p text:style-name="P208"><text:span text:style-name="T9">PrXP</text:span></text:p>
      <text:p text:style-name="P2"><draw:frame draw:style-name="fr7" draw:name="Image172" text:anchor-type="char" svg:width="0.222in" svg:height="0.361in" draw:z-index="171"><draw:image xlink:href="https://translate.googleusercontent.com/image_131.png" xlink:type="simple" xlink:show="embed" xlink:actuate="onLoad"/></draw:frame></text:p>
      <text:p text:style-name="Text_20_body"/>
      <text:p text:style-name="P2"><draw:frame draw:style-name="fr2" draw:name="Image175" text:anchor-type="char" svg:width="2in" svg:height="0.361in" draw:z-index="174"><draw:image xlink:href="https://translate.googleusercontent.com/image_133.png" xlink:type="simple" xlink:show="embed" xlink:actuate="onLoad"/></draw:frame><draw:frame draw:style-name="fr3" draw:name="Image174" text:anchor-type="char" svg:width="3.9028in" svg:height="0.361in" draw:z-index="173"><draw:image xlink:href="https://translate.googleusercontent.com/image_132.png" xlink:type="simple" xlink:show="embed" xlink:actuate="onLoad"/></draw:frame><draw:frame draw:style-name="fr4" draw:name="Image173" text:anchor-type="char" svg:width="7.9445in" svg:height="0.0161in" draw:z-index="172"><draw:image xlink:href="https://translate.googleusercontent.com/image_1.png" xlink:type="simple" xlink:show="embed" xlink:actuate="onLoad"/></draw:frame></text:p>
      <text:p text:style-name="P209"><draw:frame draw:style-name="fr5" draw:name="Image176" text:anchor-type="as-char" svg:width="0.0161in" svg:height="0.2638in" draw:z-index="175"><draw:image xlink:href="https://translate.googleusercontent.com/image_134.png" xlink:type="simple" xlink:show="embed" xlink:actuate="onLoad"/></draw:frame></text:p>
      <text:p text:style-name="P210">Prédicat</text:p>
      <text:p text:style-name="P107"><text:span text:style-name="T7">La tête de l'expression prédication, Pr,</text:span><text:span text:style-name="T33">peut</text:span><text:span text:style-name="T41">être</text:span><text:span text:style-name="T7">phonologique nulle ou elle</text:span><text:span text:style-name="T33">peut</text:span><text:span text:style-name="T41">être</text:span><text:span text:style-name="T33">ouverte.</text:span><text:span text:style-name="T7">Je l'</text:span><text:span text:style-name="T36">ai</text:span><text:span text:style-name="T7">déjà montré que ,dans laBible Hebrew les particules</text:span><text:span text:style-name="T34">BETH</text:span><text:span text:style-name="T7">et</text:span><text:span text:style-name="T34">lamed</text:span><text:span text:style-name="T33">peut</text:span><text:span text:style-name="T41">être</text:span><text:span text:style-name="T7">éventuellement utilisé pour marquer un prédicat nominal.En tant que tel,</text:span><text:span text:style-name="T34">b lth</text:span><text:span text:style-name="T7">et</text:span><text:span text:style-name="T34">lamed</text:span><text:span text:style-name="T7">peuvent</text:span><text:span text:style-name="T41">être</text:span><text:span text:style-name="T7">interprétés comme la réalisation explicite de la tête fonctionnellePr.</text:span></text:p>
      <text:p text:style-name="P108"><text:span text:style-name="T7">Je crois que cette analyse peut</text:span><text:span text:style-name="T41">être</text:span><text:span text:style-name="T7">étayée</text:span><text:span text:style-name="T36">par</text:span><text:span text:style-name="T7">des données multilingues.Selon Gardiner(1957),lesprépositionségyptiennes</text:span><text:span text:style-name="T40">m</text:span><text:span text:style-name="T7">,signifiant«dans»,et</text:span><text:span text:style-name="T40">r</text:span><text:span text:style-name="T7">,signifiant«à»,</text:span><text:span text:style-name="T36">sont</text:span><text:span text:style-name="T7">toutes deux utilisées pour marquer les prédicats.Il est remarquable que l'Egyptien utilise àceteffet desprépositionsquisont desanaloguesexactsdel'hébreubiblique</text:span><text:span text:style-name="T34">bēth</text:span><text:span text:style-name="T7">et</text:span><text:span text:style-name="T40">lamed</text:span><text:span text:style-name="T7">.</text:span><text:span text:style-name="T33">Plusieurs</text:span><text:span text:style-name="T7">chercheurs</text:span><text:span text:style-name="T36">ont</text:span><text:span text:style-name="T7">déjà noté que l'arabe proclitique</text:span><text:span text:style-name="T40">bi</text:span><text:span text:style-name="T7">, apparenté à</text:span><text:span text:style-name="T34">bēth</text:span><text:span text:style-name="T33">,</text:span><text:span text:style-name="T7">est utilisé de la </text:span><text:soft-page-break/><text:span text:style-name="T7">même</text:span><text:span text:style-name="T8">manière.</text:span><text:span text:style-name="T96">8</text:span><text:span text:style-name="T7">Même endehors dela famille afro-asiatique la préposition quisignifie « dans » est connupour</text:span><text:span text:style-name="T36">avoir</text:span><text:span text:style-name="T7">étégrammaticaliséscommeunprédicatmarqueurdanscertainsenvironnements, en particulier la préposition gaélique écossais</text:span><text:span text:style-name="T40">ann</text:span><text:span text:style-name="T92">9</text:span><text:span text:style-name="T7">et la préposition irlandaise</text:span><text:span text:style-name="T40">ina</text:span><text:span text:style-name="T7">.</text:span><text:span text:style-name="T92">dix</text:span></text:p>
      <text:p text:style-name="P109"><text:span text:style-name="T7">Lors de latraductiondu</text:span><text:span text:style-name="T34">bēth</text:span><text:span text:style-name="T7">ou</text:span><text:span text:style-name="T34">lamed</text:span><text:span text:style-name="T7">deprédicationenanglais,lesparticules</text:span><text:span text:style-name="T33">peuvent</text:span><text:span text:style-name="T7">ne pas apporter</text:span><text:span text:style-name="T33">de</text:span><text:span text:style-name="T7">sémantique spécifique à la clause, étant simplement desmarqueurssyntaxiques.</text:span></text:p>
      <text:p text:style-name="P8"><draw:frame draw:style-name="fr5" draw:name="Image177" text:anchor-type="as-char" svg:width="3.1945in" svg:height="0.0161in" draw:z-index="176"><draw:image xlink:href="https://translate.googleusercontent.com/image_135.png" xlink:type="simple" xlink:show="embed" xlink:actuate="onLoad"/></draw:frame></text:p>
      <text:p text:style-name="P111"><text:span text:style-name="T64">8.Par exemple Manross 1954;Gordon1981.</text:span></text:p>
      <text:p text:style-name="P112"><text:span text:style-name="T64">9.Adger et Ramchand 2003,332.</text:span></text:p>
      <text:p text:style-name="P211"><text:span text:style-name="T64">10.Chung et McCloskey 1987, 179, n.4.</text:span></text:p>
      <text:p text:style-name="P2"><draw:frame draw:style-name="fr7" draw:name="Image178" text:anchor-type="char" svg:width="0.222in" svg:height="0.361in" draw:z-index="177"><draw:image xlink:href="https://translate.googleusercontent.com/image_136.png" xlink:type="simple" xlink:show="embed" xlink:actuate="onLoad"/></draw:frame></text:p>
      <text:p text:style-name="Text_20_body"/>
      <text:p text:style-name="P2"><draw:frame draw:style-name="fr2" draw:name="Image181" text:anchor-type="char" svg:width="2in" svg:height="0.361in" draw:z-index="180"><draw:image xlink:href="https://translate.googleusercontent.com/image_138.png" xlink:type="simple" xlink:show="embed" xlink:actuate="onLoad"/></draw:frame><draw:frame draw:style-name="fr3" draw:name="Image180" text:anchor-type="char" svg:width="3.9028in" svg:height="0.361in" draw:z-index="179"><draw:image xlink:href="https://translate.googleusercontent.com/image_137.png" xlink:type="simple" xlink:show="embed" xlink:actuate="onLoad"/></draw:frame><draw:frame draw:style-name="fr4" draw:name="Image179" text:anchor-type="char" svg:width="7.9445in" svg:height="0.0161in" draw:z-index="178"><draw:image xlink:href="https://translate.googleusercontent.com/image_1.png" xlink:type="simple" xlink:show="embed" xlink:actuate="onLoad"/></draw:frame></text:p>
      <text:p text:style-name="P11"/>
      <text:p text:style-name="P51"><text:span text:style-name="T7">Il n'est pas surprenant qu'ils soient</text:span><text:span text:style-name="T33">souvent,</text:span><text:span text:style-name="T7">sinon toujours, mieux glosés en utilisant l'une desstratégiesstandard</text:span><text:span text:style-name="T33">disponibles</text:span><text:span text:style-name="T7">enanglaispourcoderlesprédicatssecondaires.</text:span><text:span text:style-name="T33">Il</text:span><text:span text:style-name="T7">s'agit notamment de l'option non marquée, ainsi que des options marquées</text:span><text:span text:style-name="T40">comme</text:span><text:span text:style-name="T7">,</text:span><text:span text:style-name="T40">pour</text:span><text:span text:style-name="T7">et</text:span><text:span text:style-name="T40">à</text:span><text:span text:style-name="T34">être</text:span><text:span text:style-name="T33">.</text:span><text:span text:style-name="T93">11</text:span></text:p>
      <text:p text:style-name="P104"><text:span text:style-name="T7">Bien quejesuisproposetroisdistinctssémantiquestypesdesecondaireprédicat,</text:span><text:span text:style-name="T36">tous les</text:span><text:span text:style-name="T7">troistypespartagentlesmêmessyntaxiquesstructuresproposées</text:span><text:span text:style-name="T36">par</text:span><text:span text:style-name="T7">Bowers.Prédicats orientée vers lesujet, comme la PrP</text:span><text:span text:style-name="T92">2</text:span><text:span text:style-name="T7">dans l'exemple (12), jouxtent l'intérieur dela principale prédicat PrP</text:span><text:span text:style-name="T92">1</text:span><text:span text:style-name="T7">, oùilaaccèsàl'objet.</text:span><text:span text:style-name="T33">Bowers</text:span><text:span text:style-name="T7">suggèrequelapositiondusujetdePrP</text:span><text:span text:style-name="T92">2</text:span><text:span text:style-name="T7">est contrôlée</text:span><text:span text:style-name="T36">par</text:span><text:span text:style-name="T7">PRO.</text:span></text:p>
      <text:p text:style-name="P200"><text:span text:style-name="T9">(12)SPorienté sujet:</text:span></text:p>
      <text:p text:style-name="P214"><text:span text:style-name="T9">PrP</text:span><text:span text:style-name="T92">1</text:span></text:p>
      <text:p text:style-name="P6"/>
      <text:p text:style-name="P2"><draw:frame draw:style-name="fr7" draw:name="Image182" text:anchor-type="char" svg:width="0.222in" svg:height="0.361in" draw:z-index="181"><draw:image xlink:href="https://translate.googleusercontent.com/image_139.png" xlink:type="simple" xlink:show="embed" xlink:actuate="onLoad"/></draw:frame></text:p>
      <text:p text:style-name="Text_20_body"/>
      <text:p text:style-name="P2"><draw:frame draw:style-name="fr2" draw:name="Image185" text:anchor-type="char" svg:width="2in" svg:height="0.361in" draw:z-index="184"><draw:image xlink:href="https://translate.googleusercontent.com/image_141.png" xlink:type="simple" xlink:show="embed" xlink:actuate="onLoad"/></draw:frame><draw:frame draw:style-name="fr3" draw:name="Image184" text:anchor-type="char" svg:width="3.9028in" svg:height="0.361in" draw:z-index="183"><draw:image xlink:href="https://translate.googleusercontent.com/image_140.png" xlink:type="simple" xlink:show="embed" xlink:actuate="onLoad"/></draw:frame><draw:frame draw:style-name="fr4" draw:name="Image183" text:anchor-type="char" svg:width="7.9445in" svg:height="0.0161in" draw:z-index="182"><draw:image xlink:href="https://translate.googleusercontent.com/image_1.png" xlink:type="simple" xlink:show="embed" xlink:actuate="onLoad"/></draw:frame></text:p>
      <text:p text:style-name="P215"><draw:frame draw:style-name="fr9" draw:name="Image187" text:anchor-type="char" svg:width="0.0161in" svg:height="0.278in" draw:z-index="186"><draw:image xlink:href="https://translate.googleusercontent.com/image_143.png" xlink:type="simple" xlink:show="embed" xlink:actuate="onLoad"/></draw:frame><draw:frame draw:style-name="fr10" draw:name="Image186" text:anchor-type="char" svg:width="2.0693in" svg:height="0.278in" draw:z-index="185"><draw:image xlink:href="https://translate.googleusercontent.com/image_142.png" xlink:type="simple" xlink:show="embed" xlink:actuate="onLoad"/></draw:frame>NP</text:p>
      <text:p text:style-name="P89"><text:soft-page-break/><text:span text:style-name="T9">Sujet</text:span><text:span text:style-name="T244">i</text:span></text:p>
      <text:p text:style-name="P4"/>
      <text:p text:style-name="P216"><draw:frame draw:style-name="fr11" draw:name="Image188" text:anchor-type="char" svg:width="0.861in" svg:height="0.278in" draw:z-index="187"><draw:image xlink:href="https://translate.googleusercontent.com/image_144.png" xlink:type="simple" xlink:show="embed" xlink:actuate="onLoad"/></draw:frame><text:span text:style-name="T9">Pr</text:span><text:span text:style-name="T92">1</text:span></text:p>
      <text:p text:style-name="P217"><text:span text:style-name="T9">Pr</text:span><text:span text:style-name="T92">1</text:span><text:span text:style-name="T12">VP</text:span></text:p>
      <text:p text:style-name="P218"><text:line-break/><text:span text:style-name="T9">Pr</text:span><text:span text:style-name="T92">1</text:span></text:p>
      <text:p text:style-name="P2"/>
      <text:p text:style-name="P13"/>
      <text:p text:style-name="P219"><draw:frame draw:style-name="fr12" draw:name="Image190" text:anchor-type="char" svg:width="1.4028in" svg:height="0.278in" draw:z-index="189"><draw:image xlink:href="https://translate.googleusercontent.com/image_146.png" xlink:type="simple" xlink:show="embed" xlink:actuate="onLoad"/></draw:frame><draw:frame draw:style-name="fr13" draw:name="Image189" text:anchor-type="char" svg:width="1.972in" svg:height="0.278in" draw:z-index="188"><draw:image xlink:href="https://translate.googleusercontent.com/image_145.png" xlink:type="simple" xlink:show="embed" xlink:actuate="onLoad"/></draw:frame>NP</text:p>
      <text:p text:style-name="P17"/>
      <text:p text:style-name="P220"><text:span text:style-name="T9">PrP</text:span><text:span text:style-name="T92">2</text:span></text:p>
      <text:p text:style-name="P4"/>
      <text:p text:style-name="P2"/>
      <text:p text:style-name="P221"><text:span text:style-name="T9">Pr</text:span><text:span text:style-name="T92">2</text:span></text:p>
      <text:p text:style-name="P2"><draw:frame draw:style-name="fr7" draw:name="Image191" text:anchor-type="char" svg:width="0.222in" svg:height="0.361in" draw:z-index="190"><draw:image xlink:href="https://translate.googleusercontent.com/image_147.png" xlink:type="simple" xlink:show="embed" xlink:actuate="onLoad"/></draw:frame></text:p>
      <text:p text:style-name="Text_20_body"/>
      <text:p text:style-name="P2"><draw:frame draw:style-name="fr2" draw:name="Image194" text:anchor-type="char" svg:width="2in" svg:height="0.361in" draw:z-index="193"><draw:image xlink:href="https://translate.googleusercontent.com/image_149.png" xlink:type="simple" xlink:show="embed" xlink:actuate="onLoad"/></draw:frame><draw:frame draw:style-name="fr3" draw:name="Image193" text:anchor-type="char" svg:width="3.9028in" svg:height="0.361in" draw:z-index="192"><draw:image xlink:href="https://translate.googleusercontent.com/image_148.png" xlink:type="simple" xlink:show="embed" xlink:actuate="onLoad"/></draw:frame><draw:frame draw:style-name="fr4" draw:name="Image192" text:anchor-type="char" svg:width="7.9445in" svg:height="0.0161in" draw:z-index="191"><draw:image xlink:href="https://translate.googleusercontent.com/image_1.png" xlink:type="simple" xlink:show="embed" xlink:actuate="onLoad"/></draw:frame></text:p>
      <text:p text:style-name="P14"/>
      <text:p text:style-name="P2"><draw:frame draw:style-name="fr7" draw:name="Image195" text:anchor-type="char" svg:width="0.222in" svg:height="0.361in" draw:z-index="194"><draw:image xlink:href="https://translate.googleusercontent.com/image_150.png" xlink:type="simple" xlink:show="embed" xlink:actuate="onLoad"/></draw:frame></text:p>
      <text:p text:style-name="Text_20_body"/>
      <text:p text:style-name="P2"><draw:frame draw:style-name="fr2" draw:name="Image198" text:anchor-type="char" svg:width="2in" svg:height="0.361in" draw:z-index="197"><draw:image xlink:href="https://translate.googleusercontent.com/image_152.png" xlink:type="simple" xlink:show="embed" xlink:actuate="onLoad"/></draw:frame><draw:frame draw:style-name="fr3" draw:name="Image197" text:anchor-type="char" svg:width="3.9028in" svg:height="0.361in" draw:z-index="196"><draw:image xlink:href="https://translate.googleusercontent.com/image_151.png" xlink:type="simple" xlink:show="embed" xlink:actuate="onLoad"/></draw:frame><draw:frame draw:style-name="fr4" draw:name="Image196" text:anchor-type="char" svg:width="7.9445in" svg:height="0.0161in" draw:z-index="195"><draw:image xlink:href="https://translate.googleusercontent.com/image_1.png" xlink:type="simple" xlink:show="embed" xlink:actuate="onLoad"/></draw:frame></text:p>
      <text:p text:style-name="P22"><draw:frame draw:style-name="fr12" draw:name="Image199" text:anchor-type="char" svg:width="0.0161in" svg:height="0.278in" draw:z-index="198"><draw:image xlink:href="https://translate.googleusercontent.com/image_143.png" xlink:type="simple" xlink:show="embed" xlink:actuate="onLoad"/></draw:frame><text:span text:style-name="T9">PRO</text:span><text:span text:style-name="T244">i</text:span></text:p>
      <text:p text:style-name="P222"><text:line-break/><text:span text:style-name="T9">Pr</text:span><text:span text:style-name="T92">2</text:span><text:span text:style-name="T9">XP</text:span></text:p>
      <text:p text:style-name="P223"><draw:frame draw:style-name="fr14" draw:name="Image201" text:anchor-type="char" svg:width="0.0161in" svg:height="0.278in" draw:z-index="200"><draw:image xlink:href="https://translate.googleusercontent.com/image_154.png" xlink:type="simple" xlink:show="embed" xlink:actuate="onLoad"/></draw:frame><draw:frame draw:style-name="fr15" draw:name="Image200" text:anchor-type="char" svg:width="0.861in" svg:height="0.278in" draw:z-index="199"><draw:image xlink:href="https://translate.googleusercontent.com/image_153.png" xlink:type="simple" xlink:show="embed" xlink:actuate="onLoad"/></draw:frame>SP orienté sujet</text:p>
      <text:p text:style-name="P2"><draw:frame draw:style-name="fr7" draw:name="Image202" text:anchor-type="char" svg:width="0.222in" svg:height="0.361in" draw:z-index="201"><draw:image xlink:href="https://translate.googleusercontent.com/image_155.png" xlink:type="simple" xlink:show="embed" xlink:actuate="onLoad"/></draw:frame></text:p>
      <text:p text:style-name="Text_20_body"/>
      <text:p text:style-name="P2"><draw:frame draw:style-name="fr2" draw:name="Image205" text:anchor-type="char" svg:width="2in" svg:height="0.361in" draw:z-index="204"><draw:image xlink:href="https://translate.googleusercontent.com/image_157.png" xlink:type="simple" xlink:show="embed" xlink:actuate="onLoad"/></draw:frame><draw:frame draw:style-name="fr3" draw:name="Image204" text:anchor-type="char" svg:width="3.9028in" svg:height="0.361in" draw:z-index="203"><draw:image xlink:href="https://translate.googleusercontent.com/image_156.png" xlink:type="simple" xlink:show="embed" xlink:actuate="onLoad"/></draw:frame><draw:frame draw:style-name="fr4" draw:name="Image203" text:anchor-type="char" svg:width="7.9445in" svg:height="0.0161in" draw:z-index="202"><draw:image xlink:href="https://translate.googleusercontent.com/image_1.png" xlink:type="simple" xlink:show="embed" xlink:actuate="onLoad"/></draw:frame></text:p>
      <text:p text:style-name="P183">Les prédicats secondaires orientés objet sont fusionnés comme complément de V, comme dans l'exemple (13).</text:p>
      <text:p text:style-name="P201"><text:span text:style-name="T9">(13)SPorienté objet:</text:span></text:p>
      <text:p text:style-name="P224"><text:span text:style-name="T9">PrP</text:span><text:span text:style-name="T92">1</text:span></text:p>
      <text:p text:style-name="P6"><text:soft-page-break/></text:p>
      <text:p text:style-name="P2"><draw:frame draw:style-name="fr7" draw:name="Image206" text:anchor-type="char" svg:width="0.222in" svg:height="0.361in" draw:z-index="205"><draw:image xlink:href="https://translate.googleusercontent.com/image_158.png" xlink:type="simple" xlink:show="embed" xlink:actuate="onLoad"/></draw:frame></text:p>
      <text:p text:style-name="Text_20_body"/>
      <text:p text:style-name="P2"><draw:frame draw:style-name="fr2" draw:name="Image209" text:anchor-type="char" svg:width="2in" svg:height="0.361in" draw:z-index="208"><draw:image xlink:href="https://translate.googleusercontent.com/image_160.png" xlink:type="simple" xlink:show="embed" xlink:actuate="onLoad"/></draw:frame><draw:frame draw:style-name="fr3" draw:name="Image208" text:anchor-type="char" svg:width="3.9028in" svg:height="0.361in" draw:z-index="207"><draw:image xlink:href="https://translate.googleusercontent.com/image_159.png" xlink:type="simple" xlink:show="embed" xlink:actuate="onLoad"/></draw:frame><draw:frame draw:style-name="fr4" draw:name="Image207" text:anchor-type="char" svg:width="7.9445in" svg:height="0.0161in" draw:z-index="206"><draw:image xlink:href="https://translate.googleusercontent.com/image_1.png" xlink:type="simple" xlink:show="embed" xlink:actuate="onLoad"/></draw:frame></text:p>
      <text:p text:style-name="P225"><draw:frame draw:style-name="fr16" draw:name="Image211" text:anchor-type="char" svg:width="0.0161in" svg:height="0.278in" draw:z-index="210"><draw:image xlink:href="https://translate.googleusercontent.com/image_143.png" xlink:type="simple" xlink:show="embed" xlink:actuate="onLoad"/></draw:frame><draw:frame draw:style-name="fr17" draw:name="Image210" text:anchor-type="char" svg:width="1.4862in" svg:height="0.278in" draw:z-index="209"><draw:image xlink:href="https://translate.googleusercontent.com/image_161.png" xlink:type="simple" xlink:show="embed" xlink:actuate="onLoad"/></draw:frame>NP</text:p>
      <text:p text:style-name="P90">Matière</text:p>
      <text:p text:style-name="P226"><text:line-break/><text:span text:style-name="T9">Pr</text:span><text:span text:style-name="T92">1</text:span></text:p>
      <text:p text:style-name="P227"><draw:frame draw:style-name="fr18" draw:name="Image213" text:anchor-type="char" svg:width="0.861in" svg:height="0.278in" draw:z-index="212"><draw:image xlink:href="https://translate.googleusercontent.com/image_163.png" xlink:type="simple" xlink:show="embed" xlink:actuate="onLoad"/></draw:frame><draw:frame draw:style-name="fr19" draw:name="Image212" text:anchor-type="char" svg:width="0.861in" svg:height="0.278in" draw:z-index="211"><draw:image xlink:href="https://translate.googleusercontent.com/image_162.png" xlink:type="simple" xlink:show="embed" xlink:actuate="onLoad"/></draw:frame><text:span text:style-name="T9">Pr</text:span><text:span text:style-name="T92">1</text:span><text:span text:style-name="T9">VP</text:span></text:p>
      <text:p text:style-name="P228"><draw:frame draw:style-name="fr20" draw:name="Image214" text:anchor-type="char" svg:width="1.4445in" svg:height="0.278in" draw:z-index="213"><draw:image xlink:href="https://translate.googleusercontent.com/image_164.png" xlink:type="simple" xlink:show="embed" xlink:actuate="onLoad"/></draw:frame><text:span text:style-name="T7">VPrP</text:span><text:span text:style-name="T92">2</text:span><text:span text:style-name="T7">NP</text:span></text:p>
      <text:p text:style-name="P4"/>
      <text:p text:style-name="P2"/>
      <text:p text:style-name="P2"/>
      <text:p text:style-name="P8"/>
      <text:p text:style-name="P229"><text:span text:style-name="T9">Pr</text:span><text:span text:style-name="T92">2</text:span></text:p>
      <text:p text:style-name="P2"><draw:frame draw:style-name="fr7" draw:name="Image215" text:anchor-type="char" svg:width="0.222in" svg:height="0.361in" draw:z-index="214"><draw:image xlink:href="https://translate.googleusercontent.com/image_165.png" xlink:type="simple" xlink:show="embed" xlink:actuate="onLoad"/></draw:frame></text:p>
      <text:p text:style-name="Text_20_body"/>
      <text:p text:style-name="P2"><draw:frame draw:style-name="fr2" draw:name="Image218" text:anchor-type="char" svg:width="2in" svg:height="0.361in" draw:z-index="217"><draw:image xlink:href="https://translate.googleusercontent.com/image_167.png" xlink:type="simple" xlink:show="embed" xlink:actuate="onLoad"/></draw:frame><draw:frame draw:style-name="fr3" draw:name="Image217" text:anchor-type="char" svg:width="3.9028in" svg:height="0.361in" draw:z-index="216"><draw:image xlink:href="https://translate.googleusercontent.com/image_166.png" xlink:type="simple" xlink:show="embed" xlink:actuate="onLoad"/></draw:frame><draw:frame draw:style-name="fr4" draw:name="Image216" text:anchor-type="char" svg:width="7.9445in" svg:height="0.0161in" draw:z-index="215"><draw:image xlink:href="https://translate.googleusercontent.com/image_1.png" xlink:type="simple" xlink:show="embed" xlink:actuate="onLoad"/></draw:frame></text:p>
      <text:p text:style-name="P230"><draw:frame draw:style-name="fr21" draw:name="Image219" text:anchor-type="char" svg:width="0.0161in" svg:height="0.278in" draw:z-index="218"><draw:image xlink:href="https://translate.googleusercontent.com/image_154.png" xlink:type="simple" xlink:show="embed" xlink:actuate="onLoad"/></draw:frame>Objet</text:p>
      <text:p text:style-name="P2"/>
      <text:p text:style-name="P23"><draw:frame draw:style-name="fr5" draw:name="Image220" text:anchor-type="as-char" svg:width="3.1945in" svg:height="0.0161in" draw:z-index="219"><draw:image xlink:href="https://translate.googleusercontent.com/image_168.png" xlink:type="simple" xlink:show="embed" xlink:actuate="onLoad"/></draw:frame></text:p>
      <text:p text:style-name="P212"><text:span text:style-name="T64">11.D'hoedt et Cuyckens 2017,</text:span><text:span text:style-name="T67">16-17.</text:span></text:p>
      <text:p text:style-name="P100"><text:line-break/><text:span text:style-name="T9">Pr</text:span><text:span text:style-name="T92">2</text:span><text:span text:style-name="T9">XP</text:span></text:p>
      <text:p text:style-name="P231"><draw:frame draw:style-name="fr22" draw:name="Image222" text:anchor-type="char" svg:width="0.0161in" svg:height="0.278in" draw:z-index="221"><draw:image xlink:href="https://translate.googleusercontent.com/image_154.png" xlink:type="simple" xlink:show="embed" xlink:actuate="onLoad"/></draw:frame><draw:frame draw:style-name="fr23" draw:name="Image221" text:anchor-type="char" svg:width="0.861in" svg:height="0.278in" draw:z-index="220"><draw:image xlink:href="https://translate.googleusercontent.com/image_169.png" xlink:type="simple" xlink:show="embed" xlink:actuate="onLoad"/></draw:frame>SP orienté objet</text:p>
      <text:p text:style-name="P2"><draw:frame draw:style-name="fr7" draw:name="Image223" text:anchor-type="char" svg:width="0.222in" svg:height="0.361in" draw:z-index="222"><draw:image xlink:href="https://translate.googleusercontent.com/image_170.png" xlink:type="simple" xlink:show="embed" xlink:actuate="onLoad"/></draw:frame></text:p>
      <text:p text:style-name="Text_20_body"/>
      <text:p text:style-name="P2"><draw:frame draw:style-name="fr2" draw:name="Image226" text:anchor-type="char" svg:width="2in" svg:height="0.361in" draw:z-index="225"><draw:image xlink:href="https://translate.googleusercontent.com/image_172.png" xlink:type="simple" xlink:show="embed" xlink:actuate="onLoad"/></draw:frame><draw:frame draw:style-name="fr3" draw:name="Image225" text:anchor-type="char" svg:width="3.9028in" svg:height="0.361in" draw:z-index="224"><draw:image xlink:href="https://translate.googleusercontent.com/image_171.png" xlink:type="simple" xlink:show="embed" xlink:actuate="onLoad"/></draw:frame><draw:frame draw:style-name="fr4" draw:name="Image224" text:anchor-type="char" svg:width="7.9445in" svg:height="0.0161in" draw:z-index="223"><draw:image xlink:href="https://translate.googleusercontent.com/image_1.png" xlink:type="simple" xlink:show="embed" xlink:actuate="onLoad"/></draw:frame></text:p>
      <text:p text:style-name="P2"/>
      <text:p text:style-name="P102"><text:span text:style-name="T7">Je crois que certainsverbes</text:span><text:span text:style-name="T33">trivalents</text:span><text:span text:style-name="T7">, tels que</text:span><text:span text:style-name="T40">śîm</text:span><text:span text:style-name="T7">, à peu près «à définir»,</text:span><text:span text:style-name="T33">peuvent</text:span><text:span text:style-name="T7">sélectionner unephrasedeprédicationcommecomplément.Mais d'autresverbestypiquement</text:span><text:span text:style-name="T33">bivalents</text:span><text:span text:style-name="T7">comme</text:span><text:span text:style-name="T40">ʿāśâ</text:span><text:span text:style-name="T7">,signifiant «faire»ou«faire»,peuventégalementse </text:span><text:soft-page-break/><text:span text:style-name="T7">produireaveccettemêmestructure.Celapeut</text:span><text:span text:style-name="T41">être</text:span><text:span text:style-name="T7">expliqué</text:span><text:span text:style-name="T36">si,</text:span><text:span text:style-name="T7">commesoutenu</text:span><text:span text:style-name="T36">par</text:span><text:span text:style-name="T7">Åfarli(2007),languespeuvent</text:span><text:span text:style-name="T36">avoir</text:span><text:span text:style-name="T7">différentessyntaxiquescadresquipermettent laproductivitédelastructure deavec lesnouveauxverbes,silongtempsquecesverbessontsémantiquement compatibles avec la structure.Autrement dit, je suggère que l'hébreu biblique a un</text:span><text:span text:style-name="T33">cadre</text:span><text:span text:style-name="T7">pour au moins les prédicats secondaires orientés objet qui permetaux verbestypiquement</text:span><text:span text:style-name="T38">bivalents</text:span><text:span text:style-name="T7">de se produire comme s'ils étaienttrivalents.</text:span></text:p>
      <text:p text:style-name="P110"><text:span text:style-name="T7">Une dernière note concernant la structure de la phrase de prédication.Une force de cette structure est qu'elle permet un mappage simple de la syntaxe à la sémantique.ChaquetêtePrdansl'arbreestprisepourintroduireunevariable d'</text:span><text:span text:style-name="T33">événement</text:span><text:span text:style-name="T7">danslareprésentationsémantique.</text:span><text:span text:style-name="T92">12</text:span><text:span text:style-name="T7">Ainsi, lesvariables d'</text:span><text:span text:style-name="T33">événement</text:span><text:span text:style-name="T7">e</text:span><text:span text:style-name="T92">1</text:span><text:span text:style-name="T7">et e</text:span><text:span text:style-name="T92">2</text:span><text:span text:style-name="T7">de l'exemple (10a) sont introduites respectivement</text:span><text:span text:style-name="T36">par</text:span><text:span text:style-name="T7">PrP</text:span><text:span text:style-name="T92">1</text:span><text:span text:style-name="T7">et PrP</text:span><text:span text:style-name="T92">2</text:span><text:span text:style-name="T7">dans (12) ou (13).Chaquevariable d'</text:span><text:span text:style-name="T33">événement</text:span><text:span text:style-name="T7">peut</text:span><text:span text:style-name="T41">être</text:span><text:span text:style-name="T7">modifiée</text:span><text:span text:style-name="T36">par</text:span><text:span text:style-name="T7">des modificateurs adjacents dans laphrase deprédication correspondante.</text:span></text:p>
      <text:p text:style-name="P23"/>
      <text:p text:style-name="P40"><text:span text:style-name="T32">6</text:span><text:bookmark text:name="_TOC_250000"/><text:span text:style-name="T32">Conclusion</text:span></text:p>
      <text:p text:style-name="P52"><text:span text:style-name="T7">Enconclusion,permettez-moi derésumerlesprincipauxpointsdecette</text:span><text:span text:style-name="T36">étude.</text:span><text:span text:style-name="T7">En ce quiconcerne lesprédicats secondaires en hébreu biblique ,</text:span><text:span text:style-name="T36">j'ai</text:span><text:span text:style-name="T7">trouvé lesuivant:</text:span></text:p>
      <text:p text:style-name="P232"><text:span text:style-name="T7">1. Tout d'abord,ily atroistypesdesecondaireprédicat, àsavoirdepictives,tives resulta- etpurposives.</text:span></text:p>
      <text:p text:style-name="P234"><text:span text:style-name="T7">2.Deuxièmement, les représentations et les résultatives sont attestées à partir de diverses classes de mots non finis, y compris les noms, les adjectifs, les participes et, peut-être, les phrases prépositionnelles.Les finalités,</text:span><text:span text:style-name="T33">cependant,</text:span><text:span text:style-name="T7">sont strictementnominales.</text:span></text:p>
      <text:p text:style-name="P233"><text:span text:style-name="T7">3.Troisièmement,engénéral,lesprédicatssecondairesnesontjamaisdéterminés</text:span><text:span text:style-name="T36">par</text:span><text:span text:style-name="T7">l'article,mais</text:span><text:span text:style-name="T33">peuvent</text:span><text:span text:style-name="T41">être</text:span><text:span text:style-name="T7">déterminés</text:span><text:span text:style-name="T36">par</text:span><text:span text:style-name="T7">un suffixe de pronom ou</text:span><text:span text:style-name="T36">par</text:span><text:span text:style-name="T7">unnompropre.</text:span></text:p>
      <text:p text:style-name="P235"><text:soft-page-break/><text:span text:style-name="T7">4.</text:span><text:span text:style-name="T33">Quatrièmement,</text:span><text:span text:style-name="T7">lesprédicatssecondaires</text:span><text:span text:style-name="T33">peuvent</text:span><text:span text:style-name="T41">être</text:span><text:span text:style-name="T7">éventuellementmarqués</text:span><text:span text:style-name="T36">par</text:span><text:span text:style-name="T7">lesparticulesproclitiques</text:span><text:span text:style-name="T34">bēth</text:span><text:span text:style-name="T7">ou</text:span><text:span text:style-name="T40">lamed</text:span><text:span text:style-name="T7">;</text:span><text:span text:style-name="T34">bēth</text:span><text:span text:style-name="T7">pour lesdépeintset lesrésultatifset</text:span><text:span text:style-name="T34">lamed</text:span><text:span text:style-name="T7">pour lesbuts et lesrésultatifs.</text:span></text:p>
      <text:p text:style-name="P47"><text:span text:style-name="T7">Je l'</text:span><text:span text:style-name="T36">ai</text:span><text:span text:style-name="T7">suivi</text:span><text:span text:style-name="T33">Bowers</text:span><text:span text:style-name="T7">(1993,2001)enutilisantuneuniqueapprochedeprédication.Danscetteapproche,lesparticulesoptionnelles</text:span><text:span text:style-name="T34">bēth</text:span><text:span text:style-name="T7">et</text:span><text:span text:style-name="T34">lamed</text:span><text:span text:style-name="T7">peuvent</text:span><text:span text:style-name="T41">être</text:span><text:span text:style-name="T7">analyséescomme</text:span><text:span text:style-name="T33">des</text:span><text:span text:style-name="T7">réalisations</text:span><text:span text:style-name="T33">manifestes</text:span><text:span text:style-name="T7">de la tête fonctionnelle Pr.Un autre</text:span><text:span text:style-name="T33">avantage</text:span><text:span text:style-name="T7">de cette approche est qu'ellepermetunmappagesimplede lasyntaxeà lasémantiquedans la mesureoùchaquetêtePrest utilisée pour introduire unevariable d'</text:span><text:span text:style-name="T33">événement</text:span><text:span text:style-name="T7">.</text:span></text:p>
      <text:p text:style-name="P2"/>
      <text:p text:style-name="P18"><draw:frame draw:style-name="fr5" draw:name="Image227" text:anchor-type="as-char" svg:width="3.1945in" svg:height="0.0161in" draw:z-index="235"><draw:image xlink:href="https://translate.googleusercontent.com/image_173.png" xlink:type="simple" xlink:show="embed" xlink:actuate="onLoad"/></draw:frame></text:p>
      <text:p text:style-name="P213"><text:span text:style-name="T64">12.Cf.Cuervo2003.</text:span></text:p>
      <text:p text:style-name="P2"><draw:frame draw:style-name="fr24" draw:name="Image228" text:anchor-type="char" svg:width="0.3335in" svg:height="0.361in" draw:z-index="226"><draw:image xlink:href="https://translate.googleusercontent.com/image_174.png" xlink:type="simple" xlink:show="embed" xlink:actuate="onLoad"/></draw:frame></text:p>
      <text:p text:style-name="Text_20_body"/>
      <text:p text:style-name="P2"><draw:frame draw:style-name="fr2" draw:name="Image231" text:anchor-type="char" svg:width="2in" svg:height="0.361in" draw:z-index="229"><draw:image xlink:href="https://translate.googleusercontent.com/image_176.png" xlink:type="simple" xlink:show="embed" xlink:actuate="onLoad"/></draw:frame><draw:frame draw:style-name="fr3" draw:name="Image230" text:anchor-type="char" svg:width="3.9028in" svg:height="0.361in" draw:z-index="228"><draw:image xlink:href="https://translate.googleusercontent.com/image_175.png" xlink:type="simple" xlink:show="embed" xlink:actuate="onLoad"/></draw:frame><draw:frame draw:style-name="fr4" draw:name="Image229" text:anchor-type="char" svg:width="7.9445in" svg:height="0.0161in" draw:z-index="227"><draw:image xlink:href="https://translate.googleusercontent.com/image_1.png" xlink:type="simple" xlink:show="embed" xlink:actuate="onLoad"/></draw:frame></text:p>
      <text:p text:style-name="P32">Références</text:p>
      <text:p text:style-name="P236"><text:span text:style-name="T7">Adger, David et Gillian Ramchand.2003. «Prédication et</text:span><text:span text:style-name="T36">équation».</text:span><text:span text:style-name="T40">Enquêtelinguistique</text:span><text:span text:style-name="T7">34 (3):325–359.</text:span></text:p>
      <text:p text:style-name="P241"><text:span text:style-name="T7">Åfarli,</text:span><text:span text:style-name="T8">Tor</text:span><text:span text:style-name="T7">A. 2007. «Les</text:span><text:span text:style-name="T36">verbes ont-ils une</text:span><text:span text:style-name="T7">structure d'argument?»Dans</text:span><text:span text:style-name="T34">Argument</text:span><text:span text:style-name="T40">Structure,</text:span><text:span text:style-name="T7">édité</text:span><text:span text:style-name="T36">par</text:span><text:span text:style-name="T7">Eric Reuland,</text:span><text:span text:style-name="T38">Tanmoy</text:span><text:span text:style-name="T7">Bhattacharya et Giorgos Spathas, 1–16.Amsterdam: JohnBenjamins.</text:span></text:p>
      <text:p text:style-name="P242"><text:span text:style-name="T7">Boulet,JacquesE.J.2018.«TheBiblicalHebrew</text:span><text:span text:style-name="T40">BēthEssentiae</text:span><text:span text:style-name="T7">:Predicate</text:span><text:span text:style-name="T38">Marker».</text:span><text:span text:style-name="T7">Document présenté au HH Bingham Colloquium in New</text:span><text:span text:style-name="T33">Testament</text:span><text:span text:style-name="T7">Studies.Hamilton, ON, le15juin.</text:span></text:p>
      <text:p text:style-name="P33"><text:span text:style-name="T9">Bowers,John.1993.«Lasyntaxede la</text:span><text:span text:style-name="T29">prédication».</text:span><text:span text:style-name="T11">Enquêtelinguistique</text:span><text:span text:style-name="T9">24(3):591–656.</text:span></text:p>
      <text:p text:style-name="P245"><draw:frame draw:style-name="fr25" draw:name="Image232" text:anchor-type="char" svg:width="0.6807in" svg:height="0.0161in" draw:z-index="230"><draw:image xlink:href="https://translate.googleusercontent.com/image_177.png" xlink:type="simple" xlink:show="embed" xlink:actuate="onLoad"/></draw:frame><text:span text:style-name="T9">.2001.</text:span><text:span text:style-name="T29">«Predication».</text:span><text:span text:style-name="T9">Dans</text:span><text:span text:style-name="T11">le</text:span><text:span text:style-name="T30">Handbook</text:span><text:span text:style-name="T11">of Contemporary SyntacticTheory,</text:span></text:p>
      <text:p text:style-name="P246">édité par Mark Baltin et Chris Collins, 299–333.Malden: Blackwell.</text:p>
      <text:p text:style-name="P243"><text:span text:style-name="T7">Brown,</text:span><text:span text:style-name="T33">Francis,</text:span><text:span text:style-name="T7">Driver SR et Charles A. Briggs.1906.</text:span><text:span text:style-name="T37">Lexique</text:span><text:span text:style-name="T40">hébreu et anglaisdel'AncienTestamentavecune</text:span><text:span text:style-name="T34">annexe</text:span><text:span text:style-name="T40">contenantl'</text:span><text:span text:style-name="T39">araméen</text:span><text:span text:style-name="T40">biblique</text:span><text:span text:style-name="T39">.</text:span><text:span text:style-name="T7">Oxford: The ClarendonPress.</text:span></text:p>
      <text:p text:style-name="P237"><text:soft-page-break/><text:span text:style-name="T7">Chung, Sandra et James McCloskey.1987. «Gouvernement, barrières et petites clauses en irlandais moderne».</text:span><text:span text:style-name="T40">Enquête linguistique</text:span><text:span text:style-name="T7">18: 173-237.</text:span></text:p>
      <text:p text:style-name="P34">Cuervo, María Cristina.2003. «Datives at Large».Doctorat, MIT.</text:p>
      <text:p text:style-name="P238"><text:span text:style-name="T7">D'hoedt,</text:span><text:span text:style-name="T36">Frauke</text:span><text:span text:style-name="T7">etHubertCuyckens.2017.«TheDevelopmentoftheas-Secondary Predicate Construction: Constructionalization and</text:span><text:span text:style-name="T33">Internalisation».</text:span><text:span text:style-name="T40">Sciences du</text:span><text:span text:style-name="T37">langage</text:span><text:span text:style-name="T7">59: 16–35.</text:span></text:p>
      <text:p text:style-name="P239"><text:span text:style-name="T7">Gardiner, Alan.1957.</text:span><text:span text:style-name="T40">Grammaire égyptienne: introduction à l'étude deshiéroglyphes.</text:span><text:span text:style-name="T7">3e éd.Oxford: Griffith Institute, Ashmolean Museum.</text:span></text:p>
      <text:p text:style-name="P244"><text:span text:style-name="T7">Gordon, Cyrus H. 1981. «« Dans »la prédication ou l'équivalence.»</text:span><text:span text:style-name="T40">Journal of BiblicalLiterature</text:span><text:span text:style-name="T7">100 (4): 612–613.</text:span></text:p>
      <text:p text:style-name="P241"><text:span text:style-name="T7">Jenni, Ernst.1997. «Philologische und linguistische Probleme bei den hebräischen Präpositionen».In</text:span><text:span text:style-name="T40">Studien zur Sprachwelt,</text:span><text:span text:style-name="T7">édité par Beat Huwyler et Klaus Seybold, 174–188.Stuttgart: W. Kohlhammer.</text:span></text:p>
      <text:p text:style-name="P33"><text:span text:style-name="T9">Joüon, Paul.1923. «Une série de Beth essentiae méconnus».</text:span><text:span text:style-name="T11">Biblica</text:span><text:span text:style-name="T9">4 (3): 318–320.</text:span></text:p>
      <text:p text:style-name="P247"><draw:frame draw:style-name="fr25" draw:name="Image233" text:anchor-type="char" svg:width="0.6807in" svg:height="0.0161in" draw:z-index="231"><draw:image xlink:href="https://translate.googleusercontent.com/image_177.png" xlink:type="simple" xlink:show="embed" xlink:actuate="onLoad"/></draw:frame><text:span text:style-name="T7">.1947.</text:span><text:span text:style-name="T34">Grammaire</text:span><text:span text:style-name="T40">del'hébreubiblique.</text:span><text:span text:style-name="T7">2eéd.Rome:InstitutBibliquePon- tical.</text:span></text:p>
      <text:p text:style-name="P239"><text:span text:style-name="T7">Manross, Lawrence N. 1954. «Bêth</text:span><text:span text:style-name="T36">Essentiae».</text:span><text:span text:style-name="T40">Journal of Biblical</text:span><text:span text:style-name="T34">Literature</text:span><text:span text:style-name="T7">73(4): 238–239.</text:span></text:p>
      <text:p text:style-name="P2"><draw:frame draw:style-name="fr24" draw:name="Image234" text:anchor-type="char" svg:width="0.3335in" svg:height="0.361in" draw:z-index="232"><draw:image xlink:href="https://translate.googleusercontent.com/image_178.png" xlink:type="simple" xlink:show="embed" xlink:actuate="onLoad"/></draw:frame></text:p>
      <text:p text:style-name="Text_20_body"/>
      <text:p text:style-name="P2"><draw:frame draw:style-name="fr2" draw:name="Image237" text:anchor-type="char" svg:width="2in" svg:height="0.361in" draw:z-index="236"><draw:image xlink:href="https://translate.googleusercontent.com/image_180.png" xlink:type="simple" xlink:show="embed" xlink:actuate="onLoad"/></draw:frame><draw:frame draw:style-name="fr3" draw:name="Image236" text:anchor-type="char" svg:width="3.9028in" svg:height="0.361in" draw:z-index="234"><draw:image xlink:href="https://translate.googleusercontent.com/image_179.png" xlink:type="simple" xlink:show="embed" xlink:actuate="onLoad"/></draw:frame><draw:frame draw:style-name="fr4" draw:name="Image235" text:anchor-type="char" svg:width="7.9445in" svg:height="0.0161in" draw:z-index="233"><draw:image xlink:href="https://translate.googleusercontent.com/image_1.png" xlink:type="simple" xlink:show="embed" xlink:actuate="onLoad"/></draw:frame></text:p>
      <text:p text:style-name="P2"/>
      <text:p text:style-name="P240"><text:span text:style-name="T7">Rothstein, Susan.2011. «</text:span><text:span text:style-name="T33">Prédicats</text:span><text:span text:style-name="T7">secondaires</text:span><text:span text:style-name="T33">».</text:span><text:span text:style-name="T7">In</text:span><text:span text:style-name="T40">Semantics:</text:span><text:span text:style-name="T47">An</text:span><text:span text:style-name="T40">International</text:span><text:span text:style-name="T34">Handbook</text:span><text:span text:style-name="T40">ofNaturalLanguageSignification,</text:span><text:span text:style-name="T7">édité</text:span><text:span text:style-name="T36">par</text:span><text:span text:style-name="T7">Klaus</text:span><text:span text:style-name="T33">von</text:span><text:span text:style-name="T7">Heusinger,Claudia Maienborn et Paul Portner, 2: 1442–1262.Berlin: De GruyterMouton.</text:span></text:p>
      <text:p text:style-name="P237"><text:span text:style-name="T7">Schultze-Berndt, Eva et Nikolaus P. Himmelmann.2004. «Prédicats secondaires dépictifs dans une perspective crosslinguistique».</text:span><text:span text:style-name="T40">Typologie linguistique</text:span><text:span text:style-name="T7">8: 59–131.</text:span></text:p>
      <text:p text:style-name="P2"><draw:frame draw:style-name="fr24" draw:name="Image238" text:anchor-type="char" svg:width="0.3335in" svg:height="0.361in" draw:z-index="237"><draw:image xlink:href="https://translate.googleusercontent.com/image_181.png" xlink:type="simple" xlink:show="embed" xlink:actuate="onLoad"/></draw:fram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BEL Unicode" svg:font-family="'BABEL Unicode'"/>
    <style:font-face style:name="Georgia" svg:font-family="Georgia"/>
    <style:font-face style:name="LM Roman 10" svg:font-family="'LM Roman 10'"/>
    <style:font-face style:name="LM Roman 12" svg:font-family="'LM Roman 12'"/>
    <style:font-face style:name="LM Roman 17" svg:font-family="'LM Roman 17'"/>
    <style:font-face style:name="LM Roman 8" svg:font-family="'LM Roman 8'"/>
    <style:font-face style:name="LM Roman Caps 10" svg:font-family="'LM Roman Caps 10'"/>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Secondary Predicates in Biblical Hebrew</dc:title>
    <dc:description/>
    <dc:subject/>
    <meta:keyword/>
    <meta:initial-creator/>
    <dc:creator>Žāle Mottahedin</dc:creator>
    <meta:creation-date>2020-05-21T18:02:28Z</meta:creation-date>
    <dc:date>2020-05-21T21:18:07.902545146</dc:date>
    <meta:editing-duration>PT2M58S</meta:editing-duration>
    <meta:editing-cycles>2</meta:editing-cycles>
    <meta:document-statistic meta:table-count="0" meta:image-count="238" meta:object-count="0" meta:page-count="24" meta:paragraph-count="276" meta:word-count="2046" meta:character-count="21862" meta:non-whitespace-character-count="20034"/>
  </office:meta>
</office:document-meta>
</file>